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erif" svg:font-family="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4.399cm" style:rel-width="90%" fo:margin-left="0cm" fo:margin-top="0cm" fo:margin-bottom="0cm" table:align="left" style:writing-mode="lr-tb"/>
    </style:style>
    <style:style style:name="Table1.A" style:family="table-column">
      <style:table-column-properties style:column-width="5.939cm" style:rel-column-width="3367*"/>
    </style:style>
    <style:style style:name="Table1.B" style:family="table-column">
      <style:table-column-properties style:column-width="4.274cm" style:rel-column-width="2423*"/>
    </style:style>
    <style:style style:name="Table1.C" style:family="table-column">
      <style:table-column-properties style:column-width="2.09cm" style:rel-column-width="1185*"/>
    </style:style>
    <style:style style:name="Table1.D" style:family="table-column">
      <style:table-column-properties style:column-width="2.096cm" style:rel-column-width="1188*"/>
    </style:style>
    <style:style style:name="Table1.1" style:family="table-row">
      <style:table-row-properties fo:keep-together="auto"/>
    </style:style>
    <style:style style:name="Table1.A1" style:family="table-cell">
      <style:table-cell-properties style:vertical-align="middle" fo:background-color="#d9d9d9" fo:padding-left="0.199cm" fo:padding-right="0.191cm" fo:padding-top="0.101cm" fo:padding-bottom="0.101cm"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199cm" fo:padding-right="0.191cm" fo:padding-top="0.101cm" fo:padding-bottom="0.101cm" fo:border="0.5pt solid #999999">
        <style:background-image/>
      </style:table-cell-properties>
    </style:style>
    <style:style style:name="Table1.C2" style:family="table-cell">
      <style:table-cell-properties style:vertical-align="middle" fo:background-color="#d9d9d9" fo:padding-left="0.199cm" fo:padding-right="0.191cm" fo:padding-top="0.101cm" fo:padding-bottom="0.101cm"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199cm" fo:padding-right="0.191cm" fo:padding-top="0.101cm" fo:padding-bottom="0.101cm" fo:border-left="0.5pt solid #999999" fo:border-right="0.5pt solid #999999" fo:border-top="none" fo:border-bottom="0.5pt solid #999999">
        <style:background-image/>
      </style:table-cell-properties>
    </style:style>
    <style:style style:name="Table1.3" style:family="table-row">
      <style:table-row-properties style:min-row-height="0.623cm" fo:keep-together="auto"/>
    </style:style>
    <style:style style:name="Table1.A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3" style:family="table-cell">
      <style:table-cell-properties style:vertical-align="middle" fo:padding-left="0.199cm" fo:padding-right="0.191cm" fo:padding-top="0.101cm" fo:padding-bottom="0.101cm" fo:border="0.5pt solid #999999"/>
    </style:style>
    <style:style style:name="Table1.C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3" style:family="table-cell">
      <style:table-cell-properties style:vertical-align="middle" fo:padding-left="0.199cm" fo:padding-right="0.191cm" fo:padding-top="0.101cm" fo:padding-bottom="0.101cm" fo:border="0.5pt solid #999999"/>
    </style:style>
    <style:style style:name="Table1.4" style:family="table-row">
      <style:table-row-properties style:min-row-height="0.508cm" fo:keep-together="auto"/>
    </style:style>
    <style:style style:name="Table1.A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4" style:family="table-cell">
      <style:table-cell-properties style:vertical-align="middle" fo:padding-left="0.199cm" fo:padding-right="0.191cm" fo:padding-top="0.101cm" fo:padding-bottom="0.101cm" fo:border="0.5pt solid #999999"/>
    </style:style>
    <style:style style:name="Table1.C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4" style:family="table-cell">
      <style:table-cell-properties style:vertical-align="middle" fo:padding-left="0.199cm" fo:padding-right="0.191cm" fo:padding-top="0.101cm" fo:padding-bottom="0.101cm" fo:border="0.5pt solid #999999"/>
    </style:style>
    <style:style style:name="Table1.A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6" style:family="table-row">
      <style:table-row-properties style:min-row-height="1.138cm" fo:keep-together="auto"/>
    </style:style>
    <style:style style:name="Table1.A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6" style:family="table-cell">
      <style:table-cell-properties style:vertical-align="middle" fo:padding-left="0.199cm" fo:padding-right="0.191cm" fo:padding-top="0.101cm" fo:padding-bottom="0.101cm" fo:border="0.5pt solid #999999"/>
    </style:style>
    <style:style style:name="Table1.C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6" style:family="table-cell">
      <style:table-cell-properties style:vertical-align="middle" fo:padding-left="0.199cm" fo:padding-right="0.191cm" fo:padding-top="0.101cm" fo:padding-bottom="0.101cm" fo:border="0.5pt solid #999999"/>
    </style:style>
    <style:style style:name="Table1.7" style:family="table-row">
      <style:table-row-properties style:min-row-height="0.57cm" fo:keep-together="auto"/>
    </style:style>
    <style:style style:name="Table1.A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0" style:family="table-cell">
      <style:table-cell-properties style:vertical-align="middle" fo:padding-left="0.199cm" fo:padding-right="0.191cm" fo:padding-top="0.101cm" fo:padding-bottom="0.101cm" fo:border="0.5pt solid #999999"/>
    </style:style>
    <style:style style:name="Table1.C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0" style:family="table-cell">
      <style:table-cell-properties style:vertical-align="middle" fo:padding-left="0.199cm" fo:padding-right="0.191cm" fo:padding-top="0.101cm" fo:padding-bottom="0.101cm" fo:border="0.5pt solid #999999"/>
    </style:style>
    <style:style style:name="Table1.A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1" style:family="table-cell">
      <style:table-cell-properties style:vertical-align="middle" fo:padding-left="0.199cm" fo:padding-right="0.191cm" fo:padding-top="0.101cm" fo:padding-bottom="0.101cm" fo:border="0.5pt solid #999999"/>
    </style:style>
    <style:style style:name="Table1.C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1" style:family="table-cell">
      <style:table-cell-properties style:vertical-align="middle" fo:padding-left="0.199cm" fo:padding-right="0.191cm" fo:padding-top="0.101cm" fo:padding-bottom="0.101cm" fo:border="0.5pt solid #999999"/>
    </style:style>
    <style:style style:name="Table1.A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P1" style:family="paragraph" style:parent-style-name="Header">
      <style:paragraph-properties fo:margin-left="0cm" fo:margin-right="0cm" fo:text-indent="0cm" style:auto-text-indent="false"/>
      <style:text-properties fo:language="pt" fo:country="BR"/>
    </style:style>
    <style:style style:name="P2"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0e54b19" officeooo:paragraph-rsid="00e54b19" style:font-size-asian="12pt" style:font-weight-asian="bold" style:font-name-complex="Arial" style:font-size-complex="12pt"/>
    </style:style>
    <style:style style:name="P3"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12449d5" officeooo:paragraph-rsid="012449d5" style:font-size-asian="12pt" style:font-weight-asian="bold" style:font-name-complex="Arial" style:font-size-complex="12pt"/>
    </style:style>
    <style:style style:name="P4"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style:font-size-asian="12pt" style:font-weight-asian="bold" style:font-name-complex="Arial" style:font-size-complex="12pt"/>
    </style:style>
    <style:style style:name="P5" style:family="paragraph" style:parent-style-name="Standard">
      <style:paragraph-properties fo:margin-left="0cm" fo:margin-right="0cm" fo:text-align="end" style:justify-single-word="false" fo:text-indent="0cm" style:auto-text-indent="false"/>
      <style:text-properties style:font-name="Times New Roman" fo:font-size="12pt" fo:language="pt" fo:country="BR" style:font-size-asian="12pt" style:font-size-complex="12pt"/>
    </style:style>
    <style:style style:name="P6" style:family="paragraph" style:parent-style-name="Standard">
      <style:paragraph-properties fo:margin-left="0cm" fo:margin-right="0cm" fo:text-align="justify" style:justify-single-word="false" fo:text-indent="0cm" style:auto-text-indent="false"/>
      <style:text-properties style:font-name="Times New Roman" fo:font-size="12pt" fo:language="pt" fo:country="BR" style:font-size-asian="12pt" style:font-size-complex="12pt"/>
    </style:style>
    <style:style style:name="P7" style:family="paragraph" style:parent-style-name="Standard">
      <style:paragraph-properties fo:margin-left="0cm" fo:margin-right="0cm" fo:text-align="center" style:justify-single-word="false" fo:text-indent="0cm" style:auto-text-indent="false"/>
      <style:text-properties style:font-name="Times New Roman" fo:font-size="12pt" fo:language="pt" fo:country="BR" style:font-size-asian="12pt" style:font-size-complex="12pt"/>
    </style:style>
    <style:style style:name="P8" style:family="paragraph" style:parent-style-name="Footer">
      <style:text-properties fo:language="pt" fo:country="BR"/>
    </style:style>
    <style:style style:name="P9" style:family="paragraph" style:parent-style-name="Text_20_body">
      <style:text-properties fo:language="pt" fo:country="BR" officeooo:paragraph-rsid="04aa08c6"/>
    </style:style>
    <style:style style:name="P10" style:family="paragraph" style:parent-style-name="Text_20_body">
      <style:text-properties officeooo:paragraph-rsid="01e4d73c"/>
    </style:style>
    <style:style style:name="P11" style:family="paragraph" style:parent-style-name="Text_20_body">
      <style:text-properties officeooo:paragraph-rsid="04a88e0e"/>
    </style:style>
    <style:style style:name="P12" style:family="paragraph" style:parent-style-name="Text_20_body">
      <style:text-properties officeooo:paragraph-rsid="04a8b4cb"/>
    </style:style>
    <style:style style:name="P13" style:family="paragraph" style:parent-style-name="Text_20_body">
      <style:text-properties officeooo:rsid="04aa08c6" officeooo:paragraph-rsid="050f7901"/>
    </style:style>
    <style:style style:name="P14" style:family="paragraph" style:parent-style-name="Text_20_body">
      <style:text-properties officeooo:rsid="04aa08c6" officeooo:paragraph-rsid="0517a653"/>
    </style:style>
    <style:style style:name="P15" style:family="paragraph" style:parent-style-name="Text_20_body">
      <style:text-properties officeooo:paragraph-rsid="04e1b8ea"/>
    </style:style>
    <style:style style:name="P16" style:family="paragraph" style:parent-style-name="Text_20_body">
      <style:text-properties officeooo:paragraph-rsid="04e300a4"/>
    </style:style>
    <style:style style:name="P17" style:family="paragraph" style:parent-style-name="Text_20_body">
      <style:text-properties officeooo:paragraph-rsid="0505b6d0"/>
    </style:style>
    <style:style style:name="P18" style:family="paragraph" style:parent-style-name="Text_20_body">
      <style:text-properties officeooo:paragraph-rsid="050d881c"/>
    </style:style>
    <style:style style:name="P19" style:family="paragraph" style:parent-style-name="Text_20_body">
      <style:text-properties officeooo:paragraph-rsid="050f7901"/>
    </style:style>
    <style:style style:name="P20" style:family="paragraph" style:parent-style-name="Text_20_body">
      <style:paragraph-properties fo:text-align="center" style:justify-single-word="false"/>
      <style:text-properties fo:font-weight="bold" style:font-weight-asian="bold" style:font-weight-complex="bold"/>
    </style:style>
    <style:style style:name="P21" style:family="paragraph" style:parent-style-name="Text_20_body">
      <style:text-properties style:font-name="Times New Roman" fo:language="pt" fo:country="BR"/>
    </style:style>
    <style:style style:name="P22" style:family="paragraph" style:parent-style-name="Text_20_body">
      <style:paragraph-properties fo:text-align="justify" style:justify-single-word="false"/>
      <style:text-properties style:font-name="Times New Roman" fo:language="pt" fo:country="BR" fo:font-weight="bold" officeooo:rsid="04d4d4b3" officeooo:paragraph-rsid="04d4d4b3" style:font-weight-asian="bold" style:font-weight-complex="bold"/>
    </style:style>
    <style:style style:name="P23" style:family="paragraph" style:parent-style-name="Text_20_body">
      <style:paragraph-properties fo:text-align="center" style:justify-single-word="false"/>
      <style:text-properties style:font-name="Times New Roman" fo:language="pt" fo:country="BR" fo:font-weight="bold" style:font-weight-asian="bold" style:font-weight-complex="bold"/>
    </style:style>
    <style:style style:name="P24" style:family="paragraph" style:parent-style-name="Text_20_body">
      <style:paragraph-properties fo:text-align="justify" style:justify-single-word="false"/>
      <style:text-properties style:font-name="Times New Roman" fo:language="pt" fo:country="BR" officeooo:rsid="03398894" officeooo:paragraph-rsid="05480530"/>
    </style:style>
    <style:style style:name="P25" style:family="paragraph" style:parent-style-name="Text_20_body">
      <style:text-properties style:font-name="Times New Roman" fo:language="pt" fo:country="BR" officeooo:rsid="057a2b66" officeooo:paragraph-rsid="059c9ae7"/>
    </style:style>
    <style:style style:name="P26" style:family="paragraph" style:parent-style-name="Text_20_body">
      <style:paragraph-properties fo:text-align="start" style:justify-single-word="false"/>
      <style:text-properties style:font-name="Times New Roman" fo:language="pt" fo:country="BR" officeooo:rsid="05e4cd8b" officeooo:paragraph-rsid="05e4cd8b"/>
    </style:style>
    <style:style style:name="P27" style:family="paragraph" style:parent-style-name="Text_20_body">
      <style:text-properties style:font-name="Times New Roman" fo:language="pt" fo:country="BR" officeooo:rsid="04bf8ab6" officeooo:paragraph-rsid="04bf8ab6"/>
    </style:style>
    <style:style style:name="P28" style:family="paragraph" style:parent-style-name="Text_20_body">
      <style:text-properties style:font-name="Times New Roman" fo:language="pt" fo:country="BR" officeooo:rsid="04c0a1db" officeooo:paragraph-rsid="05b5e2e7"/>
    </style:style>
    <style:style style:name="P29" style:family="paragraph" style:parent-style-name="Text_20_body">
      <style:text-properties style:font-name="Times New Roman" fo:language="pt" fo:country="BR" officeooo:rsid="04c0a1db" officeooo:paragraph-rsid="04c0a1db"/>
    </style:style>
    <style:style style:name="P30" style:family="paragraph" style:parent-style-name="Text_20_body">
      <style:text-properties style:font-name="Times New Roman" fo:language="pt" fo:country="BR" officeooo:rsid="04ea2fdb" officeooo:paragraph-rsid="04ed1494"/>
    </style:style>
    <style:style style:name="P31" style:family="paragraph" style:parent-style-name="Text_20_body">
      <style:paragraph-properties fo:text-align="justify" style:justify-single-word="false"/>
      <style:text-properties style:font-name="Times New Roman" fo:language="pt" fo:country="BR" officeooo:rsid="04d4d4b3" officeooo:paragraph-rsid="04d4d4b3"/>
    </style:style>
    <style:style style:name="P32" style:family="paragraph" style:parent-style-name="Text_20_body">
      <style:paragraph-properties fo:text-align="justify" style:justify-single-word="false"/>
      <style:text-properties style:font-name="Times New Roman" fo:language="pt" fo:country="BR" officeooo:rsid="04dd3717" officeooo:paragraph-rsid="05bba217"/>
    </style:style>
    <style:style style:name="P33" style:family="paragraph" style:parent-style-name="Text_20_body">
      <style:paragraph-properties fo:text-align="justify" style:justify-single-word="false"/>
      <style:text-properties style:font-name="Times New Roman" fo:language="pt" fo:country="BR" fo:font-weight="normal" officeooo:rsid="04dd3717" officeooo:paragraph-rsid="05bba217" style:font-weight-asian="normal" style:font-weight-complex="normal"/>
    </style:style>
    <style:style style:name="P34" style:family="paragraph" style:parent-style-name="Text_20_body">
      <style:paragraph-properties fo:text-align="justify" style:justify-single-word="false"/>
      <style:text-properties style:font-name="Times New Roman" fo:language="pt" fo:country="BR" fo:font-weight="normal" officeooo:rsid="0610ea43" officeooo:paragraph-rsid="0610ea43" style:font-weight-asian="normal" style:font-weight-complex="normal"/>
    </style:style>
    <style:style style:name="P35" style:family="paragraph" style:parent-style-name="Text_20_body">
      <style:paragraph-properties fo:text-align="justify" style:justify-single-word="false"/>
      <style:text-properties style:font-name="Times New Roman" fo:language="pt" fo:country="BR" officeooo:rsid="04f1ba3d" officeooo:paragraph-rsid="04f7dbc9"/>
    </style:style>
    <style:style style:name="P36" style:family="paragraph" style:parent-style-name="Text_20_body">
      <style:paragraph-properties fo:text-align="justify" style:justify-single-word="false"/>
      <style:text-properties style:font-name="Times New Roman" fo:language="pt" fo:country="BR" officeooo:rsid="04f1ba3d" officeooo:paragraph-rsid="05480530"/>
    </style:style>
    <style:style style:name="P37" style:family="paragraph" style:parent-style-name="Text_20_body">
      <style:paragraph-properties fo:text-align="justify" style:justify-single-word="false"/>
      <style:text-properties style:font-name="Times New Roman" fo:language="pt" fo:country="BR" officeooo:rsid="04f1ba3d" officeooo:paragraph-rsid="0618dda6"/>
    </style:style>
    <style:style style:name="P38" style:family="paragraph" style:parent-style-name="Text_20_body">
      <style:paragraph-properties fo:text-align="justify" style:justify-single-word="false"/>
      <style:text-properties style:font-name="Times New Roman" fo:language="pt" fo:country="BR" officeooo:rsid="05625143" officeooo:paragraph-rsid="0562660e"/>
    </style:style>
    <style:style style:name="P39" style:family="paragraph" style:parent-style-name="Text_20_body">
      <style:paragraph-properties fo:text-align="justify" style:justify-single-word="false"/>
      <style:text-properties style:font-name="Times New Roman" fo:language="pt" fo:country="BR" officeooo:rsid="053df373" officeooo:paragraph-rsid="053df373"/>
    </style:style>
    <style:style style:name="P40" style:family="paragraph" style:parent-style-name="Text_20_body">
      <style:paragraph-properties fo:text-align="justify" style:justify-single-word="false"/>
      <style:text-properties style:font-name="Times New Roman" fo:language="pt" fo:country="BR" officeooo:rsid="04a88e0e" officeooo:paragraph-rsid="053eeac3"/>
    </style:style>
    <style:style style:name="P41" style:family="paragraph" style:parent-style-name="Text_20_body">
      <style:paragraph-properties fo:text-align="justify" style:justify-single-word="false"/>
      <style:text-properties style:font-name="Times New Roman" fo:language="pt" fo:country="BR" officeooo:rsid="04a88e0e" officeooo:paragraph-rsid="053fcc1f"/>
    </style:style>
    <style:style style:name="P42" style:family="paragraph" style:parent-style-name="Text_20_body">
      <style:paragraph-properties fo:text-align="justify" style:justify-single-word="false"/>
      <style:text-properties style:font-name="Times New Roman" fo:language="pt" fo:country="BR" officeooo:rsid="04a88e0e" officeooo:paragraph-rsid="04c51ad8"/>
    </style:style>
    <style:style style:name="P43" style:family="paragraph" style:parent-style-name="Text_20_body">
      <style:text-properties style:font-name="Times New Roman" fo:language="pt" fo:country="BR" officeooo:rsid="04a88e0e" officeooo:paragraph-rsid="04cd0b18"/>
    </style:style>
    <style:style style:name="P44" style:family="paragraph" style:parent-style-name="Text_20_body">
      <style:text-properties style:font-name="Times New Roman" fo:language="pt" fo:country="BR" officeooo:rsid="04a88e0e" officeooo:paragraph-rsid="04a88e0e"/>
    </style:style>
    <style:style style:name="P45" style:family="paragraph" style:parent-style-name="Text_20_body">
      <style:text-properties style:font-name="Times New Roman" fo:language="pt" fo:country="BR" officeooo:rsid="04a88e0e" officeooo:paragraph-rsid="04b95b7a"/>
    </style:style>
    <style:style style:name="P46" style:family="paragraph" style:parent-style-name="Text_20_body">
      <style:text-properties style:font-name="Times New Roman" fo:language="pt" fo:country="BR" officeooo:rsid="04a88e0e" officeooo:paragraph-rsid="04b656e6"/>
    </style:style>
    <style:style style:name="P47" style:family="paragraph" style:parent-style-name="Text_20_body">
      <style:text-properties style:font-name="Times New Roman" fo:language="pt" fo:country="BR" officeooo:rsid="04a88e0e" officeooo:paragraph-rsid="04f2ace4"/>
    </style:style>
    <style:style style:name="P48" style:family="paragraph" style:parent-style-name="Text_20_body">
      <style:paragraph-properties fo:text-align="justify" style:justify-single-word="false"/>
      <style:text-properties style:font-name="Times New Roman" fo:language="pt" fo:country="BR" officeooo:rsid="053ef570" officeooo:paragraph-rsid="053ef570"/>
    </style:style>
    <style:style style:name="P49" style:family="paragraph" style:parent-style-name="Text_20_body">
      <style:text-properties style:font-name="Times New Roman" fo:language="pt" fo:country="BR" officeooo:rsid="04d4751b" officeooo:paragraph-rsid="04d4751b"/>
    </style:style>
    <style:style style:name="P50" style:family="paragraph" style:parent-style-name="Text_20_body">
      <style:text-properties style:font-name="Times New Roman" fo:language="pt" fo:country="BR" officeooo:rsid="04fe1c01" officeooo:paragraph-rsid="04fe1c01"/>
    </style:style>
    <style:style style:name="P51" style:family="paragraph" style:parent-style-name="Text_20_body">
      <style:paragraph-properties fo:text-align="start" style:justify-single-word="false"/>
      <style:text-properties style:font-name="Times New Roman" fo:language="pt" fo:country="BR" officeooo:rsid="04aa08c6" officeooo:paragraph-rsid="04aa08c6"/>
    </style:style>
    <style:style style:name="P52" style:family="paragraph" style:parent-style-name="Text_20_body">
      <style:paragraph-properties fo:text-align="start" style:justify-single-word="false"/>
      <style:text-properties style:font-name="Times New Roman" fo:language="pt" fo:country="BR" officeooo:rsid="04aa08c6" officeooo:paragraph-rsid="05dc7b7f"/>
    </style:style>
    <style:style style:name="P53" style:family="paragraph" style:parent-style-name="Text_20_body">
      <style:text-properties style:font-name="Times New Roman" fo:language="pt" fo:country="BR" officeooo:rsid="04aa08c6" officeooo:paragraph-rsid="04aa08c6"/>
    </style:style>
    <style:style style:name="P54" style:family="paragraph" style:parent-style-name="Text_20_body">
      <style:text-properties style:font-name="Times New Roman" fo:language="pt" fo:country="BR" officeooo:rsid="04aa08c6" officeooo:paragraph-rsid="05e03d43"/>
    </style:style>
    <style:style style:name="P55" style:family="paragraph" style:parent-style-name="Text_20_body">
      <style:paragraph-properties fo:text-align="start" style:justify-single-word="false"/>
      <style:text-properties style:font-name="Times New Roman" fo:language="pt" fo:country="BR" officeooo:rsid="05b0d5e4" officeooo:paragraph-rsid="05b0d5e4"/>
    </style:style>
    <style:style style:name="P56" style:family="paragraph" style:parent-style-name="Text_20_body">
      <style:text-properties style:font-name="Times New Roman" fo:language="pt" fo:country="BR" officeooo:paragraph-rsid="04aa08c6"/>
    </style:style>
    <style:style style:name="P57" style:family="paragraph" style:parent-style-name="Text_20_body">
      <style:paragraph-properties fo:text-align="start" style:justify-single-word="false"/>
      <style:text-properties style:font-name="Times New Roman" fo:language="pt" fo:country="BR" officeooo:rsid="05e1c317" officeooo:paragraph-rsid="05e1c317"/>
    </style:style>
    <style:style style:name="P58" style:family="paragraph" style:parent-style-name="Text_20_body">
      <style:paragraph-properties fo:text-align="start" style:justify-single-word="false"/>
      <style:text-properties style:font-name="Times New Roman" fo:language="pt" fo:country="BR" officeooo:rsid="05dc7b7f" officeooo:paragraph-rsid="05dc7b7f"/>
    </style:style>
    <style:style style:name="P59" style:family="paragraph" style:parent-style-name="Text_20_body">
      <style:paragraph-properties fo:text-align="start" style:justify-single-word="false"/>
      <style:text-properties style:font-name="Times New Roman" fo:language="pt" fo:country="BR" officeooo:rsid="05df1c84" officeooo:paragraph-rsid="05df1c84"/>
    </style:style>
    <style:style style:name="P60" style:family="paragraph" style:parent-style-name="Text_20_body">
      <style:paragraph-properties fo:text-align="start" style:justify-single-word="false"/>
      <style:text-properties style:font-name="Times New Roman" fo:language="pt" fo:country="BR" officeooo:rsid="05e5cbfc" officeooo:paragraph-rsid="05e5cbfc"/>
    </style:style>
    <style:style style:name="P61" style:family="paragraph" style:parent-style-name="Text_20_body">
      <style:paragraph-properties fo:text-align="start" style:justify-single-word="false"/>
      <style:text-properties style:font-name="Times New Roman" fo:language="pt" fo:country="BR" officeooo:rsid="05e4eb54" officeooo:paragraph-rsid="05e4eb54"/>
    </style:style>
    <style:style style:name="P62" style:family="paragraph" style:parent-style-name="Text_20_body">
      <style:paragraph-properties fo:text-align="start" style:justify-single-word="false"/>
      <style:text-properties style:font-name="Times New Roman" fo:language="pt" fo:country="BR" officeooo:rsid="060065a4" officeooo:paragraph-rsid="060065a4"/>
    </style:style>
    <style:style style:name="P63" style:family="paragraph" style:parent-style-name="Text_20_body">
      <style:paragraph-properties fo:text-align="start" style:justify-single-word="false"/>
      <style:text-properties style:font-name="Times New Roman" fo:language="pt" fo:country="BR" officeooo:rsid="04e6297f" officeooo:paragraph-rsid="05dc7b7f"/>
    </style:style>
    <style:style style:name="P64" style:family="paragraph" style:parent-style-name="Text_20_body">
      <style:paragraph-properties fo:text-align="start" style:justify-single-word="false"/>
      <style:text-properties style:font-name="Times New Roman" fo:language="pt" fo:country="BR" officeooo:rsid="01446b2e"/>
    </style:style>
    <style:style style:name="P65" style:family="paragraph" style:parent-style-name="Text_20_body">
      <style:paragraph-properties fo:text-align="start" style:justify-single-word="false"/>
      <style:text-properties style:font-name="Times New Roman" fo:language="pt" fo:country="BR" officeooo:rsid="01446b2e" officeooo:paragraph-rsid="0402971e"/>
    </style:style>
    <style:style style:name="P66" style:family="paragraph" style:parent-style-name="Text_20_body">
      <style:paragraph-properties fo:text-align="start" style:justify-single-word="false"/>
      <style:text-properties style:font-name="Times New Roman" fo:language="pt" fo:country="BR" officeooo:rsid="01446b2e" officeooo:paragraph-rsid="02be5f8d"/>
    </style:style>
    <style:style style:name="P67" style:family="paragraph" style:parent-style-name="Text_20_body">
      <style:paragraph-properties fo:text-align="center" style:justify-single-word="false"/>
      <style:text-properties style:font-name="Times New Roman" fo:language="pt" fo:country="BR" officeooo:rsid="0124de19" officeooo:paragraph-rsid="0124de19"/>
    </style:style>
    <style:style style:name="P68" style:family="paragraph" style:parent-style-name="Text_20_body">
      <style:paragraph-properties fo:text-align="center" style:justify-single-word="false"/>
      <style:text-properties style:font-name="Times New Roman" fo:language="pt" fo:country="BR" officeooo:rsid="0124de19" officeooo:paragraph-rsid="0402971e"/>
    </style:style>
    <style:style style:name="P69" style:family="paragraph" style:parent-style-name="Text_20_body">
      <style:paragraph-properties fo:text-align="center" style:justify-single-word="false"/>
      <style:text-properties style:font-name="Times New Roman" fo:language="pt" fo:country="BR" officeooo:rsid="0124de19" officeooo:paragraph-rsid="02b772dc"/>
    </style:style>
    <style:style style:name="P70" style:family="paragraph" style:parent-style-name="Text_20_body">
      <style:paragraph-properties fo:text-align="start" style:justify-single-word="false"/>
      <style:text-properties style:font-name="Times New Roman" fo:language="pt" fo:country="BR" officeooo:rsid="02bacc92" officeooo:paragraph-rsid="01047960"/>
    </style:style>
    <style:style style:name="P71" style:family="paragraph" style:parent-style-name="Text_20_body">
      <style:paragraph-properties fo:text-align="center" style:justify-single-word="false"/>
      <style:text-properties style:font-name="Times New Roman" fo:language="pt" fo:country="BR" officeooo:rsid="02bb19f2" officeooo:paragraph-rsid="02bb19f2"/>
    </style:style>
    <style:style style:name="P72" style:family="paragraph" style:parent-style-name="Text_20_body">
      <style:paragraph-properties fo:text-align="start" style:justify-single-word="false"/>
      <style:text-properties style:font-name="Times New Roman" fo:language="pt" fo:country="BR" officeooo:rsid="02be5f8d" officeooo:paragraph-rsid="02be5f8d"/>
    </style:style>
    <style:style style:name="P73" style:family="paragraph" style:parent-style-name="Text_20_body">
      <style:paragraph-properties fo:text-align="start" style:justify-single-word="false"/>
      <style:text-properties style:font-name="Times New Roman" fo:language="pt" fo:country="BR" officeooo:rsid="02be5f8d" officeooo:paragraph-rsid="03f9056f"/>
    </style:style>
    <style:style style:name="P74" style:family="paragraph" style:parent-style-name="Text_20_body">
      <style:paragraph-properties fo:text-align="center" style:justify-single-word="false"/>
      <style:text-properties style:font-name="Times New Roman" fo:language="pt" fo:country="BR" officeooo:rsid="02be5f8d" officeooo:paragraph-rsid="02be5f8d"/>
    </style:style>
    <style:style style:name="P75" style:family="paragraph" style:parent-style-name="Text_20_body">
      <style:paragraph-properties fo:text-align="center" style:justify-single-word="false"/>
      <style:text-properties style:font-name="Times New Roman" fo:language="pt" fo:country="BR" officeooo:rsid="03fa95f4" officeooo:paragraph-rsid="03fa95f4"/>
    </style:style>
    <style:style style:name="P76" style:family="paragraph" style:parent-style-name="Text_20_body">
      <style:paragraph-properties fo:text-align="start" style:justify-single-word="false"/>
      <style:text-properties style:font-name="Times New Roman" fo:language="pt" fo:country="BR"/>
    </style:style>
    <style:style style:name="P77" style:family="paragraph" style:parent-style-name="Text_20_body">
      <style:paragraph-properties fo:text-align="start" style:justify-single-word="false"/>
      <style:text-properties style:font-name="Times New Roman" fo:language="pt" fo:country="BR" officeooo:rsid="0145c5cf" officeooo:paragraph-rsid="0145c5cf"/>
    </style:style>
    <style:style style:name="P78" style:family="paragraph" style:parent-style-name="Text_20_body">
      <style:paragraph-properties fo:text-align="center" style:justify-single-word="false"/>
      <style:text-properties style:font-name="Times New Roman" fo:language="pt" fo:country="BR" officeooo:rsid="0145c5cf" officeooo:paragraph-rsid="0145c5cf"/>
    </style:style>
    <style:style style:name="P79" style:family="paragraph" style:parent-style-name="Text_20_body">
      <style:text-properties style:font-name="Times New Roman" fo:language="pt" fo:country="BR" officeooo:paragraph-rsid="05d7c60b"/>
    </style:style>
    <style:style style:name="P80" style:family="paragraph" style:parent-style-name="Text_20_body">
      <style:text-properties style:font-name="Times New Roman" fo:language="pt" fo:country="BR" officeooo:rsid="05322bbe" officeooo:paragraph-rsid="04aa08c6"/>
    </style:style>
    <style:style style:name="P81" style:family="paragraph" style:parent-style-name="Text_20_body">
      <style:text-properties style:font-name="Times New Roman" fo:language="pt" fo:country="BR" officeooo:paragraph-rsid="050f7901"/>
    </style:style>
    <style:style style:name="P82" style:family="paragraph" style:parent-style-name="Text_20_body">
      <style:text-properties style:font-name="Times New Roman" fo:language="pt" fo:country="BR" officeooo:rsid="0605488c" officeooo:paragraph-rsid="0605488c"/>
    </style:style>
    <style:style style:name="P83" style:family="paragraph" style:parent-style-name="Text_20_body">
      <style:paragraph-properties fo:text-align="justify" style:justify-single-word="false"/>
      <style:text-properties style:font-name="Times New Roman" fo:language="pt" fo:country="BR" officeooo:rsid="019a039c" officeooo:paragraph-rsid="060e2a32"/>
    </style:style>
    <style:style style:name="P84" style:family="paragraph" style:parent-style-name="Text_20_body">
      <style:paragraph-properties fo:text-align="justify" style:justify-single-word="false"/>
      <style:text-properties style:font-name="Times New Roman" fo:language="pt" fo:country="BR" officeooo:rsid="060e2a32" officeooo:paragraph-rsid="060e2a32"/>
    </style:style>
    <style:style style:name="P85" style:family="paragraph" style:parent-style-name="Text_20_body">
      <style:paragraph-properties fo:text-align="justify" style:justify-single-word="false"/>
      <style:text-properties style:font-name="Times New Roman" fo:language="pt" fo:country="BR" officeooo:rsid="0610ea43" officeooo:paragraph-rsid="0610ea43"/>
    </style:style>
    <style:style style:name="P86" style:family="paragraph" style:parent-style-name="Text_20_body">
      <style:paragraph-properties fo:text-align="justify" style:justify-single-word="false"/>
      <style:text-properties style:font-name="Times New Roman" fo:font-size="12pt" fo:language="pt" fo:country="BR" fo:font-weight="normal" style:font-size-asian="12pt" style:font-weight-asian="normal" style:font-size-complex="12pt" style:font-weight-complex="normal"/>
    </style:style>
    <style:style style:name="P87" style:family="paragraph" style:parent-style-name="Text_20_body">
      <style:paragraph-properties fo:text-align="justify" style:justify-single-word="false"/>
      <style:text-properties style:font-name="Times New Roman" fo:font-size="12pt" fo:language="pt" fo:country="BR" fo:font-weight="normal" officeooo:paragraph-rsid="052ab23f" style:font-size-asian="12pt" style:font-weight-asian="normal" style:font-size-complex="12pt" style:font-weight-complex="normal"/>
    </style:style>
    <style:style style:name="P88" style:family="paragraph" style:parent-style-name="Text_20_body">
      <style:paragraph-properties fo:text-align="justify" style:justify-single-word="false"/>
      <style:text-properties style:font-name="Times New Roman" fo:font-size="12pt" fo:language="pt" fo:country="BR" fo:font-weight="normal" officeooo:rsid="00f0f2f3" officeooo:paragraph-rsid="052ab23f" style:font-size-asian="12pt" style:font-weight-asian="normal" style:font-size-complex="12pt" style:font-weight-complex="normal"/>
    </style:style>
    <style:style style:name="P89" style:family="paragraph" style:parent-style-name="Text_20_body">
      <style:paragraph-properties fo:text-align="justify" style:justify-single-word="false"/>
      <style:text-properties style:font-name="Times New Roman" officeooo:rsid="05617d33" officeooo:paragraph-rsid="05617d33"/>
    </style:style>
    <style:style style:name="P90" style:family="paragraph" style:parent-style-name="Text_20_body">
      <style:paragraph-properties fo:text-align="justify" style:justify-single-word="false"/>
      <style:text-properties style:font-name="Times New Roman" officeooo:rsid="053df373" officeooo:paragraph-rsid="053df373"/>
    </style:style>
    <style:style style:name="P91" style:family="paragraph" style:parent-style-name="Text_20_body">
      <loext:graphic-properties draw:fill="none"/>
      <style:text-properties style:font-name="Times New Roman" officeooo:rsid="05eb34b8" officeooo:paragraph-rsid="05eb34b8"/>
    </style:style>
    <style:style style:name="P92" style:family="paragraph" style:parent-style-name="Text_20_body">
      <loext:graphic-properties draw:fill="none"/>
      <style:text-properties style:font-name="Times New Roman" officeooo:rsid="05ed657f" officeooo:paragraph-rsid="05ed657f"/>
    </style:style>
    <style:style style:name="P93" style:family="paragraph" style:parent-style-name="Text_20_body">
      <style:paragraph-properties fo:text-align="start" style:justify-single-word="false"/>
      <style:text-properties style:font-name="Times New Roman" officeooo:rsid="05c090d4" officeooo:paragraph-rsid="05c1e1e8"/>
    </style:style>
    <style:style style:name="P94" style:family="paragraph" style:parent-style-name="Text_20_body">
      <style:text-properties style:font-name="Times New Roman" officeooo:paragraph-rsid="05d7c60b"/>
    </style:style>
    <style:style style:name="P95" style:family="paragraph" style:parent-style-name="Text_20_body">
      <style:text-properties style:font-name="Times New Roman" officeooo:rsid="05e4eb54" officeooo:paragraph-rsid="05e4eb54"/>
    </style:style>
    <style:style style:name="P96" style:family="paragraph" style:parent-style-name="Text_20_body">
      <style:text-properties style:font-name="Times New Roman" officeooo:paragraph-rsid="05b5e2e7"/>
    </style:style>
    <style:style style:name="P97" style:family="paragraph" style:parent-style-name="Text_20_body">
      <style:text-properties officeooo:paragraph-rsid="0512cf88"/>
    </style:style>
    <style:style style:name="P98" style:family="paragraph" style:parent-style-name="Text_20_body">
      <style:text-properties officeooo:paragraph-rsid="05576951"/>
    </style:style>
    <style:style style:name="P99" style:family="paragraph" style:parent-style-name="Text_20_body">
      <style:text-properties officeooo:paragraph-rsid="05090d3a"/>
    </style:style>
    <style:style style:name="P100" style:family="paragraph" style:parent-style-name="Text_20_body">
      <style:text-properties officeooo:paragraph-rsid="055daeae"/>
    </style:style>
    <style:style style:name="P101" style:family="paragraph" style:parent-style-name="Text_20_body">
      <style:text-properties officeooo:paragraph-rsid="055f8341"/>
    </style:style>
    <style:style style:name="P102" style:family="paragraph" style:parent-style-name="Text_20_body">
      <style:text-properties officeooo:paragraph-rsid="056af550"/>
    </style:style>
    <style:style style:name="P103" style:family="paragraph" style:parent-style-name="Text_20_body">
      <style:text-properties officeooo:paragraph-rsid="056d8a4b"/>
    </style:style>
    <style:style style:name="P104" style:family="paragraph" style:parent-style-name="Text_20_body">
      <style:text-properties officeooo:paragraph-rsid="056ee43c"/>
    </style:style>
    <style:style style:name="P105" style:family="paragraph" style:parent-style-name="Text_20_body">
      <style:text-properties officeooo:paragraph-rsid="05780401"/>
    </style:style>
    <style:style style:name="P106" style:family="paragraph" style:parent-style-name="Text_20_body">
      <style:text-properties officeooo:paragraph-rsid="059c710e"/>
    </style:style>
    <style:style style:name="P107" style:family="paragraph" style:parent-style-name="Text_20_body">
      <style:text-properties officeooo:paragraph-rsid="059c9ae7"/>
    </style:style>
    <style:style style:name="P108" style:family="paragraph" style:parent-style-name="Text_20_body">
      <style:text-properties officeooo:paragraph-rsid="059df246"/>
    </style:style>
    <style:style style:name="P109" style:family="paragraph" style:parent-style-name="Text_20_body">
      <style:text-properties officeooo:paragraph-rsid="05a1f90e"/>
    </style:style>
    <style:style style:name="P110" style:family="paragraph" style:parent-style-name="Text_20_body">
      <style:text-properties officeooo:paragraph-rsid="04e0e2d3"/>
    </style:style>
    <style:style style:name="P111" style:family="paragraph" style:parent-style-name="Text_20_body">
      <style:text-properties officeooo:paragraph-rsid="05a7c527"/>
    </style:style>
    <style:style style:name="P112" style:family="paragraph" style:parent-style-name="Text_20_body">
      <style:text-properties officeooo:paragraph-rsid="05a80b35"/>
    </style:style>
    <style:style style:name="P113" style:family="paragraph" style:parent-style-name="Text_20_body">
      <style:paragraph-properties fo:text-align="start" style:justify-single-word="false"/>
      <style:text-properties officeooo:paragraph-rsid="05ab864a"/>
    </style:style>
    <style:style style:name="P114" style:family="paragraph" style:parent-style-name="Text_20_body">
      <style:paragraph-properties fo:text-align="start" style:justify-single-word="false"/>
      <style:text-properties officeooo:paragraph-rsid="05adf65f"/>
    </style:style>
    <style:style style:name="P115" style:family="paragraph" style:parent-style-name="Text_20_body">
      <style:text-properties officeooo:paragraph-rsid="05bfa687"/>
    </style:style>
    <style:style style:name="P116" style:family="paragraph" style:parent-style-name="Text_20_body">
      <style:text-properties officeooo:paragraph-rsid="056815bd"/>
    </style:style>
    <style:style style:name="P117" style:family="paragraph" style:parent-style-name="Text_20_body">
      <style:text-properties officeooo:paragraph-rsid="05d1b0e1"/>
    </style:style>
    <style:style style:name="P118" style:family="paragraph" style:parent-style-name="Text_20_body">
      <style:text-properties officeooo:paragraph-rsid="05d26c6c"/>
    </style:style>
    <style:style style:name="P119" style:family="paragraph" style:parent-style-name="Text_20_body">
      <style:text-properties officeooo:paragraph-rsid="05d4f4d7"/>
    </style:style>
    <style:style style:name="P120" style:family="paragraph" style:parent-style-name="Text_20_body">
      <style:text-properties officeooo:paragraph-rsid="05d9c195"/>
    </style:style>
    <style:style style:name="P121" style:family="paragraph" style:parent-style-name="Text_20_body">
      <style:text-properties officeooo:paragraph-rsid="05a445ee"/>
    </style:style>
    <style:style style:name="P122" style:family="paragraph" style:parent-style-name="Text_20_body">
      <style:text-properties officeooo:paragraph-rsid="05e7de58"/>
    </style:style>
    <style:style style:name="P123" style:family="paragraph" style:parent-style-name="Text_20_body">
      <style:text-properties officeooo:paragraph-rsid="05e87149"/>
    </style:style>
    <style:style style:name="P124" style:family="paragraph" style:parent-style-name="Text_20_body">
      <style:text-properties officeooo:paragraph-rsid="05e9d009"/>
    </style:style>
    <style:style style:name="P125" style:family="paragraph" style:parent-style-name="Text_20_body">
      <style:text-properties officeooo:paragraph-rsid="05f3f9fb"/>
    </style:style>
    <style:style style:name="P126" style:family="paragraph" style:parent-style-name="Text_20_body">
      <style:text-properties officeooo:paragraph-rsid="04ddd9dd"/>
    </style:style>
    <style:style style:name="P127" style:family="paragraph" style:parent-style-name="Text_20_body">
      <style:text-properties officeooo:paragraph-rsid="061810e4"/>
    </style:style>
    <style:style style:name="P128" style:family="paragraph" style:parent-style-name="Text_20_body">
      <style:paragraph-properties fo:text-align="justify" style:justify-single-word="false"/>
      <style:text-properties fo:color="#800000" style:font-name="Times New Roman" fo:language="pt" fo:country="BR" officeooo:rsid="019a039c" officeooo:paragraph-rsid="04c0a1db"/>
    </style:style>
    <style:style style:name="P129" style:family="paragraph" style:parent-style-name="Text_20_body">
      <style:text-properties officeooo:paragraph-rsid="05d0412a"/>
    </style:style>
    <style:style style:name="P130" style:family="paragraph" style:parent-style-name="Standard">
      <style:text-properties officeooo:rsid="04aa08c6" officeooo:paragraph-rsid="04aa08c6"/>
    </style:style>
    <style:style style:name="P131" style:family="paragraph" style:parent-style-name="Standard">
      <style:paragraph-properties fo:text-align="center" style:justify-single-word="false"/>
      <style:text-properties style:font-name="Times New Roman" fo:font-size="14pt" fo:language="pt" fo:country="BR" style:font-size-asian="14pt" style:font-size-complex="14pt"/>
    </style:style>
    <style:style style:name="P132" style:family="paragraph" style:parent-style-name="Standard">
      <style:paragraph-properties fo:text-align="center" style:justify-single-word="false"/>
      <style:text-properties style:font-name="Times New Roman" fo:font-size="14pt" fo:language="pt" fo:country="BR" officeooo:rsid="0196b6cb" officeooo:paragraph-rsid="04a88e0e" style:font-size-asian="14pt" style:font-size-complex="14pt"/>
    </style:style>
    <style:style style:name="P133" style:family="paragraph" style:parent-style-name="Standard">
      <style:paragraph-properties fo:text-align="end" style:justify-single-word="false"/>
      <style:text-properties style:font-name="Times New Roman" fo:font-size="14pt" fo:language="pt" fo:country="BR" style:font-size-asian="14pt" style:font-size-complex="14pt"/>
    </style:style>
    <style:style style:name="P134" style:family="paragraph" style:parent-style-name="Standard">
      <style:paragraph-properties fo:text-align="center" style:justify-single-word="false"/>
      <style:text-properties style:font-name="Times New Roman" fo:font-size="14pt" fo:language="pt" fo:country="BR" officeooo:rsid="01954682" officeooo:paragraph-rsid="01954682" style:font-size-asian="14pt" style:font-size-complex="14pt"/>
    </style:style>
    <style:style style:name="P135" style:family="paragraph" style:parent-style-name="Standard">
      <style:paragraph-properties fo:text-align="end" style:justify-single-word="false"/>
      <style:text-properties style:font-name="Times New Roman" fo:font-size="12pt" fo:language="pt" fo:country="BR" style:font-size-asian="12pt" style:font-size-complex="12pt"/>
    </style:style>
    <style:style style:name="P136" style:family="paragraph" style:parent-style-name="Standard">
      <style:paragraph-properties fo:text-align="center" style:justify-single-word="false"/>
      <style:text-properties style:font-name="Times New Roman" fo:font-size="12pt" fo:language="pt" fo:country="BR" officeooo:rsid="019497f5" officeooo:paragraph-rsid="019497f5" style:font-size-asian="12pt" style:font-size-complex="12pt"/>
    </style:style>
    <style:style style:name="P137" style:family="paragraph" style:parent-style-name="Standard">
      <style:paragraph-properties fo:text-align="center" style:justify-single-word="false"/>
      <style:text-properties style:font-name="Times New Roman" fo:font-size="12pt" fo:language="pt" fo:country="BR" style:font-size-asian="10.5pt" style:font-size-complex="12pt"/>
    </style:style>
    <style:style style:name="P138" style:family="paragraph" style:parent-style-name="Standard">
      <style:text-properties style:font-name="Times New Roman" fo:language="pt" fo:country="BR"/>
    </style:style>
    <style:style style:name="P139" style:family="paragraph" style:parent-style-name="Standard">
      <style:text-properties style:font-name="Times New Roman" fo:language="pt" fo:country="BR" officeooo:paragraph-rsid="019a039c"/>
    </style:style>
    <style:style style:name="P140" style:family="paragraph" style:parent-style-name="Standard">
      <style:text-properties style:font-name="Times New Roman" fo:language="pt" fo:country="BR" officeooo:rsid="0578d650" officeooo:paragraph-rsid="0578d650"/>
    </style:style>
    <style:style style:name="P141" style:family="paragraph" style:parent-style-name="Standard">
      <style:text-properties style:font-name="Times New Roman" fo:language="pt" fo:country="BR" officeooo:rsid="057a2b66" officeooo:paragraph-rsid="057a2b66"/>
    </style:style>
    <style:style style:name="P142" style:family="paragraph" style:parent-style-name="Standard">
      <style:paragraph-properties fo:text-align="start" style:justify-single-word="false"/>
      <style:text-properties style:font-name="Times New Roman" fo:language="pt" fo:country="BR" officeooo:rsid="04aa08c6" officeooo:paragraph-rsid="05dc7b7f"/>
    </style:style>
    <style:style style:name="P143" style:family="paragraph" style:parent-style-name="Standard">
      <style:text-properties style:font-name="Times New Roman" fo:language="pt" fo:country="BR" officeooo:rsid="04aa08c6" officeooo:paragraph-rsid="04aa08c6"/>
    </style:style>
    <style:style style:name="P144" style:family="paragraph" style:parent-style-name="Standard">
      <style:paragraph-properties fo:text-align="center" style:justify-single-word="false"/>
      <style:text-properties style:font-name="Times New Roman" fo:language="pt" fo:country="BR" officeooo:rsid="04042499" officeooo:paragraph-rsid="0107f628"/>
    </style:style>
    <style:style style:name="P145" style:family="paragraph" style:parent-style-name="Standard">
      <style:paragraph-properties fo:text-align="center" style:justify-single-word="false"/>
      <style:text-properties style:font-name="Times New Roman" fo:language="pt" fo:country="BR" officeooo:rsid="03fee8f4" officeooo:paragraph-rsid="0107f628"/>
    </style:style>
    <style:style style:name="P146" style:family="paragraph" style:parent-style-name="Standard">
      <style:paragraph-properties fo:text-align="center" style:justify-single-word="false"/>
      <style:text-properties style:font-name="Times New Roman" fo:language="pt" fo:country="BR" officeooo:rsid="0400e6bb" officeooo:paragraph-rsid="0107f628"/>
    </style:style>
    <style:style style:name="P147" style:family="paragraph" style:parent-style-name="Standard">
      <style:paragraph-properties fo:text-align="center" style:justify-single-word="false"/>
      <style:text-properties style:font-name="Times New Roman" fo:language="pt" fo:country="BR" officeooo:rsid="04026566" officeooo:paragraph-rsid="0107f628"/>
    </style:style>
    <style:style style:name="P148" style:family="paragraph" style:parent-style-name="Standard">
      <style:paragraph-properties fo:text-align="center" style:justify-single-word="false"/>
      <style:text-properties style:font-name="Times New Roman" fo:language="pt" fo:country="BR" officeooo:rsid="0402971e" officeooo:paragraph-rsid="0402971e"/>
    </style:style>
    <style:style style:name="P149" style:family="paragraph" style:parent-style-name="Standard">
      <style:paragraph-properties fo:text-align="start" style:justify-single-word="false"/>
      <style:text-properties style:font-name="Times New Roman" fo:language="pt" fo:country="BR" officeooo:rsid="02bacc92" officeooo:paragraph-rsid="01046553"/>
    </style:style>
    <style:style style:name="P150" style:family="paragraph" style:parent-style-name="Standard">
      <style:paragraph-properties fo:text-align="center" style:justify-single-word="false"/>
      <style:text-properties style:font-name="Times New Roman" fo:language="pt" fo:country="BR" officeooo:rsid="04056c0f" officeooo:paragraph-rsid="0107f628"/>
    </style:style>
    <style:style style:name="P151" style:family="paragraph" style:parent-style-name="Standard">
      <style:paragraph-properties fo:text-align="center" style:justify-single-word="false"/>
      <style:text-properties style:font-name="Times New Roman" fo:language="pt" fo:country="BR" officeooo:rsid="01095548" officeooo:paragraph-rsid="01095548"/>
    </style:style>
    <style:style style:name="P152" style:family="paragraph" style:parent-style-name="Standard">
      <style:paragraph-properties fo:text-align="center" style:justify-single-word="false"/>
      <style:text-properties style:font-name="Times New Roman" fo:language="pt" fo:country="BR" officeooo:rsid="040859b5" officeooo:paragraph-rsid="040859b5"/>
    </style:style>
    <style:style style:name="P153" style:family="paragraph" style:parent-style-name="Standard">
      <style:paragraph-properties fo:text-align="center" style:justify-single-word="false"/>
      <style:text-properties style:font-name="Times New Roman" fo:language="pt" fo:country="BR" officeooo:rsid="0408d127" officeooo:paragraph-rsid="0408d127"/>
    </style:style>
    <style:style style:name="P154" style:family="paragraph" style:parent-style-name="Standard">
      <style:paragraph-properties fo:text-align="center" style:justify-single-word="false"/>
      <style:text-properties style:font-name="Times New Roman" fo:language="pt" fo:country="BR" officeooo:rsid="0408d707" officeooo:paragraph-rsid="0408d707"/>
    </style:style>
    <style:style style:name="P155" style:family="paragraph" style:parent-style-name="Standard">
      <style:paragraph-properties fo:text-align="center" style:justify-single-word="false"/>
      <style:text-properties style:font-name="Times New Roman" fo:language="pt" fo:country="BR" officeooo:rsid="040a0e9f" officeooo:paragraph-rsid="040a0e9f"/>
    </style:style>
    <style:style style:name="P156" style:family="paragraph" style:parent-style-name="Standard">
      <style:paragraph-properties fo:text-align="center" style:justify-single-word="false"/>
      <style:text-properties style:font-name="Times New Roman" fo:language="pt" fo:country="BR" officeooo:rsid="0109611a" officeooo:paragraph-rsid="0109611a"/>
    </style:style>
    <style:style style:name="P157" style:family="paragraph" style:parent-style-name="Standard">
      <style:paragraph-properties fo:text-align="center" style:justify-single-word="false"/>
      <style:text-properties style:font-name="Times New Roman" fo:language="pt" fo:country="BR" officeooo:rsid="0145c5cf" officeooo:paragraph-rsid="04042499"/>
    </style:style>
    <style:style style:name="P158" style:family="paragraph" style:parent-style-name="Standard">
      <style:paragraph-properties fo:text-align="center" style:justify-single-word="false"/>
      <style:text-properties style:font-name="Times New Roman" fo:language="pt" fo:country="BR" officeooo:rsid="0145c5cf" officeooo:paragraph-rsid="0145c5cf"/>
    </style:style>
    <style:style style:name="P159" style:family="paragraph" style:parent-style-name="Standard">
      <style:text-properties style:font-name="Times New Roman" fo:language="pt" fo:country="BR" officeooo:paragraph-rsid="0517a653"/>
    </style:style>
    <style:style style:name="P160" style:family="paragraph" style:parent-style-name="Text_20_body">
      <style:paragraph-properties fo:margin-left="-0.4cm" fo:margin-right="0cm" fo:text-indent="0cm" style:auto-text-indent="false"/>
      <style:text-properties officeooo:paragraph-rsid="05d26c6c"/>
    </style:style>
    <style:style style:name="P161" style:family="paragraph" style:parent-style-name="LongQuote">
      <style:text-properties officeooo:paragraph-rsid="05cdb844"/>
    </style:style>
    <style:style style:name="P162" style:family="paragraph" style:parent-style-name="Standard">
      <style:paragraph-properties fo:margin-left="7.964cm" fo:margin-right="0cm" fo:text-align="justify" style:justify-single-word="false" fo:text-indent="0cm" style:auto-text-indent="false"/>
      <style:text-properties style:font-name="Times New Roman" fo:font-size="12pt" fo:language="pt" fo:country="BR" style:font-size-asian="12pt" style:font-size-complex="12pt"/>
    </style:style>
    <style:style style:name="P163" style:family="paragraph" style:parent-style-name="Standard">
      <style:paragraph-properties fo:margin-left="7.99cm" fo:margin-right="0cm" fo:text-align="justify" style:justify-single-word="false" fo:text-indent="0cm" style:auto-text-indent="false"/>
      <style:text-properties style:font-name="Times New Roman" fo:font-size="12pt" fo:language="pt" fo:country="BR" style:font-size-asian="12pt" style:font-size-complex="12pt"/>
    </style:style>
    <style:style style:name="P164" style:family="paragraph" style:parent-style-name="Text_20_body">
      <style:paragraph-properties fo:margin-left="7.99cm" fo:margin-right="0cm" fo:text-align="justify" style:justify-single-word="false" fo:text-indent="0cm" style:auto-text-indent="false"/>
      <style:text-properties style:font-name="Times New Roman" fo:font-size="12pt" fo:language="pt" fo:country="BR" fo:font-weight="normal" style:font-size-asian="12pt" style:font-weight-asian="normal" style:font-size-complex="12pt" style:font-weight-complex="normal"/>
    </style:style>
    <style:style style:name="P165" style:family="paragraph" style:parent-style-name="Heading">
      <style:paragraph-properties fo:text-align="center" style:justify-single-word="false" fo:break-before="page"/>
      <style:text-properties style:font-name="Times New Roman" fo:language="pt" fo:country="BR" fo:font-weight="bold" style:font-weight-asian="bold" style:font-weight-complex="bold"/>
    </style:style>
    <style:style style:name="P166" style:family="paragraph" style:parent-style-name="Heading">
      <style:paragraph-properties fo:text-align="center" style:justify-single-word="false"/>
      <style:text-properties style:font-name="Times New Roman" fo:language="pt" fo:country="BR" fo:font-weight="bold" style:font-weight-asian="bold" style:font-weight-complex="bold"/>
    </style:style>
    <style:style style:name="P167" style:family="paragraph" style:parent-style-name="Index">
      <style:text-properties style:font-name="Times New Roman" fo:language="pt" fo:country="BR" officeooo:rsid="04ea2fdb" officeooo:paragraph-rsid="05346aea"/>
    </style:style>
    <style:style style:name="P168" style:family="paragraph" style:parent-style-name="Header">
      <style:paragraph-properties fo:line-height="115%" fo:text-align="center" style:justify-single-word="false"/>
      <style:text-properties style:font-name="Times New Roman" fo:font-size="12pt" fo:language="pt" fo:country="BR" fo:font-weight="bold" style:font-size-asian="12pt" style:font-weight-asian="bold" style:font-name-complex="Arial" style:font-size-complex="12pt"/>
    </style:style>
    <style:style style:name="P169" style:family="paragraph" style:parent-style-name="Table_20_Contents">
      <style:paragraph-properties fo:text-align="start" style:justify-single-word="false"/>
      <style:text-properties style:font-name="Times New Roman" fo:language="pt" fo:country="BR" style:font-size-asian="10.5pt"/>
    </style:style>
    <style:style style:name="P170" style:family="paragraph" style:parent-style-name="Table_20_Heading">
      <style:text-properties style:font-name="Times New Roman" fo:language="pt" fo:country="BR"/>
    </style:style>
    <style:style style:name="P171" style:family="paragraph" style:parent-style-name="Resumo">
      <style:text-properties fo:color="#800000" style:font-name="Times New Roman" fo:language="pt" fo:country="BR" officeooo:paragraph-rsid="037edc24"/>
    </style:style>
    <style:style style:name="P172" style:family="paragraph" style:parent-style-name="Standard">
      <style:text-properties style:font-name="Times New Roman" fo:language="pt" fo:country="BR" officeooo:rsid="064d8529" officeooo:paragraph-rsid="064d8529"/>
    </style:style>
    <style:style style:name="P173" style:family="paragraph" style:parent-style-name="Standard">
      <style:text-properties style:font-name="Times New Roman" fo:language="pt" fo:country="BR" officeooo:rsid="057a2b66" officeooo:paragraph-rsid="0578d650"/>
    </style:style>
    <style:style style:name="P174" style:family="paragraph" style:parent-style-name="Text_20_body">
      <style:text-properties style:font-name="Times New Roman" fo:language="pt" fo:country="BR" officeooo:rsid="04a88e0e" officeooo:paragraph-rsid="04a88e0e"/>
    </style:style>
    <style:style style:name="P175" style:family="paragraph" style:parent-style-name="Text_20_body" style:list-style-name="L13">
      <style:text-properties style:font-name="Times New Roman" fo:language="pt" fo:country="BR" officeooo:rsid="04a88e0e" officeooo:paragraph-rsid="04a88e0e"/>
    </style:style>
    <style:style style:name="P176" style:family="paragraph" style:parent-style-name="Text_20_body">
      <style:text-properties style:font-name="Times New Roman" fo:language="pt" fo:country="BR" officeooo:rsid="06203318" officeooo:paragraph-rsid="04b656e6"/>
    </style:style>
    <style:style style:name="P177" style:family="paragraph" style:parent-style-name="Text_20_body">
      <style:paragraph-properties fo:text-align="start" style:justify-single-word="false"/>
      <style:text-properties style:font-name="Times New Roman" fo:language="pt" fo:country="BR" officeooo:rsid="04aa08c6" officeooo:paragraph-rsid="06474086"/>
    </style:style>
    <style:style style:name="P178" style:family="paragraph" style:parent-style-name="Text_20_body">
      <style:paragraph-properties fo:text-align="start" style:justify-single-word="false"/>
      <style:text-properties style:font-name="Times New Roman" fo:language="pt" fo:country="BR" officeooo:rsid="064c1e99" officeooo:paragraph-rsid="064c1e99"/>
    </style:style>
    <style:style style:name="P179" style:family="paragraph" style:parent-style-name="Text_20_body">
      <style:paragraph-properties fo:text-align="start" style:justify-single-word="false"/>
      <style:text-properties style:font-name="Times New Roman" fo:language="pt" fo:country="BR" officeooo:rsid="05e5cbfc" officeooo:paragraph-rsid="05e5cbfc"/>
    </style:style>
    <style:style style:name="P180" style:family="paragraph" style:parent-style-name="Text_20_body">
      <style:paragraph-properties fo:text-align="start" style:justify-single-word="false"/>
      <style:text-properties style:font-name="Times New Roman" fo:language="pt" fo:country="BR" officeooo:rsid="05e5cbfc" officeooo:paragraph-rsid="064c1e99"/>
    </style:style>
    <style:style style:name="P181" style:family="paragraph" style:parent-style-name="Text_20_body">
      <style:text-properties style:font-name="Times New Roman" officeooo:rsid="05e36cc1" officeooo:paragraph-rsid="05e36cc1"/>
    </style:style>
    <style:style style:name="P182" style:family="paragraph" style:parent-style-name="Text_20_body" style:list-style-name="L14">
      <style:text-properties officeooo:paragraph-rsid="05d9c195"/>
    </style:style>
    <style:style style:name="P183" style:family="paragraph" style:parent-style-name="Text_20_body">
      <style:text-properties officeooo:paragraph-rsid="062fa53b"/>
    </style:style>
    <style:style style:name="P184" style:family="paragraph" style:parent-style-name="Text_20_body">
      <style:text-properties officeooo:paragraph-rsid="0632e8dd"/>
    </style:style>
    <style:style style:name="P185" style:family="paragraph" style:parent-style-name="Text_20_body">
      <style:text-properties officeooo:paragraph-rsid="0634e188"/>
    </style:style>
    <style:style style:name="P186" style:family="paragraph" style:parent-style-name="Text_20_body">
      <style:text-properties officeooo:paragraph-rsid="0635eb3b"/>
    </style:style>
    <style:style style:name="P187" style:family="paragraph" style:parent-style-name="Text_20_body">
      <style:text-properties officeooo:paragraph-rsid="059b4b5a"/>
    </style:style>
    <style:style style:name="P188" style:family="paragraph" style:parent-style-name="Text_20_body">
      <style:text-properties officeooo:paragraph-rsid="063c9ee3"/>
    </style:style>
    <style:style style:name="P189" style:family="paragraph" style:parent-style-name="Text_20_body">
      <style:text-properties officeooo:paragraph-rsid="06418bee"/>
    </style:style>
    <style:style style:name="P190" style:family="paragraph" style:parent-style-name="Text_20_body">
      <style:text-properties officeooo:paragraph-rsid="065740d7"/>
    </style:style>
    <style:style style:name="P191" style:family="paragraph" style:parent-style-name="Text_20_body">
      <style:text-properties officeooo:paragraph-rsid="0659dfb4"/>
    </style:style>
    <style:style style:name="P192" style:family="paragraph" style:parent-style-name="Text_20_body">
      <style:paragraph-properties fo:text-align="start" style:justify-single-word="false"/>
      <style:text-properties officeooo:paragraph-rsid="05b26d29"/>
    </style:style>
    <style:style style:name="P193" style:family="paragraph" style:parent-style-name="Text_20_body">
      <style:paragraph-properties fo:text-align="start" style:justify-single-word="false"/>
      <style:text-properties officeooo:paragraph-rsid="065b80a3"/>
    </style:style>
    <style:style style:name="P194" style:family="paragraph" style:parent-style-name="Heading_20_2">
      <style:text-properties style:font-name="Times New Roman"/>
    </style:style>
    <style:style style:name="P195" style:family="paragraph" style:parent-style-name="Heading_20_2">
      <style:text-properties style:font-name="Times New Roman" fo:language="pt" fo:country="BR" officeooo:rsid="04afb7b7" officeooo:paragraph-rsid="04afb7b7"/>
    </style:style>
    <style:style style:name="P196" style:family="paragraph" style:parent-style-name="Heading_20_2">
      <style:text-properties style:font-name="Times New Roman" fo:language="pt" fo:country="BR" officeooo:paragraph-rsid="0520a1ee"/>
    </style:style>
    <style:style style:name="P197" style:family="paragraph" style:parent-style-name="Heading_20_2">
      <style:paragraph-properties fo:text-align="justify" style:justify-single-word="false"/>
      <style:text-properties style:font-name="Times New Roman" fo:language="pt" fo:country="BR" officeooo:rsid="05282828" officeooo:paragraph-rsid="05282828"/>
    </style:style>
    <style:style style:name="P198" style:family="paragraph" style:parent-style-name="Heading_20_2">
      <style:paragraph-properties fo:text-align="justify" style:justify-single-word="false"/>
      <style:text-properties style:font-name="Times New Roman" fo:language="pt" fo:country="BR" officeooo:rsid="0528d06e" officeooo:paragraph-rsid="0528d06e"/>
    </style:style>
    <style:style style:name="P199" style:family="paragraph" style:parent-style-name="Heading_20_2">
      <style:text-properties style:font-name="Times New Roman" fo:language="pt" fo:country="BR" officeooo:rsid="0528d06e" officeooo:paragraph-rsid="0528d06e"/>
    </style:style>
    <style:style style:name="P200" style:family="paragraph" style:parent-style-name="Heading_20_2">
      <style:text-properties style:font-name="Times New Roman" fo:language="pt" fo:country="BR" officeooo:rsid="0528fbad" officeooo:paragraph-rsid="0528fbad"/>
    </style:style>
    <style:style style:name="P201" style:family="paragraph" style:parent-style-name="Heading_20_2">
      <style:text-properties style:font-name="Times New Roman" fo:language="pt" fo:country="BR" officeooo:rsid="052f767d" officeooo:paragraph-rsid="052f767d"/>
    </style:style>
    <style:style style:name="P202" style:family="paragraph" style:parent-style-name="Heading_20_2">
      <style:paragraph-properties fo:text-align="start" style:justify-single-word="false"/>
      <style:text-properties style:font-name="Times New Roman" fo:language="pt" fo:country="BR" officeooo:rsid="05c70adf" officeooo:paragraph-rsid="05c70adf"/>
    </style:style>
    <style:style style:name="P203" style:family="paragraph" style:parent-style-name="Heading_20_2">
      <style:paragraph-properties fo:text-align="start" style:justify-single-word="false"/>
      <style:text-properties style:font-name="Times New Roman" fo:language="pt" fo:country="BR" officeooo:rsid="04aa08c6" officeooo:paragraph-rsid="05ac5699"/>
    </style:style>
    <style:style style:name="P204" style:family="paragraph" style:parent-style-name="Heading_20_2">
      <style:text-properties style:font-name="Times New Roman" fo:language="pt" fo:country="BR" officeooo:rsid="05cb90ac" officeooo:paragraph-rsid="05cb90ac"/>
    </style:style>
    <style:style style:name="P205" style:family="paragraph" style:parent-style-name="Heading_20_2">
      <style:text-properties style:font-name="Times New Roman" fo:language="pt" fo:country="BR" officeooo:rsid="04a88e0e" officeooo:paragraph-rsid="06430f9c"/>
    </style:style>
    <style:style style:name="P206" style:family="paragraph" style:parent-style-name="Heading_20_2">
      <loext:graphic-properties draw:fill="none"/>
      <style:text-properties style:font-name="Times New Roman" officeooo:rsid="05eeeca1" officeooo:paragraph-rsid="05eeeca1"/>
    </style:style>
    <style:style style:name="P207" style:family="paragraph" style:parent-style-name="Heading_20_2">
      <style:text-properties style:font-name="Times New Roman" officeooo:paragraph-rsid="05e03d43"/>
    </style:style>
    <style:style style:name="P208" style:family="paragraph" style:parent-style-name="Heading_20_2">
      <style:text-properties style:font-name="Times New Roman" officeooo:rsid="05e36cc1" officeooo:paragraph-rsid="0643fd3e"/>
    </style:style>
    <style:style style:name="P209" style:family="paragraph" style:parent-style-name="Heading_20_2">
      <style:text-properties officeooo:paragraph-rsid="056815bd"/>
    </style:style>
    <style:style style:name="P210" style:family="paragraph" style:parent-style-name="Heading_20_2">
      <style:text-properties officeooo:paragraph-rsid="05d9c195"/>
    </style:style>
    <style:style style:name="P211" style:family="paragraph" style:parent-style-name="Heading_20_2">
      <style:text-properties officeooo:paragraph-rsid="05d0412a"/>
    </style:style>
    <style:style style:name="P212" style:family="paragraph" style:parent-style-name="Heading_20_2">
      <style:text-properties officeooo:paragraph-rsid="0528fbad"/>
    </style:style>
    <style:style style:name="P213" style:family="paragraph" style:parent-style-name="Heading_20_2">
      <style:text-properties officeooo:paragraph-rsid="059c9ae7"/>
    </style:style>
    <style:style style:name="P214" style:family="paragraph" style:parent-style-name="Heading_20_2">
      <style:text-properties officeooo:paragraph-rsid="05f3c17f"/>
    </style:style>
    <style:style style:name="P215" style:family="paragraph" style:parent-style-name="Heading_20_2">
      <style:text-properties officeooo:paragraph-rsid="052d810d"/>
    </style:style>
    <style:style style:name="P216" style:family="paragraph" style:parent-style-name="Heading_20_2">
      <style:text-properties officeooo:paragraph-rsid="0560b69c"/>
    </style:style>
    <style:style style:name="P217" style:family="paragraph" style:parent-style-name="Heading_20_2">
      <style:text-properties officeooo:paragraph-rsid="05576951"/>
    </style:style>
    <style:style style:name="P218" style:family="paragraph" style:parent-style-name="Heading_20_2">
      <style:text-properties officeooo:paragraph-rsid="05e7de58"/>
    </style:style>
    <style:style style:name="P219" style:family="paragraph" style:parent-style-name="Heading_20_2">
      <style:text-properties officeooo:rsid="05f3c17f" officeooo:paragraph-rsid="05f3f9fb"/>
    </style:style>
    <style:style style:name="P220" style:family="paragraph" style:parent-style-name="Heading_20_2">
      <loext:graphic-properties draw:fill="none"/>
      <style:text-properties officeooo:paragraph-rsid="050f7901"/>
    </style:style>
    <style:style style:name="P221" style:family="paragraph" style:parent-style-name="Heading_20_2">
      <style:text-properties officeooo:paragraph-rsid="052ee588"/>
    </style:style>
    <style:style style:name="P222" style:family="paragraph" style:parent-style-name="Heading_20_1">
      <style:text-properties style:font-name="Times New Roman" fo:font-size="14pt" fo:language="pt" fo:country="BR" officeooo:paragraph-rsid="01177e5c" style:font-size-asian="12.25pt" style:font-size-complex="14pt"/>
    </style:style>
    <style:style style:name="P223" style:family="paragraph" style:parent-style-name="Heading_20_1">
      <style:text-properties style:font-name="Times New Roman" fo:font-size="14pt" fo:language="pt" fo:country="BR" officeooo:rsid="0528fbad" officeooo:paragraph-rsid="0528fbad" style:font-size-asian="12.25pt" style:font-size-complex="14pt"/>
    </style:style>
    <style:style style:name="P224" style:family="paragraph" style:parent-style-name="Heading_20_1">
      <style:text-properties style:font-name="Times New Roman" fo:font-size="14pt" fo:language="pt" fo:country="BR" style:font-size-asian="14pt" style:font-size-complex="14pt"/>
    </style:style>
    <style:style style:name="P225" style:family="paragraph" style:parent-style-name="Heading_20_1">
      <style:text-properties style:font-name="Times New Roman" fo:language="pt" fo:country="BR"/>
    </style:style>
    <style:style style:name="P226" style:family="paragraph" style:parent-style-name="Heading_20_1">
      <style:paragraph-properties fo:text-align="start" style:justify-single-word="false"/>
      <style:text-properties style:font-name="Times New Roman" fo:language="pt" fo:country="BR" officeooo:rsid="04aa08c6" officeooo:paragraph-rsid="04aa08c6"/>
    </style:style>
    <style:style style:name="P227" style:family="paragraph" style:parent-style-name="Heading_20_1">
      <style:paragraph-properties fo:text-align="start" style:justify-single-word="false"/>
      <style:text-properties style:font-name="Times New Roman" fo:language="pt" fo:country="BR" officeooo:rsid="04aa08c6" officeooo:paragraph-rsid="05ab864a"/>
    </style:style>
    <style:style style:name="P228" style:family="paragraph" style:parent-style-name="Heading_20_1">
      <style:paragraph-properties fo:text-align="start" style:justify-single-word="false"/>
      <style:text-properties style:font-name="Times New Roman" fo:language="pt" fo:country="BR" officeooo:rsid="04aa08c6" officeooo:paragraph-rsid="05ac5699"/>
    </style:style>
    <style:style style:name="P229" style:family="paragraph" style:parent-style-name="Heading_20_1">
      <style:paragraph-properties fo:text-align="start" style:justify-single-word="false"/>
      <style:text-properties style:font-name="Times New Roman" fo:language="pt" fo:country="BR"/>
    </style:style>
    <style:style style:name="P230" style:family="paragraph" style:parent-style-name="Heading_20_1">
      <style:text-properties officeooo:paragraph-rsid="01147434"/>
    </style:style>
    <style:style style:name="P231" style:family="paragraph" style:parent-style-name="Heading_20_1">
      <style:paragraph-properties fo:break-before="page"/>
      <style:text-properties style:font-name="Times New Roman" fo:language="pt" fo:country="BR" officeooo:paragraph-rsid="01147434"/>
    </style:style>
    <style:style style:name="P232" style:family="paragraph" style:parent-style-name="Heading_20_1">
      <style:paragraph-properties fo:break-before="page"/>
      <style:text-properties style:font-name="Times New Roman" fo:language="pt" fo:country="BR" officeooo:rsid="05e4eb54" officeooo:paragraph-rsid="05e4eb54"/>
    </style:style>
    <style:style style:name="P233" style:family="paragraph" style:parent-style-name="Heading_20_1">
      <style:paragraph-properties fo:break-before="page"/>
      <style:text-properties style:font-name="Times New Roman" fo:language="pt" fo:country="BR" officeooo:rsid="04aa08c6" officeooo:paragraph-rsid="05e4eb54"/>
    </style:style>
    <style:style style:name="P234" style:family="paragraph" style:parent-style-name="Heading_20_3">
      <style:paragraph-properties fo:text-align="justify" style:justify-single-word="false"/>
      <style:text-properties style:font-name="Times New Roman" fo:language="pt" fo:country="BR" officeooo:rsid="05282828" officeooo:paragraph-rsid="05bba217"/>
    </style:style>
    <style:style style:name="P235" style:family="paragraph" style:parent-style-name="Heading_20_3">
      <style:paragraph-properties fo:text-align="justify" style:justify-single-word="false"/>
      <style:text-properties style:font-name="Times New Roman" fo:language="pt" fo:country="BR" officeooo:rsid="05282828" officeooo:paragraph-rsid="05282828"/>
    </style:style>
    <style:style style:name="P236" style:family="paragraph" style:parent-style-name="Heading_20_3">
      <loext:graphic-properties draw:fill="none"/>
      <style:text-properties style:font-name="Times New Roman" officeooo:rsid="05a9d7a2" officeooo:paragraph-rsid="05a9d7a2"/>
    </style:style>
    <style:style style:name="P237" style:family="paragraph" style:parent-style-name="Heading_20_3">
      <style:paragraph-properties fo:text-align="justify" style:justify-single-word="false"/>
      <style:text-properties style:use-window-font-color="true" style:font-name="Times New Roman" fo:language="pt" fo:country="BR" officeooo:rsid="0528d06e" officeooo:paragraph-rsid="0528d06e"/>
    </style:style>
    <style:style style:name="P238" style:family="paragraph" style:parent-style-name="Heading_20_3">
      <style:text-properties officeooo:paragraph-rsid="059c9ae7"/>
    </style:style>
    <style:style style:name="P239" style:family="paragraph" style:parent-style-name="Heading_20_3">
      <style:text-properties officeooo:paragraph-rsid="05a363e8"/>
    </style:style>
    <style:style style:name="P240" style:family="paragraph" style:parent-style-name="Heading_20_3">
      <style:text-properties officeooo:paragraph-rsid="05e7de58"/>
    </style:style>
    <style:style style:name="P241" style:family="paragraph" style:parent-style-name="Heading_20_3">
      <style:text-properties officeooo:paragraph-rsid="05f3f9fb"/>
    </style:style>
    <style:style style:name="P242" style:family="paragraph" style:parent-style-name="Heading_20_3">
      <style:text-properties officeooo:paragraph-rsid="052d810d"/>
    </style:style>
    <style:style style:name="P243" style:family="paragraph" style:parent-style-name="Heading_20_3">
      <style:text-properties officeooo:paragraph-rsid="063fc698"/>
    </style:style>
    <style:style style:name="P244" style:family="paragraph" style:parent-style-name="Heading_20_3">
      <style:text-properties officeooo:paragraph-rsid="06516727"/>
    </style:style>
    <style:style style:name="P245" style:family="paragraph" style:parent-style-name="Contents_20_1">
      <style:paragraph-properties>
        <style:tab-stops>
          <style:tab-stop style:position="16cm" style:type="right" style:leader-style="dotted" style:leader-text="."/>
        </style:tab-stops>
      </style:paragraph-properties>
    </style:style>
    <style:style style:name="P246" style:family="paragraph" style:parent-style-name="Contents_20_2">
      <style:paragraph-properties>
        <style:tab-stops>
          <style:tab-stop style:position="16cm" style:type="right" style:leader-style="dotted" style:leader-text="."/>
        </style:tab-stops>
      </style:paragraph-properties>
    </style:style>
    <style:style style:name="P247" style:family="paragraph" style:parent-style-name="Contents_20_3">
      <style:paragraph-properties>
        <style:tab-stops>
          <style:tab-stop style:position="16cm" style:type="right" style:leader-style="dotted" style:leader-text="."/>
        </style:tab-stops>
      </style:paragraph-properties>
    </style:style>
    <style:style style:name="P248" style:family="paragraph" style:parent-style-name="Heading_20_4">
      <style:text-properties officeooo:paragraph-rsid="052d810d"/>
    </style:style>
    <style:style style:name="P249" style:family="paragraph" style:parent-style-name="Contents_20_4">
      <style:paragraph-properties>
        <style:tab-stops>
          <style:tab-stop style:position="16cm" style:type="right" style:leader-style="dotted" style:leader-text="."/>
        </style:tab-stops>
      </style:paragraph-properties>
    </style:style>
    <style:style style:name="P250"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P2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2.25pt" style:font-size-complex="14pt"/>
    </style:style>
    <style:style style:name="T2" style:family="text">
      <style:text-properties style:font-size-asian="12pt"/>
    </style:style>
    <style:style style:name="T3" style:family="text">
      <style:text-properties officeooo:rsid="04a88e0e" style:font-size-asian="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normal" officeooo:rsid="027bb5b6" style:font-size-asian="12pt" style:font-weight-asian="normal" style:font-size-complex="12pt" style:font-weight-complex="normal"/>
    </style:style>
    <style:style style:name="T6" style:family="text">
      <style:text-properties officeooo:rsid="012449d5"/>
    </style:style>
    <style:style style:name="T7" style:family="text">
      <style:text-properties officeooo:rsid="0128395e"/>
    </style:style>
    <style:style style:name="T8" style:family="text">
      <style:text-properties officeooo:rsid="01446b2e"/>
    </style:style>
    <style:style style:name="T9" style:family="text">
      <style:text-properties officeooo:rsid="0184ab4f"/>
    </style:style>
    <style:style style:name="T10" style:family="text">
      <style:text-properties officeooo:rsid="02be5f8d"/>
    </style:style>
    <style:style style:name="T11" style:family="text">
      <style:text-properties officeooo:rsid="035a3f1b"/>
    </style:style>
    <style:style style:name="T12" style:family="text">
      <style:text-properties officeooo:rsid="04042499"/>
    </style:style>
    <style:style style:name="T13" style:family="text">
      <style:text-properties officeooo:rsid="04067541"/>
    </style:style>
    <style:style style:name="T14" style:family="text">
      <style:text-properties officeooo:rsid="0408d127"/>
    </style:style>
    <style:style style:name="T15" style:family="text">
      <style:text-properties officeooo:rsid="040a0e9f"/>
    </style:style>
    <style:style style:name="T16" style:family="text">
      <style:text-properties officeooo:rsid="040ada32"/>
    </style:style>
    <style:style style:name="T17" style:family="text">
      <style:text-properties officeooo:rsid="04a88e0e"/>
    </style:style>
    <style:style style:name="T18" style:family="text">
      <style:text-properties officeooo:rsid="04c0a1db"/>
    </style:style>
    <style:style style:name="T19" style:family="text">
      <style:text-properties style:use-window-font-color="true" officeooo:rsid="04c0a1db"/>
    </style:style>
    <style:style style:name="T20" style:family="text">
      <style:text-properties style:use-window-font-color="true" officeooo:rsid="04cbbac2"/>
    </style:style>
    <style:style style:name="T21" style:family="text">
      <style:text-properties style:use-window-font-color="true" officeooo:rsid="04d15ef8"/>
    </style:style>
    <style:style style:name="T22" style:family="text">
      <style:text-properties style:use-window-font-color="true" officeooo:rsid="061deccd"/>
    </style:style>
    <style:style style:name="T23" style:family="text">
      <style:text-properties officeooo:rsid="04c8a31d"/>
    </style:style>
    <style:style style:name="T24" style:family="text">
      <style:text-properties officeooo:rsid="04ca0d0c"/>
    </style:style>
    <style:style style:name="T25" style:family="text">
      <style:text-properties officeooo:rsid="04ce5421"/>
    </style:style>
    <style:style style:name="T26" style:family="text">
      <style:text-properties officeooo:rsid="04d4751b"/>
    </style:style>
    <style:style style:name="T27" style:family="text">
      <style:text-properties officeooo:rsid="04d496aa"/>
    </style:style>
    <style:style style:name="T28" style:family="text">
      <style:text-properties officeooo:rsid="04ed1494"/>
    </style:style>
    <style:style style:name="T29" style:family="text">
      <style:text-properties officeooo:rsid="04f9771b"/>
    </style:style>
    <style:style style:name="T30" style:family="text">
      <style:text-properties officeooo:rsid="04fc944d"/>
    </style:style>
    <style:style style:name="T31" style:family="text">
      <style:text-properties officeooo:rsid="05024a94"/>
    </style:style>
    <style:style style:name="T32" style:family="text">
      <style:text-properties officeooo:rsid="05322bbe"/>
    </style:style>
    <style:style style:name="T33" style:family="text">
      <style:text-properties officeooo:rsid="05346aea"/>
    </style:style>
    <style:style style:name="T34" style:family="text">
      <style:text-properties officeooo:rsid="0539da75"/>
    </style:style>
    <style:style style:name="T35" style:family="text">
      <style:text-properties officeooo:rsid="053b3aea"/>
    </style:style>
    <style:style style:name="T36" style:family="text">
      <style:text-properties officeooo:rsid="053c3e07"/>
    </style:style>
    <style:style style:name="T37" style:family="text">
      <style:text-properties officeooo:rsid="053eeac3"/>
    </style:style>
    <style:style style:name="T38" style:family="text">
      <style:text-properties officeooo:rsid="05480530"/>
    </style:style>
    <style:style style:name="T39" style:family="text">
      <style:text-properties officeooo:rsid="05795bb6"/>
    </style:style>
    <style:style style:name="T40" style:family="text">
      <style:text-properties officeooo:rsid="057a2b66"/>
    </style:style>
    <style:style style:name="T41" style:family="text">
      <style:text-properties officeooo:rsid="05b0d5e4"/>
    </style:style>
    <style:style style:name="T42" style:family="text">
      <style:text-properties officeooo:rsid="05bee320"/>
    </style:style>
    <style:style style:name="T43" style:family="text">
      <style:text-properties officeooo:rsid="05bf7c08"/>
    </style:style>
    <style:style style:name="T44" style:family="text">
      <style:text-properties fo:font-weight="normal" style:font-weight-asian="normal" style:font-weight-complex="normal"/>
    </style:style>
    <style:style style:name="T45" style:family="text">
      <style:text-properties fo:font-weight="normal" officeooo:rsid="06127008" style:font-weight-asian="normal" style:font-weight-complex="normal"/>
    </style:style>
    <style:style style:name="T46" style:family="text">
      <style:text-properties fo:font-weight="normal" officeooo:rsid="06142b78" style:font-weight-asian="normal" style:font-weight-complex="normal"/>
    </style:style>
    <style:style style:name="T47" style:family="text">
      <style:text-properties fo:font-weight="normal" officeooo:rsid="06149e0c" style:font-weight-asian="normal" style:font-weight-complex="normal"/>
    </style:style>
    <style:style style:name="T48" style:family="text">
      <style:text-properties officeooo:rsid="04aa08c6"/>
    </style:style>
    <style:style style:name="T49" style:family="text">
      <style:text-properties officeooo:rsid="05dc7b7f"/>
    </style:style>
    <style:style style:name="T50" style:family="text">
      <style:text-properties officeooo:rsid="05de7274"/>
    </style:style>
    <style:style style:name="T51" style:family="text">
      <style:text-properties officeooo:rsid="05e68bc4"/>
    </style:style>
    <style:style style:name="T52" style:family="text">
      <style:text-properties officeooo:rsid="05ebbe69"/>
    </style:style>
    <style:style style:name="T53" style:family="text">
      <style:text-properties fo:language="pt" fo:country="BR"/>
    </style:style>
    <style:style style:name="T54" style:family="text">
      <style:text-properties fo:language="pt" fo:country="BR" fo:font-weight="normal" style:font-weight-asian="normal" style:font-weight-complex="normal"/>
    </style:style>
    <style:style style:name="T55" style:family="text">
      <style:text-properties fo:language="pt" fo:country="BR" fo:font-weight="normal" officeooo:rsid="05d7c60b" style:font-weight-asian="normal" style:font-weight-complex="normal"/>
    </style:style>
    <style:style style:name="T56" style:family="text">
      <style:text-properties fo:language="pt" fo:country="BR" officeooo:rsid="053c3e07"/>
    </style:style>
    <style:style style:name="T57" style:family="text">
      <style:text-properties fo:language="pt" fo:country="BR" officeooo:rsid="05625143"/>
    </style:style>
    <style:style style:name="T58" style:family="text">
      <style:text-properties fo:language="pt" fo:country="BR" officeooo:rsid="0564d77e"/>
    </style:style>
    <style:style style:name="T59" style:family="text">
      <style:text-properties fo:language="pt" fo:country="BR" officeooo:rsid="0566290f"/>
    </style:style>
    <style:style style:name="T60" style:family="text">
      <style:text-properties fo:language="pt" fo:country="BR" officeooo:rsid="04aa08c6"/>
    </style:style>
    <style:style style:name="T61" style:family="text">
      <style:text-properties fo:language="pt" fo:country="BR" officeooo:rsid="05d7c60b"/>
    </style:style>
    <style:style style:name="T62" style:family="text">
      <style:text-properties fo:language="pt" fo:country="BR" fo:font-weight="bold" style:font-weight-asian="bold" style:font-weight-complex="bold"/>
    </style:style>
    <style:style style:name="T63" style:family="text">
      <style:text-properties fo:language="pt" fo:country="BR" fo:font-weight="bold" officeooo:rsid="05d7c60b" style:font-weight-asian="bold" style:font-weight-complex="bold"/>
    </style:style>
    <style:style style:name="T64" style:family="text">
      <style:text-properties fo:language="pt" fo:country="BR" officeooo:rsid="05e4eb54"/>
    </style:style>
    <style:style style:name="T65" style:family="text">
      <style:text-properties fo:language="pt" fo:country="BR" officeooo:rsid="06197a1f"/>
    </style:style>
    <style:style style:name="T66" style:family="text">
      <style:text-properties fo:language="pt" fo:country="BR" fo:font-style="normal" fo:font-weight="normal" officeooo:rsid="0643fd3e" style:font-style-asian="normal" style:font-weight-asian="normal" style:font-style-complex="normal" style:font-weight-complex="normal"/>
    </style:style>
    <style:style style:name="T67" style:family="text">
      <style:text-properties style:font-name="Times New Roman" fo:language="pt" fo:country="BR"/>
    </style:style>
    <style:style style:name="T68" style:family="text">
      <style:text-properties style:font-name="Times New Roman" fo:language="pt" fo:country="BR" fo:font-weight="normal" style:font-weight-asian="normal" style:font-weight-complex="normal"/>
    </style:style>
    <style:style style:name="T69" style:family="text">
      <style:text-properties style:font-name="Times New Roman" fo:language="pt" fo:country="BR" fo:font-style="normal" fo:font-weight="normal" style:font-style-asian="normal" style:font-weight-asian="normal" style:font-style-complex="normal" style:font-weight-complex="normal"/>
    </style:style>
    <style:style style:name="T70" style:family="text">
      <style:text-properties style:font-name="Times New Roman" fo:language="pt" fo:country="BR" fo:font-style="normal" fo:font-weight="normal" officeooo:rsid="04a88e0e" style:font-style-asian="normal" style:font-weight-asian="normal" style:font-style-complex="normal" style:font-weight-complex="normal"/>
    </style:style>
    <style:style style:name="T71" style:family="text">
      <style:text-properties style:font-name="Times New Roman" fo:language="pt" fo:country="BR" fo:font-style="normal" fo:font-weight="normal" officeooo:rsid="056815bd" style:font-style-asian="normal" style:font-weight-asian="normal" style:font-style-complex="normal" style:font-weight-complex="normal"/>
    </style:style>
    <style:style style:name="T72" style:family="text">
      <style:text-properties style:font-name="Times New Roman" fo:language="pt" fo:country="BR" fo:font-style="normal" fo:font-weight="normal" officeooo:rsid="05cd4367" style:font-style-asian="normal" style:font-weight-asian="normal" style:font-style-complex="normal" style:font-weight-complex="normal"/>
    </style:style>
    <style:style style:name="T73" style:family="text">
      <style:text-properties style:font-name="Times New Roman" fo:language="pt" fo:country="BR" fo:font-style="normal" fo:font-weight="normal" officeooo:rsid="05cf5574" style:font-style-asian="normal" style:font-weight-asian="normal" style:font-style-complex="normal" style:font-weight-complex="normal"/>
    </style:style>
    <style:style style:name="T74" style:family="text">
      <style:text-properties style:font-name="Times New Roman" fo:language="pt" fo:country="BR" fo:font-style="normal" fo:font-weight="normal" officeooo:rsid="05683f11" style:font-style-asian="normal" style:font-weight-asian="normal" style:font-style-complex="normal" style:font-weight-complex="normal"/>
    </style:style>
    <style:style style:name="T75" style:family="text">
      <style:text-properties style:font-name="Times New Roman" fo:language="pt" fo:country="BR" fo:font-style="normal" fo:font-weight="normal" officeooo:rsid="05f08fff" style:font-style-asian="normal" style:font-weight-asian="normal" style:font-style-complex="normal" style:font-weight-complex="normal"/>
    </style:style>
    <style:style style:name="T76" style:family="text">
      <style:text-properties style:font-name="Times New Roman" fo:language="pt" fo:country="BR" fo:font-style="normal" fo:font-weight="normal" officeooo:rsid="0568ffb9" style:font-style-asian="normal" style:font-weight-asian="normal" style:font-style-complex="normal" style:font-weight-complex="normal"/>
    </style:style>
    <style:style style:name="T77" style:family="text">
      <style:text-properties style:font-name="Times New Roman" fo:language="pt" fo:country="BR" fo:font-style="normal" fo:font-weight="normal" officeooo:rsid="056af550" style:font-style-asian="normal" style:font-weight-asian="normal" style:font-style-complex="normal" style:font-weight-complex="normal"/>
    </style:style>
    <style:style style:name="T78" style:family="text">
      <style:text-properties style:font-name="Times New Roman" fo:language="pt" fo:country="BR" fo:font-style="normal" fo:font-weight="normal" officeooo:rsid="056c871a" style:font-style-asian="normal" style:font-weight-asian="normal" style:font-style-complex="normal" style:font-weight-complex="normal"/>
    </style:style>
    <style:style style:name="T79" style:family="text">
      <style:text-properties style:font-name="Times New Roman" fo:language="pt" fo:country="BR" fo:font-style="normal" fo:font-weight="normal" officeooo:rsid="056d8a4b" style:font-style-asian="normal" style:font-weight-asian="normal" style:font-style-complex="normal" style:font-weight-complex="normal"/>
    </style:style>
    <style:style style:name="T80" style:family="text">
      <style:text-properties style:font-name="Times New Roman" fo:language="pt" fo:country="BR" fo:font-style="normal" fo:font-weight="normal" officeooo:rsid="056ee43c" style:font-style-asian="normal" style:font-weight-asian="normal" style:font-style-complex="normal" style:font-weight-complex="normal"/>
    </style:style>
    <style:style style:name="T81" style:family="text">
      <style:text-properties style:font-name="Times New Roman" fo:language="pt" fo:country="BR" fo:font-style="normal" fo:font-weight="normal" officeooo:rsid="0570d0da" style:font-style-asian="normal" style:font-weight-asian="normal" style:font-style-complex="normal" style:font-weight-complex="normal"/>
    </style:style>
    <style:style style:name="T82" style:family="text">
      <style:text-properties style:font-name="Times New Roman" fo:language="pt" fo:country="BR" fo:font-style="normal" fo:font-weight="normal" officeooo:rsid="05d0412a" style:font-style-asian="normal" style:font-weight-asian="normal" style:font-style-complex="normal" style:font-weight-complex="normal"/>
    </style:style>
    <style:style style:name="T83" style:family="text">
      <style:text-properties style:font-name="Times New Roman" fo:language="pt" fo:country="BR" fo:font-style="normal" fo:font-weight="normal" officeooo:rsid="05f14ea1" style:font-style-asian="normal" style:font-weight-asian="normal" style:font-style-complex="normal" style:font-weight-complex="normal"/>
    </style:style>
    <style:style style:name="T84" style:family="text">
      <style:text-properties style:font-name="Times New Roman" fo:language="pt" fo:country="BR" fo:font-style="normal" fo:font-weight="normal" officeooo:rsid="057445fa" style:font-style-asian="normal" style:font-weight-asian="normal" style:font-style-complex="normal" style:font-weight-complex="normal"/>
    </style:style>
    <style:style style:name="T85" style:family="text">
      <style:text-properties style:font-name="Times New Roman" fo:language="pt" fo:country="BR" fo:font-style="normal" fo:font-weight="normal" officeooo:rsid="05762a2e" style:font-style-asian="normal" style:font-weight-asian="normal" style:font-style-complex="normal" style:font-weight-complex="normal"/>
    </style:style>
    <style:style style:name="T86" style:family="text">
      <style:text-properties style:font-name="Times New Roman" fo:language="pt" fo:country="BR" fo:font-style="normal" fo:font-weight="normal" officeooo:rsid="05d9c195" style:font-style-asian="normal" style:font-weight-asian="normal" style:font-style-complex="normal" style:font-weight-complex="normal"/>
    </style:style>
    <style:style style:name="T87" style:family="text">
      <style:text-properties style:font-name="Times New Roman" fo:language="pt" fo:country="BR" fo:font-style="normal" fo:font-weight="normal" officeooo:rsid="05d2cb44" style:font-style-asian="normal" style:font-weight-asian="normal" style:font-style-complex="normal" style:font-weight-complex="normal"/>
    </style:style>
    <style:style style:name="T88" style:family="text">
      <style:text-properties style:font-name="Times New Roman" fo:language="pt" fo:country="BR" fo:font-style="normal" fo:font-weight="normal" officeooo:rsid="05d1b0e1" style:font-style-asian="normal" style:font-weight-asian="normal" style:font-style-complex="normal" style:font-weight-complex="normal"/>
    </style:style>
    <style:style style:name="T89" style:family="text">
      <style:text-properties style:font-name="Times New Roman" fo:language="pt" fo:country="BR" fo:font-style="normal" fo:font-weight="normal" officeooo:rsid="05d26c6c" style:font-style-asian="normal" style:font-weight-asian="normal" style:font-style-complex="normal" style:font-weight-complex="normal"/>
    </style:style>
    <style:style style:name="T90" style:family="text">
      <style:text-properties style:font-name="Times New Roman" fo:language="pt" fo:country="BR" fo:font-style="normal" fo:font-weight="normal" officeooo:rsid="0528fbad" style:font-style-asian="normal" style:font-weight-asian="normal" style:font-style-complex="normal" style:font-weight-complex="normal"/>
    </style:style>
    <style:style style:name="T91" style:family="text">
      <style:text-properties style:font-name="Times New Roman" fo:language="pt" fo:country="BR" fo:font-style="normal" fo:font-weight="normal" officeooo:rsid="05090d3a" style:font-style-asian="normal" style:font-weight-asian="normal" style:font-style-complex="normal" style:font-weight-complex="normal"/>
    </style:style>
    <style:style style:name="T92" style:family="text">
      <style:text-properties style:font-name="Times New Roman" fo:language="pt" fo:country="BR" fo:font-style="normal" fo:font-weight="normal" officeooo:rsid="05443528" style:font-style-asian="normal" style:font-weight-asian="normal" style:font-style-complex="normal" style:font-weight-complex="normal"/>
    </style:style>
    <style:style style:name="T93" style:family="text">
      <style:text-properties style:font-name="Times New Roman" fo:language="pt" fo:country="BR" fo:font-style="normal" fo:font-weight="normal" officeooo:rsid="055daeae" style:font-style-asian="normal" style:font-weight-asian="normal" style:font-style-complex="normal" style:font-weight-complex="normal"/>
    </style:style>
    <style:style style:name="T94" style:family="text">
      <style:text-properties style:font-name="Times New Roman" fo:language="pt" fo:country="BR" fo:font-style="normal" fo:font-weight="normal" officeooo:rsid="05615109" style:font-style-asian="normal" style:font-weight-asian="normal" style:font-style-complex="normal" style:font-weight-complex="normal"/>
    </style:style>
    <style:style style:name="T95" style:family="text">
      <style:text-properties style:font-name="Times New Roman" fo:language="pt" fo:country="BR" fo:font-style="normal" fo:font-weight="normal" officeooo:rsid="050b0188" style:font-style-asian="normal" style:font-weight-asian="normal" style:font-style-complex="normal" style:font-weight-complex="normal"/>
    </style:style>
    <style:style style:name="T96" style:family="text">
      <style:text-properties style:font-name="Times New Roman" fo:language="pt" fo:country="BR" fo:font-style="normal" fo:font-weight="normal" officeooo:rsid="050d881c" style:font-style-asian="normal" style:font-weight-asian="normal" style:font-style-complex="normal" style:font-weight-complex="normal"/>
    </style:style>
    <style:style style:name="T97" style:family="text">
      <style:text-properties style:font-name="Times New Roman" fo:language="pt" fo:country="BR" fo:font-style="normal" fo:font-weight="normal" officeooo:rsid="0544af4c" style:font-style-asian="normal" style:font-weight-asian="normal" style:font-style-complex="normal" style:font-weight-complex="normal"/>
    </style:style>
    <style:style style:name="T98" style:family="text">
      <style:text-properties style:font-name="Times New Roman" fo:language="pt" fo:country="BR" fo:font-style="normal" fo:font-weight="normal" officeooo:rsid="05bfa687" style:font-style-asian="normal" style:font-weight-asian="normal" style:font-style-complex="normal" style:font-weight-complex="normal"/>
    </style:style>
    <style:style style:name="T99" style:family="text">
      <style:text-properties style:font-name="Times New Roman" fo:language="pt" fo:country="BR" fo:font-style="normal" fo:font-weight="normal" officeooo:rsid="05c051d8" style:font-style-asian="normal" style:font-weight-asian="normal" style:font-style-complex="normal" style:font-weight-complex="normal"/>
    </style:style>
    <style:style style:name="T100" style:family="text">
      <style:text-properties style:font-name="Times New Roman" fo:language="pt" fo:country="BR" fo:font-style="normal" fo:font-weight="normal" officeooo:rsid="057721b6" style:font-style-asian="normal" style:font-weight-asian="normal" style:font-style-complex="normal" style:font-weight-complex="normal"/>
    </style:style>
    <style:style style:name="T101" style:family="text">
      <style:text-properties style:font-name="Times New Roman" fo:language="pt" fo:country="BR" fo:font-style="normal" fo:font-weight="normal" officeooo:rsid="05780401" style:font-style-asian="normal" style:font-weight-asian="normal" style:font-style-complex="normal" style:font-weight-complex="normal"/>
    </style:style>
    <style:style style:name="T102" style:family="text">
      <style:text-properties style:font-name="Times New Roman" fo:language="pt" fo:country="BR" fo:font-style="normal" fo:font-weight="normal" officeooo:rsid="057b7d3e" style:font-style-asian="normal" style:font-weight-asian="normal" style:font-style-complex="normal" style:font-weight-complex="normal"/>
    </style:style>
    <style:style style:name="T103" style:family="text">
      <style:text-properties style:font-name="Times New Roman" fo:language="pt" fo:country="BR" fo:font-style="normal" fo:font-weight="normal" officeooo:rsid="057bc3f3" style:font-style-asian="normal" style:font-weight-asian="normal" style:font-style-complex="normal" style:font-weight-complex="normal"/>
    </style:style>
    <style:style style:name="T104" style:family="text">
      <style:text-properties style:font-name="Times New Roman" fo:language="pt" fo:country="BR" fo:font-style="normal" fo:font-weight="normal" officeooo:rsid="057db6f0" style:font-style-asian="normal" style:font-weight-asian="normal" style:font-style-complex="normal" style:font-weight-complex="normal"/>
    </style:style>
    <style:style style:name="T105" style:family="text">
      <style:text-properties style:font-name="Times New Roman" fo:language="pt" fo:country="BR" fo:font-style="normal" fo:font-weight="normal" officeooo:rsid="057f855d" style:font-style-asian="normal" style:font-weight-asian="normal" style:font-style-complex="normal" style:font-weight-complex="normal"/>
    </style:style>
    <style:style style:name="T106" style:family="text">
      <style:text-properties style:font-name="Times New Roman" fo:language="pt" fo:country="BR" fo:font-style="normal" fo:font-weight="normal" officeooo:rsid="057d9bf8" style:font-style-asian="normal" style:font-weight-asian="normal" style:font-style-complex="normal" style:font-weight-complex="normal"/>
    </style:style>
    <style:style style:name="T107" style:family="text">
      <style:text-properties style:font-name="Times New Roman" fo:language="pt" fo:country="BR" fo:font-style="normal" fo:font-weight="normal" officeooo:rsid="05808843" style:font-style-asian="normal" style:font-weight-asian="normal" style:font-style-complex="normal" style:font-weight-complex="normal"/>
    </style:style>
    <style:style style:name="T108" style:family="text">
      <style:text-properties style:font-name="Times New Roman" fo:language="pt" fo:country="BR" fo:font-style="normal" fo:font-weight="normal" officeooo:rsid="0581b66b" style:font-style-asian="normal" style:font-weight-asian="normal" style:font-style-complex="normal" style:font-weight-complex="normal"/>
    </style:style>
    <style:style style:name="T109" style:family="text">
      <style:text-properties style:font-name="Times New Roman" fo:language="pt" fo:country="BR" fo:font-style="normal" fo:font-weight="normal" officeooo:rsid="058435ec" style:font-style-asian="normal" style:font-weight-asian="normal" style:font-style-complex="normal" style:font-weight-complex="normal"/>
    </style:style>
    <style:style style:name="T110" style:family="text">
      <style:text-properties style:font-name="Times New Roman" fo:language="pt" fo:country="BR" fo:font-style="normal" fo:font-weight="normal" officeooo:rsid="05859781" style:font-style-asian="normal" style:font-weight-asian="normal" style:font-style-complex="normal" style:font-weight-complex="normal"/>
    </style:style>
    <style:style style:name="T111" style:family="text">
      <style:text-properties style:font-name="Times New Roman" fo:language="pt" fo:country="BR" fo:font-style="normal" fo:font-weight="normal" officeooo:rsid="0585c6a2" style:font-style-asian="normal" style:font-weight-asian="normal" style:font-style-complex="normal" style:font-weight-complex="normal"/>
    </style:style>
    <style:style style:name="T112" style:family="text">
      <style:text-properties style:font-name="Times New Roman" fo:language="pt" fo:country="BR" fo:font-style="normal" fo:font-weight="normal" officeooo:rsid="05906fc5" style:font-style-asian="normal" style:font-weight-asian="normal" style:font-style-complex="normal" style:font-weight-complex="normal"/>
    </style:style>
    <style:style style:name="T113" style:family="text">
      <style:text-properties style:font-name="Times New Roman" fo:language="pt" fo:country="BR" fo:font-style="normal" fo:font-weight="normal" officeooo:rsid="05d4f4d7" style:font-style-asian="normal" style:font-weight-asian="normal" style:font-style-complex="normal" style:font-weight-complex="normal"/>
    </style:style>
    <style:style style:name="T114" style:family="text">
      <style:text-properties style:font-name="Times New Roman" fo:language="pt" fo:country="BR" fo:font-style="normal" fo:font-weight="normal" officeooo:rsid="0590f37a" style:font-style-asian="normal" style:font-weight-asian="normal" style:font-style-complex="normal" style:font-weight-complex="normal"/>
    </style:style>
    <style:style style:name="T115" style:family="text">
      <style:text-properties style:font-name="Times New Roman" fo:language="pt" fo:country="BR" fo:font-style="normal" fo:font-weight="normal" officeooo:rsid="0592e81b" style:font-style-asian="normal" style:font-weight-asian="normal" style:font-style-complex="normal" style:font-weight-complex="normal"/>
    </style:style>
    <style:style style:name="T116" style:family="text">
      <style:text-properties style:font-name="Times New Roman" fo:language="pt" fo:country="BR" fo:font-style="normal" fo:font-weight="normal" officeooo:rsid="05830271" style:font-style-asian="normal" style:font-weight-asian="normal" style:font-style-complex="normal" style:font-weight-complex="normal"/>
    </style:style>
    <style:style style:name="T117" style:family="text">
      <style:text-properties style:font-name="Times New Roman" fo:language="pt" fo:country="BR" fo:font-style="normal" fo:font-weight="normal" officeooo:rsid="05917f19" style:font-style-asian="normal" style:font-weight-asian="normal" style:font-style-complex="normal" style:font-weight-complex="normal"/>
    </style:style>
    <style:style style:name="T118" style:family="text">
      <style:text-properties style:font-name="Times New Roman" fo:language="pt" fo:country="BR" fo:font-style="normal" fo:font-weight="normal" officeooo:rsid="0595cdb1" style:font-style-asian="normal" style:font-weight-asian="normal" style:font-style-complex="normal" style:font-weight-complex="normal"/>
    </style:style>
    <style:style style:name="T119" style:family="text">
      <style:text-properties style:font-name="Times New Roman" fo:language="pt" fo:country="BR" fo:font-style="normal" fo:font-weight="normal" officeooo:rsid="0594dd42" style:font-style-asian="normal" style:font-weight-asian="normal" style:font-style-complex="normal" style:font-weight-complex="normal"/>
    </style:style>
    <style:style style:name="T120" style:family="text">
      <style:text-properties style:font-name="Times New Roman" fo:language="pt" fo:country="BR" fo:font-style="normal" fo:font-weight="normal" officeooo:rsid="059b4b5a" style:font-style-asian="normal" style:font-weight-asian="normal" style:font-style-complex="normal" style:font-weight-complex="normal"/>
    </style:style>
    <style:style style:name="T121" style:family="text">
      <style:text-properties style:font-name="Times New Roman" fo:language="pt" fo:country="BR" fo:font-style="normal" fo:font-weight="normal" officeooo:rsid="059c710e" style:font-style-asian="normal" style:font-weight-asian="normal" style:font-style-complex="normal" style:font-weight-complex="normal"/>
    </style:style>
    <style:style style:name="T122" style:family="text">
      <style:text-properties style:font-name="Times New Roman" fo:language="pt" fo:country="BR" fo:font-style="normal" fo:font-weight="normal" officeooo:rsid="0505b6d0" style:font-style-asian="normal" style:font-weight-asian="normal" style:font-style-complex="normal" style:font-weight-complex="normal"/>
    </style:style>
    <style:style style:name="T123" style:family="text">
      <style:text-properties style:font-name="Times New Roman" fo:language="pt" fo:country="BR" fo:font-style="normal" fo:font-weight="normal" officeooo:rsid="055017ee" style:font-style-asian="normal" style:font-weight-asian="normal" style:font-style-complex="normal" style:font-weight-complex="normal"/>
    </style:style>
    <style:style style:name="T124" style:family="text">
      <style:text-properties style:font-name="Times New Roman" fo:language="pt" fo:country="BR" fo:font-style="normal" fo:font-weight="normal" officeooo:rsid="059df246" style:font-style-asian="normal" style:font-weight-asian="normal" style:font-style-complex="normal" style:font-weight-complex="normal"/>
    </style:style>
    <style:style style:name="T125" style:family="text">
      <style:text-properties style:font-name="Times New Roman" fo:language="pt" fo:country="BR" fo:font-style="normal" fo:font-weight="normal" officeooo:rsid="059eb534" style:font-style-asian="normal" style:font-weight-asian="normal" style:font-style-complex="normal" style:font-weight-complex="normal"/>
    </style:style>
    <style:style style:name="T126" style:family="text">
      <style:text-properties style:font-name="Times New Roman" fo:language="pt" fo:country="BR" fo:font-style="normal" fo:font-weight="normal" officeooo:rsid="05a048ff" style:font-style-asian="normal" style:font-weight-asian="normal" style:font-style-complex="normal" style:font-weight-complex="normal"/>
    </style:style>
    <style:style style:name="T127" style:family="text">
      <style:text-properties style:font-name="Times New Roman" fo:language="pt" fo:country="BR" fo:font-style="normal" fo:font-weight="normal" officeooo:rsid="05a1f90e" style:font-style-asian="normal" style:font-weight-asian="normal" style:font-style-complex="normal" style:font-weight-complex="normal"/>
    </style:style>
    <style:style style:name="T128" style:family="text">
      <style:text-properties style:font-name="Times New Roman" fo:language="pt" fo:country="BR" fo:font-style="normal" fo:font-weight="normal" officeooo:rsid="05a363e8" style:font-style-asian="normal" style:font-weight-asian="normal" style:font-style-complex="normal" style:font-weight-complex="normal"/>
    </style:style>
    <style:style style:name="T129" style:family="text">
      <style:text-properties style:font-name="Times New Roman" fo:language="pt" fo:country="BR" fo:font-style="normal" fo:font-weight="normal" officeooo:rsid="05a2dec8" style:font-style-asian="normal" style:font-weight-asian="normal" style:font-style-complex="normal" style:font-weight-complex="normal"/>
    </style:style>
    <style:style style:name="T130" style:family="text">
      <style:text-properties style:font-name="Times New Roman" fo:language="pt" fo:country="BR" fo:font-style="normal" fo:font-weight="normal" officeooo:rsid="05a445ee" style:font-style-asian="normal" style:font-weight-asian="normal" style:font-style-complex="normal" style:font-weight-complex="normal"/>
    </style:style>
    <style:style style:name="T131" style:family="text">
      <style:text-properties style:font-name="Times New Roman" fo:language="pt" fo:country="BR" fo:font-style="normal" fo:font-weight="normal" officeooo:rsid="052d810d" style:font-style-asian="normal" style:font-weight-asian="normal" style:font-style-complex="normal" style:font-weight-complex="normal"/>
    </style:style>
    <style:style style:name="T132" style:family="text">
      <style:text-properties style:font-name="Times New Roman" fo:language="pt" fo:country="BR" fo:font-style="normal" fo:font-weight="normal" officeooo:rsid="0512cf88" style:font-style-asian="normal" style:font-weight-asian="normal" style:font-style-complex="normal" style:font-weight-complex="normal"/>
    </style:style>
    <style:style style:name="T133" style:family="text">
      <style:text-properties style:font-name="Times New Roman" fo:language="pt" fo:country="BR" fo:font-style="normal" fo:font-weight="normal" officeooo:rsid="04a8b4cb" style:font-style-asian="normal" style:font-weight-asian="normal" style:font-style-complex="normal" style:font-weight-complex="normal"/>
    </style:style>
    <style:style style:name="T134" style:family="text">
      <style:text-properties style:font-name="Times New Roman" fo:language="pt" fo:country="BR" fo:font-style="normal" fo:font-weight="normal" officeooo:rsid="0560b69c" style:font-style-asian="normal" style:font-weight-asian="normal" style:font-style-complex="normal" style:font-weight-complex="normal"/>
    </style:style>
    <style:style style:name="T135" style:family="text">
      <style:text-properties style:font-name="Times New Roman" fo:language="pt" fo:country="BR" fo:font-style="normal" fo:font-weight="normal" officeooo:rsid="05576951" style:font-style-asian="normal" style:font-weight-asian="normal" style:font-style-complex="normal" style:font-weight-complex="normal"/>
    </style:style>
    <style:style style:name="T136" style:family="text">
      <style:text-properties style:font-name="Times New Roman" fo:language="pt" fo:country="BR" fo:font-style="normal" fo:font-weight="normal" officeooo:rsid="05e7de58" style:font-style-asian="normal" style:font-weight-asian="normal" style:font-style-complex="normal" style:font-weight-complex="normal"/>
    </style:style>
    <style:style style:name="T137" style:family="text">
      <style:text-properties style:font-name="Times New Roman" fo:language="pt" fo:country="BR" fo:font-style="normal" fo:font-weight="normal" officeooo:rsid="05a6be76" style:font-style-asian="normal" style:font-weight-asian="normal" style:font-style-complex="normal" style:font-weight-complex="normal"/>
    </style:style>
    <style:style style:name="T138" style:family="text">
      <style:text-properties style:font-name="Times New Roman" fo:language="pt" fo:country="BR" fo:font-style="normal" fo:font-weight="normal" officeooo:rsid="05877785" style:font-style-asian="normal" style:font-weight-asian="normal" style:font-style-complex="normal" style:font-weight-complex="normal"/>
    </style:style>
    <style:style style:name="T139" style:family="text">
      <style:text-properties style:font-name="Times New Roman" fo:language="pt" fo:country="BR" fo:font-style="normal" fo:font-weight="normal" officeooo:rsid="05897719" style:font-style-asian="normal" style:font-weight-asian="normal" style:font-style-complex="normal" style:font-weight-complex="normal"/>
    </style:style>
    <style:style style:name="T140" style:family="text">
      <style:text-properties style:font-name="Times New Roman" fo:language="pt" fo:country="BR" fo:font-style="normal" fo:font-weight="normal" officeooo:rsid="058ccf4b" style:font-style-asian="normal" style:font-weight-asian="normal" style:font-style-complex="normal" style:font-weight-complex="normal"/>
    </style:style>
    <style:style style:name="T141" style:family="text">
      <style:text-properties style:font-name="Times New Roman" fo:language="pt" fo:country="BR" fo:font-style="normal" fo:font-weight="normal" officeooo:rsid="058dbc35" style:font-style-asian="normal" style:font-weight-asian="normal" style:font-style-complex="normal" style:font-weight-complex="normal"/>
    </style:style>
    <style:style style:name="T142" style:family="text">
      <style:text-properties style:font-name="Times New Roman" fo:language="pt" fo:country="BR" fo:font-style="normal" fo:font-weight="normal" officeooo:rsid="058e75dd" style:font-style-asian="normal" style:font-weight-asian="normal" style:font-style-complex="normal" style:font-weight-complex="normal"/>
    </style:style>
    <style:style style:name="T143" style:family="text">
      <style:text-properties style:font-name="Times New Roman" fo:language="pt" fo:country="BR" fo:font-style="normal" fo:font-weight="normal" officeooo:rsid="058ea785" style:font-style-asian="normal" style:font-weight-asian="normal" style:font-style-complex="normal" style:font-weight-complex="normal"/>
    </style:style>
    <style:style style:name="T144" style:family="text">
      <style:text-properties style:font-name="Times New Roman" fo:language="pt" fo:country="BR" fo:font-style="normal" fo:font-weight="normal" officeooo:rsid="052c651d" style:font-style-asian="normal" style:font-weight-asian="normal" style:font-style-complex="normal" style:font-weight-complex="normal"/>
    </style:style>
    <style:style style:name="T145" style:family="text">
      <style:text-properties style:font-name="Times New Roman" fo:language="pt" fo:country="BR" fo:font-style="normal" fo:font-weight="normal" officeooo:rsid="04e1b8ea" style:font-style-asian="normal" style:font-weight-asian="normal" style:font-style-complex="normal" style:font-weight-complex="normal"/>
    </style:style>
    <style:style style:name="T146" style:family="text">
      <style:text-properties style:font-name="Times New Roman" fo:language="pt" fo:country="BR" fo:font-style="normal" fo:font-weight="normal" officeooo:rsid="04aa08c6" style:font-style-asian="normal" style:font-weight-asian="normal" style:font-style-complex="normal" style:font-weight-complex="normal"/>
    </style:style>
    <style:style style:name="T147" style:family="text">
      <style:text-properties style:font-name="Times New Roman" fo:language="pt" fo:country="BR" fo:font-style="normal" fo:font-weight="normal" officeooo:rsid="052ff28f" style:font-style-asian="normal" style:font-weight-asian="normal" style:font-style-complex="normal" style:font-weight-complex="normal"/>
    </style:style>
    <style:style style:name="T148" style:family="text">
      <style:text-properties style:font-name="Times New Roman" fo:language="pt" fo:country="BR" fo:font-style="normal" fo:font-weight="normal" officeooo:rsid="04e300a4" style:font-style-asian="normal" style:font-weight-asian="normal" style:font-style-complex="normal" style:font-weight-complex="normal"/>
    </style:style>
    <style:style style:name="T149" style:family="text">
      <style:text-properties style:font-name="Times New Roman" fo:language="pt" fo:country="BR" fo:font-style="normal" fo:font-weight="normal" officeooo:rsid="04e0e2d3" style:font-style-asian="normal" style:font-weight-asian="normal" style:font-style-complex="normal" style:font-weight-complex="normal"/>
    </style:style>
    <style:style style:name="T150" style:family="text">
      <style:text-properties style:font-name="Times New Roman" fo:language="pt" fo:country="BR" fo:font-style="normal" fo:font-weight="normal" officeooo:rsid="05a7c527" style:font-style-asian="normal" style:font-weight-asian="normal" style:font-style-complex="normal" style:font-weight-complex="normal"/>
    </style:style>
    <style:style style:name="T151" style:family="text">
      <style:text-properties style:font-name="Times New Roman" fo:language="pt" fo:country="BR" fo:font-style="normal" fo:font-weight="normal" officeooo:rsid="05a80b35" style:font-style-asian="normal" style:font-weight-asian="normal" style:font-style-complex="normal" style:font-weight-complex="normal"/>
    </style:style>
    <style:style style:name="T152" style:family="text">
      <style:text-properties style:font-name="Times New Roman" fo:language="pt" fo:country="BR" fo:font-style="normal" fo:font-weight="normal" officeooo:rsid="05e87149" style:font-style-asian="normal" style:font-weight-asian="normal" style:font-style-complex="normal" style:font-weight-complex="normal"/>
    </style:style>
    <style:style style:name="T153" style:family="text">
      <style:text-properties style:font-name="Times New Roman" fo:language="pt" fo:country="BR" fo:font-style="normal" fo:font-weight="normal" officeooo:rsid="05e9d009" style:font-style-asian="normal" style:font-weight-asian="normal" style:font-style-complex="normal" style:font-weight-complex="normal"/>
    </style:style>
    <style:style style:name="T154" style:family="text">
      <style:text-properties style:font-name="Times New Roman" fo:language="pt" fo:country="BR" fo:font-style="normal" fo:font-weight="normal" officeooo:rsid="05e03d43" style:font-style-asian="normal" style:font-weight-asian="normal" style:font-style-complex="normal" style:font-weight-complex="normal"/>
    </style:style>
    <style:style style:name="T155" style:family="text">
      <style:text-properties style:font-name="Times New Roman" fo:language="pt" fo:country="BR" fo:font-style="normal" fo:font-weight="normal" officeooo:rsid="052ee588" style:font-style-asian="normal" style:font-weight-asian="normal" style:font-style-complex="normal" style:font-weight-complex="normal"/>
    </style:style>
    <style:style style:name="T156" style:family="text">
      <style:text-properties style:font-name="Times New Roman" fo:language="pt" fo:country="BR" fo:font-style="normal" fo:font-weight="normal" officeooo:rsid="05159ea4" style:font-style-asian="normal" style:font-weight-asian="normal" style:font-style-complex="normal" style:font-weight-complex="normal"/>
    </style:style>
    <style:style style:name="T157" style:family="text">
      <style:text-properties style:font-name="Times New Roman" fo:language="pt" fo:country="BR" fo:font-style="normal" fo:font-weight="normal" officeooo:rsid="06025ea4" style:font-style-asian="normal" style:font-weight-asian="normal" style:font-style-complex="normal" style:font-weight-complex="normal"/>
    </style:style>
    <style:style style:name="T158" style:family="text">
      <style:text-properties style:font-name="Times New Roman" fo:language="pt" fo:country="BR" fo:font-style="normal" fo:font-weight="normal" officeooo:rsid="0603c44e" style:font-style-asian="normal" style:font-weight-asian="normal" style:font-style-complex="normal" style:font-weight-complex="normal"/>
    </style:style>
    <style:style style:name="T159" style:family="text">
      <style:text-properties style:font-name="Times New Roman" fo:language="pt" fo:country="BR" fo:font-style="normal" fo:font-weight="normal" officeooo:rsid="061663a4" style:font-style-asian="normal" style:font-weight-asian="normal" style:font-style-complex="normal" style:font-weight-complex="normal"/>
    </style:style>
    <style:style style:name="T160" style:family="text">
      <style:text-properties style:font-name="Times New Roman" fo:language="pt" fo:country="BR" fo:font-style="normal" fo:font-weight="normal" officeooo:rsid="061810e4" style:font-style-asian="normal" style:font-weight-asian="normal" style:font-style-complex="normal" style:font-weight-complex="normal"/>
    </style:style>
    <style:style style:name="T161" style:family="text">
      <style:text-properties style:font-name="Times New Roman" fo:language="pt" fo:country="BR" fo:font-style="normal" fo:font-weight="normal" officeooo:rsid="0623349c" style:font-style-asian="normal" style:font-weight-asian="normal" style:font-style-complex="normal" style:font-weight-complex="normal"/>
    </style:style>
    <style:style style:name="T162" style:family="text">
      <style:text-properties style:font-name="Times New Roman" fo:language="pt" fo:country="BR" fo:font-style="normal" fo:font-weight="normal" officeooo:rsid="0626eb4e" style:font-style-asian="normal" style:font-weight-asian="normal" style:font-style-complex="normal" style:font-weight-complex="normal"/>
    </style:style>
    <style:style style:name="T163" style:family="text">
      <style:text-properties style:font-name="Times New Roman" fo:language="pt" fo:country="BR" fo:font-style="normal" fo:font-weight="normal" officeooo:rsid="06272bfd" style:font-style-asian="normal" style:font-weight-asian="normal" style:font-style-complex="normal" style:font-weight-complex="normal"/>
    </style:style>
    <style:style style:name="T164" style:family="text">
      <style:text-properties style:font-name="Times New Roman" fo:language="pt" fo:country="BR" fo:font-style="normal" fo:font-weight="normal" officeooo:rsid="06277889" style:font-style-asian="normal" style:font-weight-asian="normal" style:font-style-complex="normal" style:font-weight-complex="normal"/>
    </style:style>
    <style:style style:name="T165" style:family="text">
      <style:text-properties style:font-name="Times New Roman" fo:language="pt" fo:country="BR" fo:font-style="normal" fo:font-weight="normal" officeooo:rsid="062980ec" style:font-style-asian="normal" style:font-weight-asian="normal" style:font-style-complex="normal" style:font-weight-complex="normal"/>
    </style:style>
    <style:style style:name="T166" style:family="text">
      <style:text-properties style:font-name="Times New Roman" fo:language="pt" fo:country="BR" fo:font-style="normal" fo:font-weight="normal" officeooo:rsid="062af5e0" style:font-style-asian="normal" style:font-weight-asian="normal" style:font-style-complex="normal" style:font-weight-complex="normal"/>
    </style:style>
    <style:style style:name="T167" style:family="text">
      <style:text-properties style:font-name="Times New Roman" fo:language="pt" fo:country="BR" fo:font-style="normal" fo:font-weight="normal" officeooo:rsid="062be71f" style:font-style-asian="normal" style:font-weight-asian="normal" style:font-style-complex="normal" style:font-weight-complex="normal"/>
    </style:style>
    <style:style style:name="T168" style:family="text">
      <style:text-properties style:font-name="Times New Roman" fo:language="pt" fo:country="BR" fo:font-style="normal" fo:font-weight="normal" officeooo:rsid="062db0d9" style:font-style-asian="normal" style:font-weight-asian="normal" style:font-style-complex="normal" style:font-weight-complex="normal"/>
    </style:style>
    <style:style style:name="T169" style:family="text">
      <style:text-properties style:font-name="Times New Roman" fo:language="pt" fo:country="BR" fo:font-style="normal" fo:font-weight="normal" officeooo:rsid="062fa53b" style:font-style-asian="normal" style:font-weight-asian="normal" style:font-style-complex="normal" style:font-weight-complex="normal"/>
    </style:style>
    <style:style style:name="T170" style:family="text">
      <style:text-properties style:font-name="Times New Roman" fo:language="pt" fo:country="BR" fo:font-style="normal" fo:font-weight="normal" officeooo:rsid="0632e8dd" style:font-style-asian="normal" style:font-weight-asian="normal" style:font-style-complex="normal" style:font-weight-complex="normal"/>
    </style:style>
    <style:style style:name="T171" style:family="text">
      <style:text-properties style:font-name="Times New Roman" fo:language="pt" fo:country="BR" fo:font-style="normal" fo:font-weight="normal" officeooo:rsid="0633c4be" style:font-style-asian="normal" style:font-weight-asian="normal" style:font-style-complex="normal" style:font-weight-complex="normal"/>
    </style:style>
    <style:style style:name="T172" style:family="text">
      <style:text-properties style:font-name="Times New Roman" fo:language="pt" fo:country="BR" fo:font-style="normal" fo:font-weight="normal" officeooo:rsid="0634e188" style:font-style-asian="normal" style:font-weight-asian="normal" style:font-style-complex="normal" style:font-weight-complex="normal"/>
    </style:style>
    <style:style style:name="T173" style:family="text">
      <style:text-properties style:font-name="Times New Roman" fo:language="pt" fo:country="BR" fo:font-style="normal" fo:font-weight="normal" officeooo:rsid="0635eb3b" style:font-style-asian="normal" style:font-weight-asian="normal" style:font-style-complex="normal" style:font-weight-complex="normal"/>
    </style:style>
    <style:style style:name="T174" style:family="text">
      <style:text-properties style:font-name="Times New Roman" fo:language="pt" fo:country="BR" fo:font-style="normal" fo:font-weight="normal" officeooo:rsid="0638ea69" style:font-style-asian="normal" style:font-weight-asian="normal" style:font-style-complex="normal" style:font-weight-complex="normal"/>
    </style:style>
    <style:style style:name="T175" style:family="text">
      <style:text-properties style:font-name="Times New Roman" fo:language="pt" fo:country="BR" fo:font-style="normal" fo:font-weight="normal" officeooo:rsid="063c9ee3" style:font-style-asian="normal" style:font-weight-asian="normal" style:font-style-complex="normal" style:font-weight-complex="normal"/>
    </style:style>
    <style:style style:name="T176" style:family="text">
      <style:text-properties style:font-name="Times New Roman" fo:language="pt" fo:country="BR" fo:font-style="normal" fo:font-weight="normal" officeooo:rsid="063d4428" style:font-style-asian="normal" style:font-weight-asian="normal" style:font-style-complex="normal" style:font-weight-complex="normal"/>
    </style:style>
    <style:style style:name="T177" style:family="text">
      <style:text-properties style:font-name="Times New Roman" fo:language="pt" fo:country="BR" fo:font-style="normal" fo:font-weight="normal" officeooo:rsid="063dfd7b" style:font-style-asian="normal" style:font-weight-asian="normal" style:font-style-complex="normal" style:font-weight-complex="normal"/>
    </style:style>
    <style:style style:name="T178" style:family="text">
      <style:text-properties style:font-name="Times New Roman" fo:language="pt" fo:country="BR" fo:font-style="normal" fo:font-weight="normal" officeooo:rsid="063fc698" style:font-style-asian="normal" style:font-weight-asian="normal" style:font-style-complex="normal" style:font-weight-complex="normal"/>
    </style:style>
    <style:style style:name="T179" style:family="text">
      <style:text-properties style:font-name="Times New Roman" fo:language="pt" fo:country="BR" fo:font-style="normal" fo:font-weight="normal" officeooo:rsid="06418bee" style:font-style-asian="normal" style:font-weight-asian="normal" style:font-style-complex="normal" style:font-weight-complex="normal"/>
    </style:style>
    <style:style style:name="T180" style:family="text">
      <style:text-properties style:font-name="Times New Roman" fo:language="pt" fo:country="BR" fo:font-style="normal" fo:font-weight="normal" officeooo:rsid="06448cf3" style:font-style-asian="normal" style:font-weight-asian="normal" style:font-style-complex="normal" style:font-weight-complex="normal"/>
    </style:style>
    <style:style style:name="T181" style:family="text">
      <style:text-properties style:font-name="Times New Roman" fo:language="pt" fo:country="BR" fo:font-style="normal" fo:font-weight="normal" officeooo:rsid="06516727" style:font-style-asian="normal" style:font-weight-asian="normal" style:font-style-complex="normal" style:font-weight-complex="normal"/>
    </style:style>
    <style:style style:name="T182" style:family="text">
      <style:text-properties style:font-name="Times New Roman" fo:language="pt" fo:country="BR" fo:font-style="normal" fo:font-weight="normal" officeooo:rsid="0655de6c" style:font-style-asian="normal" style:font-weight-asian="normal" style:font-style-complex="normal" style:font-weight-complex="normal"/>
    </style:style>
    <style:style style:name="T183" style:family="text">
      <style:text-properties style:font-name="Times New Roman" fo:language="pt" fo:country="BR" fo:font-style="normal" fo:font-weight="normal" officeooo:rsid="065740d7" style:font-style-asian="normal" style:font-weight-asian="normal" style:font-style-complex="normal" style:font-weight-complex="normal"/>
    </style:style>
    <style:style style:name="T184" style:family="text">
      <style:text-properties style:font-name="Times New Roman" fo:language="pt" fo:country="BR" fo:font-style="normal" fo:font-weight="normal" officeooo:rsid="06588c40" style:font-style-asian="normal" style:font-weight-asian="normal" style:font-style-complex="normal" style:font-weight-complex="normal"/>
    </style:style>
    <style:style style:name="T185" style:family="text">
      <style:text-properties style:font-name="Times New Roman" fo:language="pt" fo:country="BR" fo:font-style="normal" fo:font-weight="normal" officeooo:rsid="0659dfb4" style:font-style-asian="normal" style:font-weight-asian="normal" style:font-style-complex="normal" style:font-weight-complex="normal"/>
    </style:style>
    <style:style style:name="T186" style:family="text">
      <style:text-properties style:font-name="Times New Roman" fo:language="pt" fo:country="BR" fo:font-style="normal" fo:font-weight="bold" officeooo:rsid="04a8b4cb" style:font-style-asian="normal" style:font-weight-asian="bold" style:font-style-complex="normal" style:font-weight-complex="bold"/>
    </style:style>
    <style:style style:name="T187" style:family="text">
      <style:text-properties style:font-name="Times New Roman" fo:language="pt" fo:country="BR" fo:font-style="normal" style:font-style-asian="normal" style:font-style-complex="normal"/>
    </style:style>
    <style:style style:name="T188" style:family="text">
      <style:text-properties style:font-name="Times New Roman" fo:language="pt" fo:country="BR" fo:font-style="normal" officeooo:rsid="05ab864a" style:font-style-asian="normal" style:font-style-complex="normal"/>
    </style:style>
    <style:style style:name="T189" style:family="text">
      <style:text-properties style:font-name="Times New Roman" fo:language="pt" fo:country="BR" fo:font-style="normal" officeooo:rsid="05ac5699" style:font-style-asian="normal" style:font-style-complex="normal"/>
    </style:style>
    <style:style style:name="T190" style:family="text">
      <style:text-properties style:font-name="Times New Roman" fo:language="pt" fo:country="BR" fo:font-style="normal" officeooo:rsid="05b26d29" style:font-style-asian="normal" style:font-style-complex="normal"/>
    </style:style>
    <style:style style:name="T191" style:family="text">
      <style:text-properties style:font-name="Times New Roman" fo:language="pt" fo:country="BR" fo:font-style="normal" officeooo:rsid="05adf65f" style:font-style-asian="normal" style:font-style-complex="normal"/>
    </style:style>
    <style:style style:name="T192" style:family="text">
      <style:text-properties style:font-name="Times New Roman" fo:language="pt" fo:country="BR" fo:font-style="normal" officeooo:rsid="01e4d73c" style:font-style-asian="normal" style:font-style-complex="normal"/>
    </style:style>
    <style:style style:name="T193" style:family="text">
      <style:text-properties style:font-name="Times New Roman" fo:language="pt" fo:country="BR" fo:font-style="normal" officeooo:rsid="065b80a3" style:font-style-asian="normal" style:font-style-complex="normal"/>
    </style:style>
    <style:style style:name="T194" style:family="text">
      <style:text-properties style:font-name="Times New Roman" fo:language="pt" fo:country="BR" fo:font-style="normal" officeooo:rsid="065d6414" style:font-style-asian="normal" style:font-style-complex="normal"/>
    </style:style>
    <style:style style:name="T195" style:family="text">
      <style:text-properties style:font-name="Times New Roman" fo:language="pt" fo:country="BR" fo:font-style="normal" officeooo:rsid="065f10c3" style:font-style-asian="normal" style:font-style-complex="normal"/>
    </style:style>
    <style:style style:name="T196" style:family="text">
      <style:text-properties style:font-name="Times New Roman" fo:font-style="normal" fo:font-weight="normal" officeooo:rsid="05977bc8" style:font-style-asian="normal" style:font-weight-asian="normal" style:font-style-complex="normal" style:font-weight-complex="normal"/>
    </style:style>
    <style:style style:name="T197" style:family="text">
      <style:text-properties style:font-name="Times New Roman" fo:font-style="normal" fo:font-weight="normal" officeooo:rsid="05986985" style:font-style-asian="normal" style:font-weight-asian="normal" style:font-style-complex="normal" style:font-weight-complex="normal"/>
    </style:style>
    <style:style style:name="T198" style:family="text">
      <style:text-properties style:font-name="Times New Roman" fo:font-style="normal" officeooo:rsid="05ab864a" style:font-style-asian="normal" style:font-style-complex="normal"/>
    </style:style>
    <style:style style:name="T199" style:family="text">
      <style:text-properties style:font-name="Times New Roman" fo:font-style="normal" officeooo:rsid="05ac5699" style:font-style-asian="normal" style:font-style-complex="normal"/>
    </style:style>
    <style:style style:name="T200" style:family="text">
      <style:text-properties officeooo:rsid="060b954c"/>
    </style:style>
    <style:style style:name="T201" style:family="text">
      <style:text-properties officeooo:rsid="060bd844"/>
    </style:style>
    <style:style style:name="T202" style:family="text">
      <style:text-properties officeooo:rsid="060bf3a3"/>
    </style:style>
    <style:style style:name="T203" style:family="text">
      <style:text-properties officeooo:rsid="0520a1ee"/>
    </style:style>
    <style:style style:name="T204" style:family="text">
      <style:text-properties officeooo:rsid="060e3299"/>
    </style:style>
    <style:style style:name="T205" style:family="text">
      <style:text-properties officeooo:rsid="060e5b0f"/>
    </style:style>
    <style:style style:name="T206" style:family="text">
      <style:text-properties officeooo:rsid="0610ea43"/>
    </style:style>
    <style:style style:name="T207" style:family="text">
      <style:text-properties officeooo:rsid="06127008"/>
    </style:style>
    <style:style style:name="T208" style:family="text">
      <style:text-properties fo:font-style="normal" fo:font-weight="normal" style:font-style-asian="normal" style:font-weight-asian="normal" style:font-style-complex="normal" style:font-weight-complex="normal"/>
    </style:style>
    <style:style style:name="T209" style:family="text">
      <style:text-properties fo:font-style="normal" fo:font-weight="normal" officeooo:rsid="03398894" style:font-style-asian="normal" style:font-weight-asian="normal" style:font-style-complex="normal" style:font-weight-complex="normal"/>
    </style:style>
    <style:style style:name="T210" style:family="text">
      <style:text-properties fo:font-style="normal" fo:font-weight="normal" officeooo:rsid="06430f9c" style:font-style-asian="normal" style:font-weight-asian="normal" style:font-style-complex="normal" style:font-weight-complex="normal"/>
    </style:style>
    <style:style style:name="T211" style:family="text">
      <style:text-properties fo:font-style="normal" officeooo:rsid="06492747" style:font-style-asian="normal" style:font-style-complex="normal"/>
    </style:style>
    <style:style style:name="T212" style:family="text">
      <style:text-properties officeooo:rsid="0618dda6"/>
    </style:style>
    <style:style style:name="T213" style:family="text">
      <style:text-properties officeooo:rsid="0619fd18"/>
    </style:style>
    <style:style style:name="T214" style:family="text">
      <style:text-properties officeooo:rsid="061bf4c1"/>
    </style:style>
    <style:style style:name="T215" style:family="text">
      <style:text-properties officeooo:rsid="0623349c"/>
    </style:style>
    <style:style style:name="T216" style:family="text">
      <style:text-properties officeooo:rsid="06283dea"/>
    </style:style>
    <style:style style:name="T217" style:family="text">
      <style:text-properties officeooo:rsid="06474086"/>
    </style:style>
    <style:style style:name="T218" style:family="text">
      <style:text-properties officeooo:rsid="06492747"/>
    </style:style>
    <style:style style:name="T219" style:family="text">
      <style:text-properties officeooo:rsid="064abeee"/>
    </style:style>
    <style:style style:name="T220" style:family="text">
      <style:text-properties officeooo:rsid="064c1e99"/>
    </style:style>
    <style:style style:name="T22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2" style:family="text">
      <style:text-properties fo:font-variant="normal" fo:text-transform="none" fo:color="#000000"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131"><text:tab/>INSTITUTO FEDERAL<office:annotation><dc:creator>Unknown Author</dc:creator><dc:date>2015-04-06T21:14:52</dc:date><text:list text:style-name=""><text:list-item><text:p text:style-name="P251"><text:span text:style-name="T221">Ideias:</text:span></text:p></text:list-item><text:list-item><text:p text:style-name="P251"><text:span text:style-name="T221">Contra argumentos são interessantes na introdução, mas primeiramente os argumentos à favor</text:span></text:p></text:list-item><text:list-item><text:p text:style-name="P251"><text:span text:style-name="T221">Pesquisar sobre isos (9126) de qualidade para ver parâmetros de avaliação (pensar melhor)</text:span></text:p></text:list-item><text:list-item><text:p text:style-name="P251"><text:span text:style-name="T221">Detalhar as plataformas alvo (talvez na introdução (como referência 3))</text:span></text:p></text:list-item><text:list-item><text:p text:style-name="P251"><text:span text:style-name="T221"/></text:p></text:list-item><text:list-item><text:p text:style-name="P251"><text:span text:style-name="T221">Dúvidas:</text:span></text:p></text:list-item><text:list-item><text:p text:style-name="P251"><text:span text:style-name="T221">Metodologia tem que ser no passado?</text:span></text:p></text:list-item><text:list-item><text:p text:style-name="P251"><text:span text:style-name="T221"/></text:p></text:list-item><text:list-item><text:p text:style-name="P251"><text:span text:style-name="T221"/></text:p></text:list-item><text:list-item><text:p text:style-name="P251"><text:span text:style-name="T221">Devo adiconar testes AB com usuários no processo do desenvolvimento do game</text:span><text:span text:style-name="T222">?</text:span></text:p></text:list-item><text:list-item><text:p text:style-name="P251"><text:span text:style-name="T222"/></text:p></text:list-item></text:list></office:annotation> DE EDUCAÇÃO, CIÊNCIA</text:p>
      <text:p text:style-name="P131"><text:s/>E TECNOLOGIA DO RIO GRANDE DO SUL</text:p>
      <text:p text:style-name="P131"><text:s/>CÂMPUS BENTO GONÇALVES</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2"><text:span text:style-name="T17">LIMITAÇÕES NO DESENVOLVIMENTO DE JOGOS MULTIPLATAFORMA EM HTML</text:span> 5</text:p>
      <text:p text:style-name="P131"/>
      <text:p text:style-name="P135"/>
      <text:p text:style-name="P135"/>
      <text:p text:style-name="P135"/>
      <text:p text:style-name="P135"/>
      <text:p text:style-name="P135"/>
      <text:p text:style-name="P135"/>
      <text:p text:style-name="P135"/>
      <text:p text:style-name="P135"/>
      <text:p text:style-name="P136">Jean Carlo Machado<text:bookmark-start text:name="__DdeLink__898_916472288"/></text:p>
      <text:p text:style-name="P135"><text:bookmark-end text:name="__DdeLink__898_916472288"/></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7">Bento Gonçalves, J<text:span text:style-name="T2">ulho de 201</text:span><text:span text:style-name="T3">5</text:span><text:span text:style-name="T2">.</text:span></text:p>
      <text:p text:style-name="P134">JEAN CARLO MACHADO</text:p>
      <text:p text:style-name="P131"><text:soft-page-break/></text:p>
      <text:p text:style-name="P131"/>
      <text:p text:style-name="P131"/>
      <text:p text:style-name="P131"/>
      <text:p text:style-name="P131"/>
      <text:p text:style-name="P131"/>
      <text:p text:style-name="P131"/>
      <text:p text:style-name="P131"/>
      <text:p text:style-name="P132"><text:span text:style-name="T17">LIMITAÇÕES NO DESENVOLVIMENTO DE JOGOS MULTIPLATAFORMA EM HTML</text:span> 5 </text:p>
      <text:p text:style-name="P131"/>
      <text:p text:style-name="P131"/>
      <text:p text:style-name="P131"/>
      <text:p text:style-name="P131"/>
      <text:p text:style-name="P131"/>
      <text:p text:style-name="P131"/>
      <text:p text:style-name="P131"/>
      <text:p text:style-name="P162">Proposta de <text:span text:style-name="T7">projeto de</text:span> Trabalho de Conclusão de Curso em Análise e Desenvolvimento de Sistemas do Instituto Federal de Educação, Ciência e Tecnologia do Rio Grande do Sul – Câmpus Bento Gonçalves.</text:p>
      <text:p text:style-name="P5"/>
      <text:p text:style-name="P163">Orientador: <text:span text:style-name="T11">Me. Rafael Jaque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Bento Gonçalves, Julho de <text:span text:style-name="T17">15</text:span>.</text:p>
      <text:p text:style-name="P165"/>
      <text:p text:style-name="P166"/>
      <text:p text:style-name="P166"><text:bookmark-start text:name="__RefHeading__902_916472288"/>RESUMO<text:bookmark-end text:name="__RefHeading__902_916472288"/></text:p>
      <text:p text:style-name="P23"/>
      <text:p text:style-name="P20"><text:span text:style-name="Strong_20_Emphasis"><text:span text:style-name="T68">Lorem Ipsum</text:span></text:span><text:span text:style-name="T68">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71"/>
      <text:p text:style-name="P87"/>
      <text:p text:style-name="P87"/>
      <text:p text:style-name="P87"/>
      <text:p text:style-name="P87"/>
      <text:p text:style-name="P87"/>
      <text:p text:style-name="P87"/>
      <text:p text:style-name="P87"/>
      <text:p text:style-name="P87"/>
      <text:p text:style-name="P87"/>
      <text:p text:style-name="P88"/>
      <text:p text:style-name="P21"><text:span text:style-name="T4">Palavras-chave: </text:span><text:span text:style-name="T5">Multiplataforma. HTML5.</text:span></text:p>
      <text:p text:style-name="P86"/>
      <text:p text:style-name="P86"/>
      <text:p text:style-name="P164"><text:soft-page-break/></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245"><text:a xlink:type="simple" xlink:href="#__RefHeading__897_916472288" text:style-name="Index_20_Link" text:visited-style-name="Index_20_Link"><text:s/>1 CONTEXTUALIZAÇÃO<text:tab/>6</text:a></text:p>
          <text:p text:style-name="P246"><text:a xlink:type="simple" xlink:href="#__RefHeading__9164_1141725008" text:style-name="Index_20_Link" text:visited-style-name="Index_20_Link"><text:s/>1.1 JOGOS<text:tab/>6</text:a></text:p>
          <text:p text:style-name="P246"><text:a xlink:type="simple" xlink:href="#__RefHeading___Toc3728_2116560958" text:style-name="Index_20_Link" text:visited-style-name="Index_20_Link"><text:s/>1.2 JOGOS E MULTIPLATAFORMA<text:tab/>6</text:a></text:p>
          <text:p text:style-name="P247"><text:a xlink:type="simple" xlink:href="#__RefHeading__2753_2099756279" text:style-name="Index_20_Link" text:visited-style-name="Index_20_Link"><text:s/>1.2.1 DESENVOLVIMENTO DE JOGOS NATIVOS<text:tab/>6</text:a></text:p>
          <text:p text:style-name="P247"><text:a xlink:type="simple" xlink:href="#__RefHeading__2757_2099756279" text:style-name="Index_20_Link" text:visited-style-name="Index_20_Link"><text:s/>1.2.2 DESENVOLVIMENTO DE JOGOS WEB<text:tab/>7</text:a></text:p>
          <text:p text:style-name="P247"><text:a xlink:type="simple" xlink:href="#__RefHeading__2755_2099756279" text:style-name="Index_20_Link" text:visited-style-name="Index_20_Link"><text:s/>1.2.3 DESENVOLVIMENTO DE JOGOS HÍBRIDOS<text:tab/>7</text:a></text:p>
          <text:p text:style-name="P246"><text:a xlink:type="simple" xlink:href="#__RefHeading__2759_2099756279" text:style-name="Index_20_Link" text:visited-style-name="Index_20_Link"><text:s/>1.3 HTML E MULTIPLATAFORMA<text:tab/>7</text:a></text:p>
          <text:p text:style-name="P246"><text:a xlink:type="simple" xlink:href="#__RefHeading__2761_2099756279" text:style-name="Index_20_Link" text:visited-style-name="Index_20_Link"><text:s/>1.4 LIMITAÇõES DE JOGOS MULTIPLATAFORMA COM HTML5<text:tab/>8</text:a></text:p>
          <text:p text:style-name="P246"><text:a xlink:type="simple" xlink:href="#__RefHeading__10896_1141725008" text:style-name="Index_20_Link" text:visited-style-name="Index_20_Link"><text:s/>1.5 ESTE TRABALHO<text:tab/>8</text:a></text:p>
          <text:p text:style-name="P247"><text:a xlink:type="simple" xlink:href="#__RefHeading__2763_2099756279" text:style-name="Index_20_Link" text:visited-style-name="Index_20_Link"><text:s/>1.5.1 O JOGO<text:tab/>9</text:a></text:p>
          <text:p text:style-name="P245"><text:a xlink:type="simple" xlink:href="#__RefHeading__1544_804604353" text:style-name="Index_20_Link" text:visited-style-name="Index_20_Link"><text:s/>2 PROBLEMA<text:tab/>10</text:a></text:p>
          <text:p text:style-name="P245"><text:a xlink:type="simple" xlink:href="#__RefHeading__1546_804604353" text:style-name="Index_20_Link" text:visited-style-name="Index_20_Link"><text:s/>3 OBJETIVOS<text:tab/>11</text:a></text:p>
          <text:p text:style-name="P246"><text:a xlink:type="simple" xlink:href="#__RefHeading__1879_713251450" text:style-name="Index_20_Link" text:visited-style-name="Index_20_Link"><text:s/>3.1 OBJETIVO GERAL<text:tab/>11</text:a></text:p>
          <text:p text:style-name="P246"><text:a xlink:type="simple" xlink:href="#__RefHeading__1881_713251450" text:style-name="Index_20_Link" text:visited-style-name="Index_20_Link"><text:s/>3.2 OBJETIVOS ESPECÍFICOS<text:tab/>11</text:a></text:p>
          <text:p text:style-name="P245"><text:a xlink:type="simple" xlink:href="#__RefHeading__1548_804604353" text:style-name="Index_20_Link" text:visited-style-name="Index_20_Link"><text:s/>4 JUSTIFICATIVA<text:tab/>13</text:a></text:p>
          <text:p text:style-name="P245"><text:a xlink:type="simple" xlink:href="#__RefHeading__2765_2099756279" text:style-name="Index_20_Link" text:visited-style-name="Index_20_Link"><text:s/>5 REVISÃO BIBLIOGRÁFICA<text:tab/>14</text:a></text:p>
          <text:p text:style-name="P246"><text:a xlink:type="simple" xlink:href="#__RefHeading__3648_362853965" text:style-name="Index_20_Link" text:visited-style-name="Index_20_Link"><text:s/>5.1 </text:a><text:a xlink:type="simple" xlink:href="#__RefHeading__3648_362853965" text:style-name="Index_20_Link" text:visited-style-name="Index_20_Link">JOGOS</text:a><text:a xlink:type="simple" xlink:href="#__RefHeading__3648_362853965" text:style-name="Index_20_Link" text:visited-style-name="Index_20_Link"><text:tab/>14</text:a></text:p>
          <text:p text:style-name="P246"><text:a xlink:type="simple" xlink:href="#__RefHeading___Toc3118_1742403655" text:style-name="Index_20_Link" text:visited-style-name="Index_20_Link"><text:s/>5.2 </text:a><text:a xlink:type="simple" xlink:href="#__RefHeading___Toc3118_1742403655" text:style-name="Index_20_Link" text:visited-style-name="Index_20_Link">GÊNEROS</text:a><text:a xlink:type="simple" xlink:href="#__RefHeading___Toc3118_1742403655" text:style-name="Index_20_Link" text:visited-style-name="Index_20_Link"><text:tab/>15</text:a></text:p>
          <text:p text:style-name="P246"><text:a xlink:type="simple" xlink:href="#__RefHeading___Toc3120_1742403655" text:style-name="Index_20_Link" text:visited-style-name="Index_20_Link"><text:s/>5.3 </text:a><text:a xlink:type="simple" xlink:href="#__RefHeading___Toc3120_1742403655" text:style-name="Index_20_Link" text:visited-style-name="Index_20_Link">MECÂNICA </text:a><text:a xlink:type="simple" xlink:href="#__RefHeading___Toc3120_1742403655" text:style-name="Index_20_Link" text:visited-style-name="Index_20_Link">DOS JOGOS</text:a><text:a xlink:type="simple" xlink:href="#__RefHeading___Toc3120_1742403655" text:style-name="Index_20_Link" text:visited-style-name="Index_20_Link"><text:tab/>15</text:a></text:p>
          <text:p text:style-name="P246"><text:a xlink:type="simple" xlink:href="#__RefHeading__3116_2099756279" text:style-name="Index_20_Link" text:visited-style-name="Index_20_Link"><text:s/>5.4 </text:a><text:a xlink:type="simple" xlink:href="#__RefHeading__3116_2099756279" text:style-name="Index_20_Link" text:visited-style-name="Index_20_Link">NAVEGADORES WEB</text:a><text:a xlink:type="simple" xlink:href="#__RefHeading__3116_2099756279" text:style-name="Index_20_Link" text:visited-style-name="Index_20_Link"><text:tab/>15</text:a></text:p>
          <text:p text:style-name="P246"><text:a xlink:type="simple" xlink:href="#__RefHeading__2767_2099756279" text:style-name="Index_20_Link" text:visited-style-name="Index_20_Link"><text:s/>5.5 </text:a><text:a xlink:type="simple" xlink:href="#__RefHeading__2767_2099756279" text:style-name="Index_20_Link" text:visited-style-name="Index_20_Link">ANDROID</text:a><text:a xlink:type="simple" xlink:href="#__RefHeading__2767_2099756279" text:style-name="Index_20_Link" text:visited-style-name="Index_20_Link"><text:tab/>16</text:a></text:p>
          <text:p text:style-name="P246"><text:a xlink:type="simple" xlink:href="#__RefHeading__9494_1068931341" text:style-name="Index_20_Link" text:visited-style-name="Index_20_Link"><text:s/>5.6 </text:a><text:a xlink:type="simple" xlink:href="#__RefHeading__9494_1068931341" text:style-name="Index_20_Link" text:visited-style-name="Index_20_Link">HTML</text:a><text:a xlink:type="simple" xlink:href="#__RefHeading__9494_1068931341" text:style-name="Index_20_Link" text:visited-style-name="Index_20_Link"><text:tab/>16</text:a></text:p>
          <text:p text:style-name="P246"><text:a xlink:type="simple" xlink:href="#__RefHeading__3998_1693357842" text:style-name="Index_20_Link" text:visited-style-name="Index_20_Link"><text:s/>5.7 </text:a><text:a xlink:type="simple" xlink:href="#__RefHeading__3998_1693357842" text:style-name="Index_20_Link" text:visited-style-name="Index_20_Link">CSS</text:a><text:a xlink:type="simple" xlink:href="#__RefHeading__3998_1693357842" text:style-name="Index_20_Link" text:visited-style-name="Index_20_Link"><text:tab/>17</text:a></text:p>
          <text:p text:style-name="P246"><text:a xlink:type="simple" xlink:href="#__RefHeading__3650_362853965" text:style-name="Index_20_Link" text:visited-style-name="Index_20_Link"><text:s/>5.8 </text:a><text:a xlink:type="simple" xlink:href="#__RefHeading__3650_362853965" text:style-name="Index_20_Link" text:visited-style-name="Index_20_Link">JAVASCRIPT</text:a><text:a xlink:type="simple" xlink:href="#__RefHeading__3650_362853965" text:style-name="Index_20_Link" text:visited-style-name="Index_20_Link"><text:tab/>17</text:a></text:p>
          <text:p text:style-name="P246"><text:a xlink:type="simple" xlink:href="#__RefHeading__1565_678454862" text:style-name="Index_20_Link" text:visited-style-name="Index_20_Link"><text:s/>5.9 </text:a><text:a xlink:type="simple" xlink:href="#__RefHeading__1565_678454862" text:style-name="Index_20_Link" text:visited-style-name="Index_20_Link">ALTERNATIVAS AO JAVASCRIPT</text:a><text:a xlink:type="simple" xlink:href="#__RefHeading__1565_678454862" text:style-name="Index_20_Link" text:visited-style-name="Index_20_Link"><text:tab/>18</text:a></text:p>
          <text:p text:style-name="P247"><text:a xlink:type="simple" xlink:href="#__RefHeading__3656_362853965" text:style-name="Index_20_Link" text:visited-style-name="Index_20_Link"><text:s/>5.9.1 </text:a><text:a xlink:type="simple" xlink:href="#__RefHeading__3656_362853965" text:style-name="Index_20_Link" text:visited-style-name="Index_20_Link">TYPESCRIPT</text:a><text:a xlink:type="simple" xlink:href="#__RefHeading__3656_362853965" text:style-name="Index_20_Link" text:visited-style-name="Index_20_Link"><text:tab/>18</text:a></text:p>
          <text:p text:style-name="P247"><text:a xlink:type="simple" xlink:href="#__RefHeading__3658_362853965" text:style-name="Index_20_Link" text:visited-style-name="Index_20_Link"><text:s/>5.9.2 </text:a><text:a xlink:type="simple" xlink:href="#__RefHeading__3658_362853965" text:style-name="Index_20_Link" text:visited-style-name="Index_20_Link">DART</text:a><text:a xlink:type="simple" xlink:href="#__RefHeading__3658_362853965" text:style-name="Index_20_Link" text:visited-style-name="Index_20_Link"><text:tab/>18</text:a></text:p>
          <text:p text:style-name="P246"><text:a xlink:type="simple" xlink:href="#__RefHeading__3660_362853965" text:style-name="Index_20_Link" text:visited-style-name="Index_20_Link"><text:s/>5.10 </text:a><text:a xlink:type="simple" xlink:href="#__RefHeading__3660_362853965" text:style-name="Index_20_Link" text:visited-style-name="Index_20_Link">DOCUMENT OBJECT MODEL (</text:a><text:a xlink:type="simple" xlink:href="#__RefHeading__3660_362853965" text:style-name="Index_20_Link" text:visited-style-name="Index_20_Link">DOM</text:a><text:a xlink:type="simple" xlink:href="#__RefHeading__3660_362853965" text:style-name="Index_20_Link" text:visited-style-name="Index_20_Link">)</text:a><text:a xlink:type="simple" xlink:href="#__RefHeading__3660_362853965" text:style-name="Index_20_Link" text:visited-style-name="Index_20_Link"><text:tab/>18</text:a></text:p>
          <text:p text:style-name="P246"><text:a xlink:type="simple" xlink:href="#__RefHeading__10906_1141725008" text:style-name="Index_20_Link" text:visited-style-name="Index_20_Link"><text:s/>5.11 </text:a><text:a xlink:type="simple" xlink:href="#__RefHeading__10906_1141725008" text:style-name="Index_20_Link" text:visited-style-name="Index_20_Link">CANVAS</text:a><text:a xlink:type="simple" xlink:href="#__RefHeading__10906_1141725008" text:style-name="Index_20_Link" text:visited-style-name="Index_20_Link"><text:tab/>19</text:a></text:p>
          <text:p text:style-name="P246"><text:a xlink:type="simple" xlink:href="#__RefHeading__10904_1141725008" text:style-name="Index_20_Link" text:visited-style-name="Index_20_Link"><text:s/>5.12 </text:a><text:a xlink:type="simple" xlink:href="#__RefHeading__10904_1141725008" text:style-name="Index_20_Link" text:visited-style-name="Index_20_Link">WEBGL</text:a><text:a xlink:type="simple" xlink:href="#__RefHeading__10904_1141725008" text:style-name="Index_20_Link" text:visited-style-name="Index_20_Link"><text:tab/>19</text:a></text:p>
          <text:p text:style-name="P246"><text:a xlink:type="simple" xlink:href="#__RefHeading___Toc3730_2116560958" text:style-name="Index_20_Link" text:visited-style-name="Index_20_Link"><text:s/>5.13 </text:a><text:a xlink:type="simple" xlink:href="#__RefHeading___Toc3730_2116560958" text:style-name="Index_20_Link" text:visited-style-name="Index_20_Link">VIDEO</text:a><text:a xlink:type="simple" xlink:href="#__RefHeading___Toc3730_2116560958" text:style-name="Index_20_Link" text:visited-style-name="Index_20_Link"><text:tab/>19</text:a></text:p>
          <text:p text:style-name="P246"><text:a xlink:type="simple" xlink:href="#__RefHeading__10902_1141725008" text:style-name="Index_20_Link" text:visited-style-name="Index_20_Link"><text:s/>5.14 </text:a><text:a xlink:type="simple" xlink:href="#__RefHeading__10902_1141725008" text:style-name="Index_20_Link" text:visited-style-name="Index_20_Link">AUDIO</text:a><text:a xlink:type="simple" xlink:href="#__RefHeading__10902_1141725008" text:style-name="Index_20_Link" text:visited-style-name="Index_20_Link"><text:tab/>19</text:a></text:p>
          <text:p text:style-name="P247"><text:a xlink:type="simple" xlink:href="#__RefHeading__3662_362853965" text:style-name="Index_20_Link" text:visited-style-name="Index_20_Link"><text:s/>5.14.1 </text:a><text:a xlink:type="simple" xlink:href="#__RefHeading__3662_362853965" text:style-name="Index_20_Link" text:visited-style-name="Index_20_Link">TAG </text:a><text:a xlink:type="simple" xlink:href="#__RefHeading__3662_362853965" text:style-name="Index_20_Link" text:visited-style-name="Index_20_Link">AUDIO</text:a><text:a xlink:type="simple" xlink:href="#__RefHeading__3662_362853965" text:style-name="Index_20_Link" text:visited-style-name="Index_20_Link"><text:tab/>19</text:a></text:p>
          <text:p text:style-name="P247"><text:a xlink:type="simple" xlink:href="#__RefHeading__3664_362853965" text:style-name="Index_20_Link" text:visited-style-name="Index_20_Link"><text:s/>5.14.2 </text:a><text:a xlink:type="simple" xlink:href="#__RefHeading__3664_362853965" text:style-name="Index_20_Link" text:visited-style-name="Index_20_Link">Api de audio</text:a><text:a xlink:type="simple" xlink:href="#__RefHeading__3664_362853965" text:style-name="Index_20_Link" text:visited-style-name="Index_20_Link"><text:tab/>20</text:a></text:p>
          <text:p text:style-name="P246"><text:a xlink:type="simple" xlink:href="#__RefHeading___Toc3732_2116560958" text:style-name="Index_20_Link" text:visited-style-name="Index_20_Link"><text:s/>5.15 </text:a><text:a xlink:type="simple" xlink:href="#__RefHeading___Toc3732_2116560958" text:style-name="Index_20_Link" text:visited-style-name="Index_20_Link">CAMERA</text:a><text:a xlink:type="simple" xlink:href="#__RefHeading___Toc3732_2116560958" text:style-name="Index_20_Link" text:visited-style-name="Index_20_Link"><text:tab/>20</text:a></text:p>
          <text:p text:style-name="P246"><text:a xlink:type="simple" xlink:href="#__RefHeading__1573_678454862" text:style-name="Index_20_Link" text:visited-style-name="Index_20_Link"><text:s/>5.16 </text:a><text:a xlink:type="simple" xlink:href="#__RefHeading__1573_678454862" text:style-name="Index_20_Link" text:visited-style-name="Index_20_Link">ENTRADA DE COMANDOS</text:a><text:a xlink:type="simple" xlink:href="#__RefHeading__1573_678454862" text:style-name="Index_20_Link" text:visited-style-name="Index_20_Link"><text:tab/>20</text:a></text:p>
          <text:p text:style-name="P246"><text:a xlink:type="simple" xlink:href="#__RefHeading__3118_2099756279" text:style-name="Index_20_Link" text:visited-style-name="Index_20_Link"><text:s/>5.17 </text:a><text:a xlink:type="simple" xlink:href="#__RefHeading__3118_2099756279" text:style-name="Index_20_Link" text:visited-style-name="Index_20_Link">CACHE</text:a><text:a xlink:type="simple" xlink:href="#__RefHeading__3118_2099756279" text:style-name="Index_20_Link" text:visited-style-name="Index_20_Link"><text:tab/>20</text:a></text:p>
          <text:p text:style-name="P246"><text:a xlink:type="simple" xlink:href="#__RefHeading__3666_362853965" text:style-name="Index_20_Link" text:visited-style-name="Index_20_Link"><text:s/>5.18 </text:a><text:a xlink:type="simple" xlink:href="#__RefHeading__3666_362853965" text:style-name="Index_20_Link" text:visited-style-name="Index_20_Link">OFFLINE E ARMAZENAMENTO</text:a><text:a xlink:type="simple" xlink:href="#__RefHeading__3666_362853965" text:style-name="Index_20_Link" text:visited-style-name="Index_20_Link"><text:tab/>21</text:a></text:p>
          <text:p text:style-name="P247"><text:a xlink:type="simple" xlink:href="#__RefHeading___Toc3734_2116560958" text:style-name="Index_20_Link" text:visited-style-name="Index_20_Link"><text:s/>5.18.1 </text:a><text:a xlink:type="simple" xlink:href="#__RefHeading___Toc3734_2116560958" text:style-name="Index_20_Link" text:visited-style-name="Index_20_Link">LOCAL STORAGe</text:a><text:a xlink:type="simple" xlink:href="#__RefHeading___Toc3734_2116560958" text:style-name="Index_20_Link" text:visited-style-name="Index_20_Link"><text:tab/>21</text:a></text:p>
          <text:p text:style-name="P247"><text:a xlink:type="simple" xlink:href="#__RefHeading___Toc3736_2116560958" text:style-name="Index_20_Link" text:visited-style-name="Index_20_Link"><text:s/>5.18.2 </text:a><text:a xlink:type="simple" xlink:href="#__RefHeading___Toc3736_2116560958" text:style-name="Index_20_Link" text:visited-style-name="Index_20_Link">WEB SQL</text:a><text:a xlink:type="simple" xlink:href="#__RefHeading___Toc3736_2116560958" text:style-name="Index_20_Link" text:visited-style-name="Index_20_Link"><text:tab/>21</text:a></text:p>
          <text:p text:style-name="P246"><text:a xlink:type="simple" xlink:href="#__RefHeading__3668_362853965" text:style-name="Index_20_Link" text:visited-style-name="Index_20_Link"><text:s/>5.19 </text:a><text:a xlink:type="simple" xlink:href="#__RefHeading__3668_362853965" text:style-name="Index_20_Link" text:visited-style-name="Index_20_Link">RECURSOS NATIVOS ATUALMENTE INDISPONíVEIS PARA O HTML</text:a><text:a xlink:type="simple" xlink:href="#__RefHeading__3668_362853965" text:style-name="Index_20_Link" text:visited-style-name="Index_20_Link">5</text:a><text:a xlink:type="simple" xlink:href="#__RefHeading__3668_362853965" text:style-name="Index_20_Link" text:visited-style-name="Index_20_Link"><text:tab/>21</text:a></text:p>
          <text:p text:style-name="P246"><text:a xlink:type="simple" xlink:href="#__RefHeading___Toc3122_1742403655" text:style-name="Index_20_Link" text:visited-style-name="Index_20_Link"><text:s/>5.20 </text:a><text:a xlink:type="simple" xlink:href="#__RefHeading___Toc3122_1742403655" text:style-name="Index_20_Link" text:visited-style-name="Index_20_Link">DEBUG</text:a><text:a xlink:type="simple" xlink:href="#__RefHeading___Toc3122_1742403655" text:style-name="Index_20_Link" text:visited-style-name="Index_20_Link"><text:tab/>21</text:a></text:p>
          <text:p text:style-name="P247"><text:a xlink:type="simple" xlink:href="#__RefHeading___Toc3124_1742403655" text:style-name="Index_20_Link" text:visited-style-name="Index_20_Link"><text:s/>5.20.1 </text:a><text:a xlink:type="simple" xlink:href="#__RefHeading___Toc3124_1742403655" text:style-name="Index_20_Link" text:visited-style-name="Index_20_Link">WEINRE</text:a><text:a xlink:type="simple" xlink:href="#__RefHeading___Toc3124_1742403655" text:style-name="Index_20_Link" text:visited-style-name="Index_20_Link"><text:tab/>21</text:a></text:p>
          <text:p text:style-name="P246"><text:soft-page-break/><text:a xlink:type="simple" xlink:href="#__RefHeading__1575_678454862" text:style-name="Index_20_Link" text:visited-style-name="Index_20_Link"><text:s/>5.21 </text:a><text:a xlink:type="simple" xlink:href="#__RefHeading__1575_678454862" text:style-name="Index_20_Link" text:visited-style-name="Index_20_Link">TECNOLOGIAS POLYFILL</text:a><text:a xlink:type="simple" xlink:href="#__RefHeading__1575_678454862" text:style-name="Index_20_Link" text:visited-style-name="Index_20_Link"><text:tab/>21</text:a></text:p>
          <text:p text:style-name="P246"><text:a xlink:type="simple" xlink:href="#__RefHeading___Toc3126_1742403655" text:style-name="Index_20_Link" text:visited-style-name="Index_20_Link"><text:s/>5.22 </text:a><text:a xlink:type="simple" xlink:href="#__RefHeading___Toc3126_1742403655" text:style-name="Index_20_Link" text:visited-style-name="Index_20_Link">FERRAMENTAS</text:a><text:a xlink:type="simple" xlink:href="#__RefHeading___Toc3126_1742403655" text:style-name="Index_20_Link" text:visited-style-name="Index_20_Link"><text:tab/>22</text:a></text:p>
          <text:p text:style-name="P247"><text:a xlink:type="simple" xlink:href="#__RefHeading__1567_678454862" text:style-name="Index_20_Link" text:visited-style-name="Index_20_Link"><text:s/>5.22.1 </text:a><text:a xlink:type="simple" xlink:href="#__RefHeading__1567_678454862" text:style-name="Index_20_Link" text:visited-style-name="Index_20_Link">NODEJS</text:a><text:a xlink:type="simple" xlink:href="#__RefHeading__1567_678454862" text:style-name="Index_20_Link" text:visited-style-name="Index_20_Link"><text:tab/>22</text:a></text:p>
          <text:p text:style-name="P247"><text:a xlink:type="simple" xlink:href="#__RefHeading__9502_1068931341" text:style-name="Index_20_Link" text:visited-style-name="Index_20_Link"><text:s/>5.22.2 </text:a><text:a xlink:type="simple" xlink:href="#__RefHeading__9502_1068931341" text:style-name="Index_20_Link" text:visited-style-name="Index_20_Link">SISTEMAS DE BUILDING</text:a><text:a xlink:type="simple" xlink:href="#__RefHeading__9502_1068931341" text:style-name="Index_20_Link" text:visited-style-name="Index_20_Link"><text:tab/>22</text:a></text:p>
          <text:p text:style-name="P247"><text:a xlink:type="simple" xlink:href="#__RefHeading__2083_1557077516" text:style-name="Index_20_Link" text:visited-style-name="Index_20_Link"><text:s/>5.22.3 </text:a><text:a xlink:type="simple" xlink:href="#__RefHeading__2083_1557077516" text:style-name="Index_20_Link" text:visited-style-name="Index_20_Link">GRUNT</text:a><text:a xlink:type="simple" xlink:href="#__RefHeading__2083_1557077516" text:style-name="Index_20_Link" text:visited-style-name="Index_20_Link"><text:tab/>22</text:a></text:p>
          <text:p text:style-name="P247"><text:a xlink:type="simple" xlink:href="#__RefHeading__2085_1557077516" text:style-name="Index_20_Link" text:visited-style-name="Index_20_Link"><text:s/>5.22.4 </text:a><text:a xlink:type="simple" xlink:href="#__RefHeading__2085_1557077516" text:style-name="Index_20_Link" text:visited-style-name="Index_20_Link">GULP</text:a><text:a xlink:type="simple" xlink:href="#__RefHeading__2085_1557077516" text:style-name="Index_20_Link" text:visited-style-name="Index_20_Link"><text:tab/>22</text:a></text:p>
          <text:p text:style-name="P247"><text:a xlink:type="simple" xlink:href="#__RefHeading__3652_362853965" text:style-name="Index_20_Link" text:visited-style-name="Index_20_Link"><text:s/>5.22.5 </text:a><text:a xlink:type="simple" xlink:href="#__RefHeading__3652_362853965" text:style-name="Index_20_Link" text:visited-style-name="Index_20_Link">SOURCE MAPS</text:a><text:a xlink:type="simple" xlink:href="#__RefHeading__3652_362853965" text:style-name="Index_20_Link" text:visited-style-name="Index_20_Link"><text:tab/>22</text:a></text:p>
          <text:p text:style-name="P247"><text:a xlink:type="simple" xlink:href="#__RefHeading__3654_362853965" text:style-name="Index_20_Link" text:visited-style-name="Index_20_Link"><text:s/>5.22.6 </text:a><text:a xlink:type="simple" xlink:href="#__RefHeading__3654_362853965" text:style-name="Index_20_Link" text:visited-style-name="Index_20_Link">MINIFY</text:a><text:a xlink:type="simple" xlink:href="#__RefHeading__3654_362853965" text:style-name="Index_20_Link" text:visited-style-name="Index_20_Link"><text:tab/>22</text:a></text:p>
          <text:p text:style-name="P247"><text:a xlink:type="simple" xlink:href="#__RefHeading__1569_678454862" text:style-name="Index_20_Link" text:visited-style-name="Index_20_Link"><text:s/>5.22.7 </text:a><text:a xlink:type="simple" xlink:href="#__RefHeading__1569_678454862" text:style-name="Index_20_Link" text:visited-style-name="Index_20_Link">GERENCIADORES DE PACOTES</text:a><text:a xlink:type="simple" xlink:href="#__RefHeading__1569_678454862" text:style-name="Index_20_Link" text:visited-style-name="Index_20_Link"><text:tab/>22</text:a></text:p>
          <text:p text:style-name="P247"><text:a xlink:type="simple" xlink:href="#__RefHeading__2119_1557077516" text:style-name="Index_20_Link" text:visited-style-name="Index_20_Link"><text:s/>5.22.8 </text:a><text:a xlink:type="simple" xlink:href="#__RefHeading__2119_1557077516" text:style-name="Index_20_Link" text:visited-style-name="Index_20_Link">BOWER</text:a><text:a xlink:type="simple" xlink:href="#__RefHeading__2119_1557077516" text:style-name="Index_20_Link" text:visited-style-name="Index_20_Link"><text:tab/>22</text:a></text:p>
          <text:p text:style-name="P247"><text:a xlink:type="simple" xlink:href="#__RefHeading__2121_1557077516" text:style-name="Index_20_Link" text:visited-style-name="Index_20_Link"><text:s/>5.22.9 </text:a><text:a xlink:type="simple" xlink:href="#__RefHeading__2121_1557077516" text:style-name="Index_20_Link" text:visited-style-name="Index_20_Link">NPM</text:a><text:a xlink:type="simple" xlink:href="#__RefHeading__2121_1557077516" text:style-name="Index_20_Link" text:visited-style-name="Index_20_Link"><text:tab/>23</text:a></text:p>
          <text:p text:style-name="P246"><text:a xlink:type="simple" xlink:href="#__RefHeading__1579_678454862" text:style-name="Index_20_Link" text:visited-style-name="Index_20_Link"><text:s/>5.23 </text:a><text:a xlink:type="simple" xlink:href="#__RefHeading__1579_678454862" text:style-name="Index_20_Link" text:visited-style-name="Index_20_Link">DISPONIBILIZAÇÂO DA APLICAÇÂO</text:a><text:a xlink:type="simple" xlink:href="#__RefHeading__1579_678454862" text:style-name="Index_20_Link" text:visited-style-name="Index_20_Link"><text:tab/>23</text:a></text:p>
          <text:p text:style-name="P247"><text:a xlink:type="simple" xlink:href="#__RefHeading__1581_678454862" text:style-name="Index_20_Link" text:visited-style-name="Index_20_Link"><text:s/>5.23.1 </text:a><text:a xlink:type="simple" xlink:href="#__RefHeading__1581_678454862" text:style-name="Index_20_Link" text:visited-style-name="Index_20_Link">INSTALAÇÃO</text:a><text:a xlink:type="simple" xlink:href="#__RefHeading__1581_678454862" text:style-name="Index_20_Link" text:visited-style-name="Index_20_Link"><text:tab/>23</text:a></text:p>
          <text:p text:style-name="P249"><text:a xlink:type="simple" xlink:href="#__RefHeading__2769_2099756279" text:style-name="Index_20_Link" text:visited-style-name="Index_20_Link"><text:s/>5.23.1.1 </text:a><text:a xlink:type="simple" xlink:href="#__RefHeading__2769_2099756279" text:style-name="Index_20_Link" text:visited-style-name="Index_20_Link">CROSSWALK</text:a><text:a xlink:type="simple" xlink:href="#__RefHeading__2769_2099756279" text:style-name="Index_20_Link" text:visited-style-name="Index_20_Link"><text:tab/>23</text:a></text:p>
          <text:p text:style-name="P249"><text:a xlink:type="simple" xlink:href="#__RefHeading__2771_2099756279" text:style-name="Index_20_Link" text:visited-style-name="Index_20_Link"><text:s/>5.23.1.2 </text:a><text:a xlink:type="simple" xlink:href="#__RefHeading__2771_2099756279" text:style-name="Index_20_Link" text:visited-style-name="Index_20_Link">PHONEGAP</text:a><text:a xlink:type="simple" xlink:href="#__RefHeading__2771_2099756279" text:style-name="Index_20_Link" text:visited-style-name="Index_20_Link"><text:tab/>23</text:a></text:p>
          <text:p text:style-name="P247"><text:a xlink:type="simple" xlink:href="#__RefHeading__2773_2099756279" text:style-name="Index_20_Link" text:visited-style-name="Index_20_Link"><text:s/>5.23.2 </text:a><text:a xlink:type="simple" xlink:href="#__RefHeading__2773_2099756279" text:style-name="Index_20_Link" text:visited-style-name="Index_20_Link">PHONEGAP </text:a><text:a xlink:type="simple" xlink:href="#__RefHeading__2773_2099756279" text:style-name="Index_20_Link" text:visited-style-name="Index_20_Link">CLOUD</text:a><text:a xlink:type="simple" xlink:href="#__RefHeading__2773_2099756279" text:style-name="Index_20_Link" text:visited-style-name="Index_20_Link"><text:tab/>23</text:a></text:p>
          <text:p text:style-name="P246"><text:a xlink:type="simple" xlink:href="#__RefHeading__2775_2099756279" text:style-name="Index_20_Link" text:visited-style-name="Index_20_Link"><text:s/>5.24 </text:a><text:a xlink:type="simple" xlink:href="#__RefHeading__2775_2099756279" text:style-name="Index_20_Link" text:visited-style-name="Index_20_Link">O JOGO</text:a><text:a xlink:type="simple" xlink:href="#__RefHeading__2775_2099756279" text:style-name="Index_20_Link" text:visited-style-name="Index_20_Link"><text:tab/>23</text:a></text:p>
          <text:p text:style-name="P247"><text:a xlink:type="simple" xlink:href="#__RefHeading__3670_362853965" text:style-name="Index_20_Link" text:visited-style-name="Index_20_Link"><text:s/>5.24.1 IMPLEMENTAÇÃO<text:tab/>24</text:a></text:p>
          <text:p text:style-name="P246"><text:a xlink:type="simple" xlink:href="#__RefHeading___Toc3128_1742403655" text:style-name="Index_20_Link" text:visited-style-name="Index_20_Link"><text:s/>5.25 FEEDBACK<text:tab/>24</text:a></text:p>
          <text:p text:style-name="P245"><text:a xlink:type="simple" xlink:href="#__RefHeading__1585_678454862" text:style-name="Index_20_Link" text:visited-style-name="Index_20_Link"><text:s/>6 TRABALHOS SIMILARES<text:tab/>25</text:a></text:p>
          <text:p text:style-name="P245"><text:a xlink:type="simple" xlink:href="#__RefHeading__2446_1048077266" text:style-name="Index_20_Link" text:visited-style-name="Index_20_Link"><text:s/>7 METODOLOGIA<text:tab/>26</text:a></text:p>
          <text:p text:style-name="P245"><text:a xlink:type="simple" xlink:href="#__RefHeading__1587_678454862" text:style-name="Index_20_Link" text:visited-style-name="Index_20_Link"><text:s/>8 RESULTADOS<text:tab/>28</text:a></text:p>
          <text:p text:style-name="P246"><text:a xlink:type="simple" xlink:href="#__RefHeading__2869_343412675" text:style-name="Index_20_Link" text:visited-style-name="Index_20_Link"><text:s/>8.1 LIMITAÇÕES<text:tab/>28</text:a></text:p>
          <text:p text:style-name="P245"><text:a xlink:type="simple" xlink:href="#__RefHeading__3672_362853965" text:style-name="Index_20_Link" text:visited-style-name="Index_20_Link"><text:s/>9 </text:a><text:a xlink:type="simple" xlink:href="#__RefHeading__3672_362853965" text:style-name="Index_20_Link" text:visited-style-name="Index_20_Link">CONCLUSÕES</text:a><text:a xlink:type="simple" xlink:href="#__RefHeading__3672_362853965" text:style-name="Index_20_Link" text:visited-style-name="Index_20_Link"><text:tab/>31</text:a></text:p>
          <text:p text:style-name="P246"><text:a xlink:type="simple" xlink:href="#__RefHeading__3674_362853965" text:style-name="Index_20_Link" text:visited-style-name="Index_20_Link"><text:s/>9.1 </text:a><text:a xlink:type="simple" xlink:href="#__RefHeading__3674_362853965" text:style-name="Index_20_Link" text:visited-style-name="Index_20_Link">TRABALHOS FUTUROS</text:a><text:a xlink:type="simple" xlink:href="#__RefHeading__3674_362853965" text:style-name="Index_20_Link" text:visited-style-name="Index_20_Link"><text:tab/>31</text:a></text:p>
          <text:p text:style-name="P245"><text:a xlink:type="simple" xlink:href="#__RefHeading__3647_1087257385" text:style-name="Index_20_Link" text:visited-style-name="Index_20_Link"><text:s/>10 </text:a><text:a xlink:type="simple" xlink:href="#__RefHeading__3647_1087257385" text:style-name="Index_20_Link" text:visited-style-name="Index_20_Link">CRONOGRAMA</text:a><text:a xlink:type="simple" xlink:href="#__RefHeading__3647_1087257385" text:style-name="Index_20_Link" text:visited-style-name="Index_20_Link"><text:tab/>33</text:a></text:p>
          <text:p text:style-name="P245"><text:a xlink:type="simple" xlink:href="#__RefHeading__1897_713251450" text:style-name="Index_20_Link" text:visited-style-name="Index_20_Link">BIBLIOGRAFIA<text:tab/>35</text:a></text:p>
          <text:p text:style-name="P245"><text:a xlink:type="simple" xlink:href="#__RefHeading__1591_678454862" text:style-name="Index_20_Link" text:visited-style-name="Index_20_Link">GLOSSÁRIO<text:tab/>36</text:a></text:p>
          <text:p text:style-name="P245"><text:a xlink:type="simple" xlink:href="#__RefHeading___Toc3130_1742403655" text:style-name="Index_20_Link" text:visited-style-name="Index_20_Link">ANEXOS<text:tab/>37</text:a></text:p>
          <text:p text:style-name="P246"><text:a xlink:type="simple" xlink:href="#__RefHeading__3676_362853965" text:style-name="Index_20_Link" text:visited-style-name="Index_20_Link"><text:s/>10.1 CONVERSORES PARA HTML5<text:tab/>37</text:a></text:p>
          <text:p text:style-name="P246"><text:a xlink:type="simple" xlink:href="#__RefHeading__3678_362853965" text:style-name="Index_20_Link" text:visited-style-name="Index_20_Link"><text:s/>10.2 METODOLOGIA DE DESENVOLVIMENTO DE SOFTWARE PARA A CONSTRUÇÃO DE GAMES<text:tab/>37</text:a></text:p>
          <text:p text:style-name="P246"><text:a xlink:type="simple" xlink:href="#__RefHeading___Toc3132_1742403655" text:style-name="Index_20_Link" text:visited-style-name="Index_20_Link"><text:s/>10.3 AMBIENTES PARA DESENVOLVIMENTO HTML5<text:tab/>38</text:a></text:p>
          <text:p text:style-name="P246"><text:a xlink:type="simple" xlink:href="#__RefHeading__3682_362853965" text:style-name="Index_20_Link" text:visited-style-name="Index_20_Link"><text:s/>10.4 HTTP<text:tab/>39</text:a></text:p>
          <text:p text:style-name="P246"><text:a xlink:type="simple" xlink:href="#__RefHeading__1577_678454862" text:style-name="Index_20_Link" text:visited-style-name="Index_20_Link"><text:s/>10.5 </text:a><text:a xlink:type="simple" xlink:href="#__RefHeading__1577_678454862" text:style-name="Index_20_Link" text:visited-style-name="Index_20_Link">FRAMEWORKS PARA DESENVOLVIMENTO DE JOGOS HTML5</text:a><text:a xlink:type="simple" xlink:href="#__RefHeading__1577_678454862" text:style-name="Index_20_Link" text:visited-style-name="Index_20_Link"><text:tab/>39</text:a></text:p>
          <text:p text:style-name="P246"><text:a xlink:type="simple" xlink:href="#__RefHeading__10900_1141725008" text:style-name="Index_20_Link" text:visited-style-name="Index_20_Link"><text:s/>10.6 </text:a><text:a xlink:type="simple" xlink:href="#__RefHeading__10900_1141725008" text:style-name="Index_20_Link" text:visited-style-name="Index_20_Link">INTERFACE E ESCOLHAS DE DESIGN</text:a><text:a xlink:type="simple" xlink:href="#__RefHeading__10900_1141725008" text:style-name="Index_20_Link" text:visited-style-name="Index_20_Link"><text:tab/>39</text:a></text:p>
        </text:index-body>
      </text:table-of-content>
      <text:p text:style-name="P138"/>
      <text:p text:style-name="P138"/>
      <text:h text:style-name="P222" text:outline-level="1"><text:bookmark-start text:name="__RefHeading__897_916472288"/>CONTEXTUALIZAÇÃO<text:bookmark-end text:name="__RefHeading__897_916472288"/></text:h>
      <text:p text:style-name="P139"/>
      <text:h text:style-name="P195" text:outline-level="2"><text:bookmark-start text:name="__RefHeading__9164_1141725008"/>JOGOS<text:bookmark-end text:name="__RefHeading__9164_1141725008"/></text:h>
      <text:p text:style-name="P27">Jogos é uma tendência que veio para ficar. <text:span text:style-name="T18">(colocar estatísticas sobre jogos).</text:span></text:p>
      <text:p text:style-name="P82">Segundo o Wikipedia</text:p>
      <text:p text:style-name="P82">Seus compoentes incluem: regras, desafios e interações. Geralmente envolvem s<text:span text:style-name="T200">i</text:span>mulação física e mental. Muitos jogos ajudam a desenvolver habilidades práticas, servem como uma forma de exercício, ou de alguma forma executam um papel educa<text:span text:style-name="T201">ci</text:span>onal, <text:span text:style-name="T202">de</text:span> simulação ou psicológico. Jogos são uma parte universal do experiência humana, presentes em todas as culturas.</text:p>
      <text:p text:style-name="P96"/>
      <text:p text:style-name="P28"/>
      <text:h text:style-name="P196" text:outline-level="2"><text:bookmark-start text:name="__RefHeading___Toc3728_2116560958"/><text:span text:style-name="T203">JOGOS E MULTIPLATAFORMA</text:span> <text:s/><text:bookmark-end text:name="__RefHeading___Toc3728_2116560958"/></text:h>
      <text:p text:style-name="P167"/>
      <text:p text:style-name="P30">A pluralidade de dispositivos se tornou atraente para a indústria e consumidores de jogos.</text:p>
      <text:p text:style-name="P83"><text:span text:style-name="T28">É laboriosa a tarefa dos produtores neste panorama,</text:span> existem muitas plataformas. <text:span text:style-name="T27">Além da fragmaentação de versões, e hardwares diferenciados.</text:span></text:p>
      <text:p text:style-name="P84">Existem estratégias de abordagem no desenvolvimento de jogos que vão decidir quais plataformas serão atendidas pelos jogos.</text:p>
      <text:h text:style-name="Heading_20_3" text:outline-level="3"><text:bookmark-start text:name="__RefHeading__2753_2099756279"/>DESENVOLVIMENTO DE JOGOS NATIVOS<text:bookmark-end text:name="__RefHeading__2753_2099756279"/></text:h>
      <text:p text:style-name="P22"/>
      <text:p text:style-name="P31"><text:span text:style-name="T204">Habilita a m</text:span>elhor experiência d<text:span text:style-name="T205">e</text:span> usuário <text:span text:style-name="T33">pois permite utilizar ao máximo os recursos e funcionalidades dos aparelhos. Porém, devido a cada plataforma coter seu próprio sistema operacional, com seus próprios SDK's, totalmente incompatívies, os desenvolvedores são </text:span><text:soft-page-break/><text:span text:style-name="T33">forçados a desenvolver uma versão do jogo para cada plataforma alvo. Além da replicação dos fontes, esta abordagem requermais pessoas, e maior custo com possivelmente parte do mercado não atendido de qualquer forma.</text:span></text:p>
      <text:h text:style-name="P234" text:outline-level="3"><text:bookmark-start text:name="__RefHeading__2757_2099756279"/>DESENVOLVIMENTO DE JOGOS WEB<text:bookmark-end text:name="__RefHeading__2757_2099756279"/></text:h>
      <text:p text:style-name="P32"><text:s/></text:p>
      <text:p text:style-name="P33"><text:span text:style-name="T42">N</text:span>ecessitam <text:span text:style-name="T43">de </text:span>apenas uma base <text:span text:style-name="T206">de código e pode rodar em todas as plataformas.</text:span></text:p>
      <text:p text:style-name="P34">Contém a mais vasta gama de desenolvedores e muitos interessados em aprendê-la. <text:span text:style-name="T207">Seus custos também são infeirores, aos do desenvolvimento nativo – pois demandam menos trabalhadores/hora devido a inexistência de duplicação da base.</text:span></text:p>
      <text:p text:style-name="P85"><text:span text:style-name="T44">Não obstante, esta opção – devido a icompletude da especificação de padrões – carece de alguns recursos e outros não estão completamente implementados. </text:span><text:span text:style-name="T45">Performance também pode ser um limitador, visto que esta</text:span><text:span text:style-name="T46">s tecnologias são </text:span><text:span text:style-name="T45">executadas através de um navegador, criando uma camada de abstração superior à das A</text:span><text:span text:style-name="T47">PI</text:span><text:span text:style-name="T45">'s nativas que fazem chamadas ao sistema diretamente.</text:span></text:p>
      <text:h text:style-name="P235" text:outline-level="3"><text:bookmark-start text:name="__RefHeading__2755_2099756279"/>DESENVOLVIMENTO DE JOGOS HÍBRIDOS<text:bookmark-end text:name="__RefHeading__2755_2099756279"/></text:h>
      <text:p text:style-name="P126"><text:span text:style-name="Emphasis"><text:span text:style-name="T159">Jogos híbridos são jogos geralmente desenvolvidos com tecnologias da web: beneficiando-se da não necessidade de duplicação. </text:span></text:span><text:span text:style-name="Emphasis"><text:span text:style-name="T184">R</text:span></text:span><text:span text:style-name="Emphasis"><text:span text:style-name="T160">odam</text:span></text:span><text:span text:style-name="Emphasis"><text:span text:style-name="T70"> dentro de um </text:span></text:span><text:span text:style-name="Emphasis"><text:span text:style-name="T160">container nativo – possibilitando o acesso à chamadas do sistema, </text:span></text:span><text:span text:style-name="Emphasis"><text:span text:style-name="T184">recursos de hardware,</text:span></text:span><text:span text:style-name="Emphasis"><text:span text:style-name="T160"> elimitando </text:span></text:span><text:span text:style-name="Emphasis"><text:span text:style-name="T184">muitias das </text:span></text:span><text:span text:style-name="Emphasis"><text:span text:style-name="T160"><text:s/>dificuldades da web.</text:span></text:span></text:p>
      <text:p text:style-name="P127"><text:span text:style-name="Emphasis"><text:span text:style-name="T160">Em certo sentido, beneficiam-se do melhor de ambas as metodologias anteriores.</text:span></text:span></text:p>
      <text:p text:style-name="P191"><text:span text:style-name="Emphasis"><text:span text:style-name="T185">Phone game é uma ferramente deste tipo. Permite acessar os dispositivos utilizando sua API javascript. Funnciona encapsulando todo o código HTML5. Este tipo de abordagem permite acessar câmera, acelerômetro, gps, etc.</text:span></text:span></text:p>
      <text:h text:style-name="P197" text:outline-level="2"><text:bookmark-start text:name="__RefHeading__2759_2099756279"/>HTML E MULTIPLATAFORMA<text:bookmark-end text:name="__RefHeading__2759_2099756279"/></text:h>
      <text:p text:style-name="P36"><text:span text:style-name="T34">A </text:span>OWP (Open Web Platform), uma coleção de tecnologias livres, amplamente utilizadas e padronizadas. <text:s/>O HTML Hypertext Markup Language <text:span text:style-name="T34">é</text:span> a peça fundamental da OWP, seu objetivo é especificar o conteúdo d<text:span text:style-name="T35">as páginas</text:span> web. <text:span text:style-name="Emphasis"><text:span text:style-name="T209">Trata-se de uma linguagem de marcação </text:span></text:span><text:soft-page-break/><text:span text:style-name="Emphasis"><text:span text:style-name="T209">que define a estrutura de elementos que uma página deve ter de modo a fornecer conteúdo aos usuários. </text:span></text:span></text:p>
      <text:p text:style-name="P37"><text:span text:style-name="Emphasis"><text:span text:style-name="T208">O HTML5 é um conceito guarda chuva para designar as tecnologias da web Javascript, CSS3 e HTML. Em termos práticos signfica que quando uma tecnologia se torma muito popular através da adoção de algumas grandes empresas e dos desenvolvedores, ela se torna candidata a adoção.</text:span></text:span></text:p>
      <text:p text:style-name="P24"><text:span text:style-name="T38">A </text:span>interatividade necessária para a construção de jogos animados em HTML é algo recente, <text:span text:style-name="T212">obtido através dos esforços direcionados no HTML5,</text:span> anteriormente só se obtinha <text:span text:style-name="T38">iteratividade de tamanho proporção na Web</text:span> com a utilização de ferramentas proprietárias como o Adobe Flash e Microsoft Silverlight.</text:p>
      <text:p text:style-name="P35"/>
      <text:h text:style-name="P198" text:outline-level="2"><text:bookmark-start text:name="__RefHeading__2761_2099756279"/>LIMITAÇõES DE JOGOS MULTIPLATAFORMA <text:span text:style-name="T36">COM HTML5</text:span><text:bookmark-end text:name="__RefHeading__2761_2099756279"/></text:h>
      <text:p text:style-name="P89"><text:span text:style-name="T56">E</text:span><text:span text:style-name="T53">nquanto o </text:span><text:span text:style-name="T65">HTML</text:span><text:span text:style-name="T53"> é desenvolvido muitas das funcionalidades disponibilizadas são testadas em apenas um pequeno conjunto de navegadores para um pequeno conjunto de versões (referência 2). </text:span><text:span text:style-name="T57">Isso acarreta em suporte inconsistente. <text:s/></text:span><text:span text:style-name="T58">A forma mais segura de garantir suporte é testando emtodas as versões alvo, </text:span><text:span text:style-name="T59">todavia essa solução é imprática.</text:span></text:p>
      <text:p text:style-name="P38">Os desenvolvedores de navegadores podem interpretar/implementar as especificações erroneamente aumentando os problemas de compatibilidade.</text:p>
      <text:p text:style-name="P90"><text:span text:style-name="T56">N</text:span><text:span text:style-name="T53">em todos os recursos disponíveis através das SDK's nativas estão presentes através do HTML5.</text:span></text:p>
      <text:p text:style-name="P39"/>
      <text:h text:style-name="P199" text:outline-level="2"><text:bookmark-start text:name="__RefHeading__10896_1141725008"/>ESTE TRABALHO<text:bookmark-end text:name="__RefHeading__10896_1141725008"/></text:h>
      <text:p text:style-name="P29">Este projeto propõe analisar as limitações do HTML5 <text:span text:style-name="T23">quanto relativo á construção de jogos multiplataforma.</text:span> <text:span text:style-name="T23">A</text:span>través <text:span text:style-name="T24">de revisão biliográfica e </text:span><text:s/>da criação de um <text:span text:style-name="T24">protótipo de</text:span> jogo multiplataforma. </text:p>
      <text:p text:style-name="P29"/>
      <text:p text:style-name="P40">Um <text:span text:style-name="T25">tratado</text:span> completo sobre o assunto requiriria um comparativo entre jogos desenvolvidos <text:soft-page-break/>nativamente e jogos em HTML5. </text:p>
      <text:p text:style-name="P41">Não é objetivo deste trabalho demonstrar onde o HTML5 s<text:span text:style-name="T213">e sobressai</text:span>, apenas <text:span text:style-name="T214">suas</text:span> limitações.</text:p>
      <text:p text:style-name="P43"><text:span text:style-name="T37">Também não é objetivo deste trabalho</text:span> comparar o HTML com outras tecnologias de desenvolvimento de jogos, como FlashPlayer, <text:span text:style-name="T29">Silverlight</text:span> ou alternativas desktop. </text:p>
      <text:p text:style-name="P42"/>
      <text:p text:style-name="P48">O escopo deste projeto não me permite tanto.</text:p>
      <text:h text:style-name="P237" text:outline-level="3"><text:bookmark-start text:name="__RefHeading__2763_2099756279"/>O JOGO<text:bookmark-end text:name="__RefHeading__2763_2099756279"/></text:h>
      <text:p text:style-name="P42"><text:span text:style-name="T21">Para a análise das limitações foi escolhido</text:span><text:span text:style-name="T19"> um jogo de matemática </text:span><text:span text:style-name="T20">simples, </text:span><text:span text:style-name="T21">consistindo</text:span><text:span text:style-name="T20"> na geração de equações com um candidato de resposta. Cabe ao usuário informa</text:span><text:span text:style-name="T22">r</text:span><text:span text:style-name="T20"> se o resultado apontado pelo jogo está correto ou não.</text:span><text:span text:style-name="T19"> </text:span><text:span text:style-name="T20">Escolhi um jogo deste tipo pois sua concepção necessitava ser razoavelmente veloz para dar continuidade na pesquisa.</text:span></text:p>
      <text:p text:style-name="P128"/>
      <text:h text:style-name="P224" text:outline-level="1"><text:bookmark-start text:name="__RefHeading__1544_804604353"/>PROBLEMA<text:bookmark-end text:name="__RefHeading__1544_804604353"/></text:h>
      <text:p text:style-name="P44"/>
      <text:p text:style-name="P44">A carência de definições concretas sobre a viabilidade da atual versão do HTML5 - quando utilizado no desenvolvimento de jogos e o senso comum, acabam por monopolizar à construção de jogos nativos as plataformas alvo.</text:p>
      <text:p text:style-name="P45">Os custos introduzidos no ciclo vida de um jogo, para diversas plataformas, é muito alto para ser considerado <text:span text:style-name="T30">trivial</text:span>.</text:p>
      <text:p text:style-name="P44"/>
      <text:h text:style-name="P224" text:outline-level="1"><text:bookmark-start text:name="__RefHeading__1546_804604353"/>OBJETIVOS<text:bookmark-end text:name="__RefHeading__1546_804604353"/></text:h>
      <text:h text:style-name="P200" text:outline-level="2"><text:bookmark-start text:name="__RefHeading__1879_713251450"/>OBJETIVO GERAL<text:bookmark-end text:name="__RefHeading__1879_713251450"/></text:h>
      <text:p text:style-name="P44">Identificar possíveis limitações no processo de desenvolvimento de jogos multiplataforma oriundas do atual estado de definição e implementação do HTML5. </text:p>
      <text:h text:style-name="P201" text:outline-level="2"><text:bookmark-start text:name="__RefHeading__1881_713251450"/>OBJETIVOS ESPECÍFICOS<text:bookmark-end text:name="__RefHeading__1881_713251450"/></text:h>
      <text:p text:style-name="P176">Estudar as limitações de desenvolvimento de jogos nas plataformas de smartphones Android e navegadores Desktop Google Chrome 42 e Firefox 37. Optamos por Android, e não IOS, pois o primeiro contém a vasta maioria do mercado de Smartphone, e por termos maior experiência na já mencionada plataforma.</text:p>
      <text:p text:style-name="P46"><text:tab/>Pretende-se também estudar os seguintes tópicos do desenvolvimento de jogos, relativos ao HTML5:</text:p>
      <text:list xml:id="list2185626004580569281" text:style-name="L13">
        <text:list-item>
          <text:p text:style-name="P175"><text:s text:c="4"/>Debugging</text:p>
        </text:list-item>
        <text:list-item>
          <text:p text:style-name="P175"><text:s text:c="4"/>Diferenças em tamanho de tela</text:p>
        </text:list-item>
        <text:list-item>
          <text:p text:style-name="P175"><text:s text:c="4"/>Canvas</text:p>
        </text:list-item>
        <text:list-item>
          <text:p text:style-name="P175"><text:s text:c="5"/>Resizing via <text:span text:style-name="T215">C</text:span>anvas vs DOM</text:p>
        </text:list-item>
        <text:list-item>
          <text:p text:style-name="P175"><text:s text:c="5"/>Aceleração de GPU</text:p>
        </text:list-item>
        <text:list-item>
          <text:p text:style-name="P175"><text:s text:c="5"/>API de Audio (reference 2)</text:p>
        </text:list-item>
        <text:list-item>
          <text:p text:style-name="P175"><text:s text:c="4"/>Performance</text:p>
        </text:list-item>
        <text:list-item>
          <text:p text:style-name="P175"><text:s text:c="4"/>Empacotadores HTML5</text:p>
        </text:list-item>
        <text:list-item>
          <text:p text:style-name="P175"><text:s text:c="4"/>Eventos de entrada</text:p>
        </text:list-item>
        <text:list-item>
          <text:p text:style-name="P175"><text:s text:c="4"/>Vibração</text:p>
        </text:list-item>
        <text:list-item>
          <text:p text:style-name="P175"><text:s text:c="4"/>Acelerômetro</text:p>
        </text:list-item>
        <text:list-item>
          <text:p text:style-name="P175"><text:soft-page-break/><text:s text:c="4"/>Storage</text:p>
        </text:list-item>
        <text:list-item>
          <text:p text:style-name="P175"><text:s text:c="4"/><text:span text:style-name="T31">D</text:span>isponibilização de assets (cotrole de tamanhos, cache, etc)</text:p>
        </text:list-item>
        <text:list-item>
          <text:p text:style-name="P175"><text:s text:c="4"/>Aplicações offline</text:p>
        </text:list-item>
        <text:list-item>
          <text:p text:style-name="P175"><text:s text:c="4"/>Css media queries</text:p>
        </text:list-item>
      </text:list>
      <text:p text:style-name="P49">Elaborar uma lista de limitações e correlacionar os dados de acordo com as plataformas.</text:p>
      <text:h text:style-name="P223" text:outline-level="1"><text:bookmark-start text:name="__RefHeading__1548_804604353"/>JUSTIFICATIVA<text:bookmark-end text:name="__RefHeading__1548_804604353"/></text:h>
      <text:p text:style-name="P44">Tendo em vista que este trabalho busca mapear possíveis problemas do desenvolvimento multiplataforma em HTML ele serve para apoiar e justificar decisões relativas ao desenvolvimento de jogos multiplataforma;</text:p>
      <text:p text:style-name="P44">Por tratar cientificamente de aspectos importantes do HTML, este trabalho tem potencial apontar os pontos chave que necessitam de melhorias nas plataformas alvo, colateralmente colaborando para a melhoria do próprio HTML.</text:p>
      <text:p text:style-name="P44">A opinião comum tende para soluções nativas em detrimento do desenvolvimento de jogos, este trabalho pretende desafiar esta concepção. <text:span text:style-name="T26">(REFERENCIAR)</text:span></text:p>
      <text:p text:style-name="P47">Muitos desenvolvedores estão familiarizados com as tecnologias da WEB ou apontam interesse na tecnologia. &lt;!-- referenciar →</text:p>
      <text:p text:style-name="P50">Estimular e avançar o estudo da implementação da <text:s/>Open Web;</text:p>
      <text:h text:style-name="P225" text:outline-level="1"><text:bookmark-start text:name="__RefHeading__2765_2099756279"/><text:span text:style-name="T1">REVISÃO</text:span> <text:span text:style-name="T1">BIBLIOGRÁFICA</text:span><text:bookmark-end text:name="__RefHeading__2765_2099756279"/></text:h>
      <text:h text:style-name="P209" text:outline-level="2"><text:bookmark-start text:name="__RefHeading__3648_362853965"/><text:span text:style-name="Emphasis"><text:span text:style-name="T71">JOGOS</text:span></text:span><text:bookmark-end text:name="__RefHeading__3648_362853965"/></text:h>
      <text:p text:style-name="P116"><text:span text:style-name="Emphasis"><text:span text:style-name="T71"/></text:span></text:p>
      <text:p text:style-name="Contents_20_1"><text:span text:style-name="Emphasis"><text:span text:style-name="T72">Segundo LEMES (2009, pg 126) </text:span></text:span></text:p>
      <text:p text:style-name="P161"><text:span text:style-name="Emphasis"><text:span text:style-name="T72"><text:line-break/><text:tab/>… jogo digital se constitui </text:span></text:span><text:span text:style-name="Emphasis"><text:span text:style-name="T73">em</text:span></text:span><text:span text:style-name="Emphasis"><text:span text:style-name="T72"> uma atividade lúdica composta por uma série de ações e decisões, limitada por regras e pelo universo do game, que resultam em uma condição final. O game é uma hipermídia por excelência e tem na interatividade mediada por aparatos tecnológicos, seu papel fundamental. Essa característica interativa é a dependência comandos sobre uma interface digital, que faz com que o projeto digital desta natureza não seja um filme ou uma animação, e sim um game.</text:span></text:span></text:p>
      <text:p text:style-name="P161"><text:span text:style-name="Emphasis"><text:span text:style-name="T72"/></text:span></text:p>
      <text:p text:style-name="P129"><text:span text:style-name="Emphasis"><text:span text:style-name="T71">Quando desenvolvendo qualquer jogo, o desenvolvedor tem </text:span></text:span><text:span text:style-name="Emphasis"><text:span text:style-name="T74">que considerar seu usuário</text:span></text:span><text:span text:style-name="Emphasis"><text:span text:style-name="T71">. </text:span></text:span><text:span text:style-name="Emphasis"><text:span text:style-name="T75">O</text:span></text:span><text:span text:style-name="Emphasis"><text:span text:style-name="T74"> objetivo é maximizar a satisfação de seu usuário. <text:s/></text:span></text:span><text:span text:style-name="Emphasis"><text:span text:style-name="T76">Jogos em plataformas móveis trazem um novo conjunto de desafios para produtores de jogos. Um destes desafios é fornecer feedback suficiente para o player pois o dispositivo é limitado em proporções, som, tela etc.</text:span></text:span><text:span text:style-name="Emphasis"><text:span text:style-name="T161"> Já jogos multiplataforma em HTML5 tem a dificuldade adicional de ter que comportar, na mesma base, o feedback adequando para cada plataforma móvel.</text:span></text:span></text:p>
      <text:p text:style-name="P102"><text:span text:style-name="Emphasis"><text:span text:style-name="T77">A interface tem que ser o mais intuitiva o possível. </text:span></text:span><text:span text:style-name="Emphasis"><text:span text:style-name="T78">No caso de dispositivos móveis, quanto menos gestos necessários melhor.</text:span></text:span></text:p>
      <text:p text:style-name="P103"><text:span text:style-name="Emphasis"><text:span text:style-name="T79">Tornar previsível causa e efeito é uma boa característica para os jogos.</text:span></text:span></text:p>
      <text:p text:style-name="P104"><text:span text:style-name="Emphasis"><text:span text:style-name="T80">Os desenvolvedores tem que evitar fazer o jogo para eles mesmos. </text:span></text:span><text:span text:style-name="Emphasis"><text:span text:style-name="T81">E pela falta de crítica os designs tendem a ser ruins. </text:span></text:span><text:span text:style-name="Emphasis"><text:span text:style-name="T82">Afinal o que os jogadores querem? LEMES (2009, pg XX) aponta alguns fatores procurados pelos usuários de jogos: Desafio, soc</text:span></text:span><text:span text:style-name="Emphasis"><text:span text:style-name="T83">i</text:span></text:span><text:span text:style-name="Emphasis"><text:span text:style-name="T82">alizar, experiência solitária, respeito e fantasia.</text:span></text:span></text:p>
      <text:p text:style-name="P118"><text:span text:style-name="Emphasis"><text:span text:style-name="T84">Mencionar algum jogo (como WOW) e como ele faz para prender a atenção dos usuários.</text:span></text:span></text:p>
      <text:p text:style-name="P160"><text:span text:style-name="Emphasis"><text:span text:style-name="T85">Candy crush saga</text:span></text:span></text:p>
      <text:h text:style-name="P210" text:outline-level="2"><text:bookmark-start text:name="__RefHeading___Toc3118_1742403655"/><text:soft-page-break/><text:span text:style-name="Emphasis"><text:span text:style-name="T86">GÊNEROS</text:span></text:span><text:bookmark-end text:name="__RefHeading___Toc3118_1742403655"/></text:h>
      <text:p text:style-name="P120"><text:span text:style-name="Emphasis"><text:span text:style-name="T86">LEMES (2009, p. 43) <text:s/>aponta os seguintes gêneros de jogos.</text:span></text:span></text:p>
      <text:list xml:id="list7473558697308247558" text:style-name="L14">
        <text:list-item>
          <text:p text:style-name="P182"><text:span text:style-name="Emphasis"><text:span text:style-name="T86">Adventure</text:span></text:span></text:p>
        </text:list-item>
        <text:list-item>
          <text:p text:style-name="P182"><text:span text:style-name="Emphasis"><text:span text:style-name="T86">Ação</text:span></text:span></text:p>
        </text:list-item>
        <text:list-item>
          <text:p text:style-name="P182"><text:span text:style-name="Emphasis"><text:span text:style-name="T86">RPG</text:span></text:span></text:p>
        </text:list-item>
        <text:list-item>
          <text:p text:style-name="P182"><text:span text:style-name="Emphasis"><text:span text:style-name="T86">Estratégia</text:span></text:span></text:p>
        </text:list-item>
        <text:list-item>
          <text:p text:style-name="P182"><text:span text:style-name="Emphasis"><text:span text:style-name="T86">Simuladores</text:span></text:span></text:p>
        </text:list-item>
        <text:list-item>
          <text:p text:style-name="P182"><text:span text:style-name="Emphasis"><text:span text:style-name="T86">Esportes </text:span></text:span></text:p>
        </text:list-item>
        <text:list-item>
          <text:p text:style-name="P182"><text:span text:style-name="Emphasis"><text:span text:style-name="T86">Luta</text:span></text:span></text:p>
        </text:list-item>
        <text:list-item>
          <text:p text:style-name="P182"><text:span text:style-name="Emphasis"><text:span text:style-name="T86">Casuais</text:span></text:span></text:p>
        </text:list-item>
        <text:list-item>
          <text:p text:style-name="P182"><text:span text:style-name="Emphasis"><text:span text:style-name="T86">'God' Games</text:span></text:span></text:p>
        </text:list-item>
        <text:list-item>
          <text:p text:style-name="P182"><text:span text:style-name="Emphasis"><text:span text:style-name="T86">Educacionais</text:span></text:span></text:p>
        </text:list-item>
        <text:list-item>
          <text:p text:style-name="P182"><text:span text:style-name="Emphasis"><text:span text:style-name="T86">Puzzle</text:span></text:span></text:p>
        </text:list-item>
        <text:list-item>
          <text:p text:style-name="P182"><text:span text:style-name="Emphasis"><text:span text:style-name="T86">Online / Massive Multiplayer</text:span></text:span></text:p>
        </text:list-item>
      </text:list>
      <text:p text:style-name="P117"><text:span text:style-name="Emphasis"><text:span text:style-name="T71"/></text:span></text:p>
      <text:h text:style-name="P211" text:outline-level="2"><text:bookmark-start text:name="__RefHeading___Toc3120_1742403655"/><text:span text:style-name="Emphasis"><text:span text:style-name="T82">MECÂNICA </text:span></text:span><text:span text:style-name="Emphasis"><text:span text:style-name="T87">DOS JOGOS</text:span></text:span><text:bookmark-end text:name="__RefHeading___Toc3120_1742403655"/></text:h>
      <text:p text:style-name="Text_20_body"><text:span text:style-name="Emphasis"><text:span text:style-name="T88">A mecânica </text:span></text:span><text:span text:style-name="Emphasis"><text:span text:style-name="T89">é composta pelas regras do jogo. Quais as ações diponíveis aos usuários, é fortemente influenciada pela categoria do jogo em questão.</text:span></text:span></text:p>
      <text:p text:style-name="Text_20_body"><text:span text:style-name="Emphasis"><text:span text:style-name="T85"/></text:span></text:p>
      <text:h text:style-name="P212" text:outline-level="2"><text:bookmark-start text:name="__RefHeading__3116_2099756279"/><text:span text:style-name="Emphasis"><text:span text:style-name="T90">NAVEGADORES WEB</text:span></text:span><text:bookmark-end text:name="__RefHeading__3116_2099756279"/></text:h>
      <text:p text:style-name="P99"><text:span text:style-name="Emphasis"><text:span text:style-name="T91">Aplicações do lado do cliente. Geralmente se comunicam com um servidor através de documentos em HTTP. Quado o navegador recebe um destes pacotes em HTML ele começa o processo de renderização. </text:span></text:span><text:span text:style-name="Emphasis"><text:span text:style-name="T92">A renderização pode chamar outros arquivos a fim de completar a experiência desenvolivda para o endereço em questão.</text:span></text:span></text:p>
      <text:p text:style-name="P100"><text:soft-page-break/><text:span text:style-name="Emphasis"><text:span text:style-name="T93">Nos navegadores os usuários necessitam localizar a página que desejam, sabendo o endereço, ou pesquisando em buscadores. Isso é um processo árduo para a plataformas móveis pois necessitam maior interação do usuários e não são “naturais” se comparado ao modo normal de consumir aplicativos nestas mesmas plataformas – simplesmente adquirindo o app na loja e abrindo-o no sistema operacional.</text:span></text:span><text:span text:style-name="Emphasis"><text:span text:style-name="T94"> Alguns contornos para etes problema serão descritos nas tecnologias offline.</text:span></text:span></text:p>
      <text:h text:style-name="P212" text:outline-level="2"><text:bookmark-start text:name="__RefHeading__2767_2099756279"/><text:span text:style-name="Emphasis"><text:span text:style-name="T90">ANDROID</text:span></text:span><text:bookmark-end text:name="__RefHeading__2767_2099756279"/></text:h>
      <text:p text:style-name="P183"><text:span text:style-name="Emphasis"><text:span text:style-name="T95">É um sistema operacional </text:span></text:span><text:span text:style-name="Emphasis"><text:span text:style-name="T165">open-source, </text:span></text:span><text:span text:style-name="Emphasis"><text:span text:style-name="T167">largamente suportado pelo Google</text:span></text:span><text:span text:style-name="Emphasis"><text:span text:style-name="T165">. Utiliza o kernel Linux </text:span></text:span><text:span text:style-name="Emphasis"><text:span text:style-name="T168">para as tarefas mais básicas como:</text:span></text:span><text:span text:style-name="Emphasis"><text:span text:style-name="T165"> gerência de memória, processos, etc.</text:span></text:span><text:span text:style-name="Emphasis"><text:span text:style-name="T95"> </text:span></text:span><text:span text:style-name="Emphasis"><text:span text:style-name="T166">Os programas para </text:span></text:span><text:span text:style-name="Emphasis"><text:span text:style-name="T168">A</text:span></text:span><text:span text:style-name="Emphasis"><text:span text:style-name="T166">ndroid são geralmente escritos em Java e executados através da máquina virtual Dalvik.</text:span></text:span></text:p>
      <text:p text:style-name="P183"><text:span text:style-name="Emphasis"><text:span text:style-name="T169">Dalvik é similar a máquina virtual Java, mas roda um formato de arquivos diferenciado (dex), otimizados para consumir pouca memória, que são agrupados em um único Android Package (apk).</text:span></text:span></text:p>
      <text:p text:style-name="P183"><text:span text:style-name="Emphasis"><text:span text:style-name="T166"><text:s/>Android permite</text:span></text:span><text:span text:style-name="Emphasis"><text:span text:style-name="T95"> a renderização de documentos HTML através de sua própria </text:span></text:span><text:span text:style-name="Emphasis"><text:span text:style-name="T97">API</text:span></text:span><text:span text:style-name="Emphasis"><text:span text:style-name="T95"> WEBVIEW. Ou através do navegador disponibilizado por padrão, ou outros de terceiros como o Goolge Chorme, Firefox, Opera, etc. </text:span></text:span></text:p>
      <text:p text:style-name="P18"><text:span text:style-name="Emphasis"><text:span text:style-name="T95"/></text:span></text:p>
      <text:p text:style-name="P18"><text:span text:style-name="Emphasis"><text:span text:style-name="T96">No quesito jogos pa</text:span></text:span><text:span text:style-name="Emphasis"><text:span text:style-name="T162">ra dispositivos móveis</text:span></text:span><text:span text:style-name="Emphasis"><text:span text:style-name="T96"> é preferível disponibilizar os jogos através da interface nativa pois dá a sensação de continuidade e equalidade para com os demais aplicativos instalados no dispositivo.</text:span></text:span></text:p>
      <text:h text:style-name="P212" text:outline-level="2"><text:bookmark-start text:name="__RefHeading__9494_1068931341"/><text:span text:style-name="Emphasis"><text:span text:style-name="T90">HTML</text:span></text:span><text:bookmark-end text:name="__RefHeading__9494_1068931341"/></text:h>
      <text:p text:style-name="P184"><text:span text:style-name="Emphasis"><text:span text:style-name="T170"/></text:span></text:p>
      <text:p text:style-name="P115"><text:span text:style-name="Emphasis"><text:span text:style-name="T98">Linguage</text:span></text:span><text:span text:style-name="Emphasis"><text:span text:style-name="T99">m</text:span></text:span><text:span text:style-name="Emphasis"><text:span text:style-name="T98"> de marcação </text:span></text:span><text:span text:style-name="Emphasis"><text:span text:style-name="T170">da web</text:span></text:span><text:span text:style-name="Emphasis"><text:span text:style-name="T98">. </text:span></text:span><text:span text:style-name="Emphasis"><text:span text:style-name="T170">Criada para definir os elementos de uma página da web. Com o crescimento da demanda de interatividade na internet o HTML foi forçado a evoluir. Em sua quinta versão, o HTML5, grandes melhorias foram adicionadas.</text:span></text:span><text:span text:style-name="Emphasis"><text:span text:style-name="T98"> </text:span></text:span><text:span text:style-name="Emphasis"><text:span text:style-name="T171">Antes do HTML5 para alcançar a interatividade desejada, só te podia recorrer a plugins de terceiros como o FlashPlayer e o Silverlight, estes necessitam de instalação de plugin e ficam limitados a um distribuidor des software.</text:span></text:span></text:p>
      <text:h text:style-name="P212" text:outline-level="2"><text:bookmark-start text:name="__RefHeading__3998_1693357842"/><text:soft-page-break/><text:span text:style-name="Emphasis"><text:span text:style-name="T90">CSS</text:span></text:span><text:bookmark-end text:name="__RefHeading__3998_1693357842"/></text:h>
      <text:p text:style-name="P105"><text:span text:style-name="Emphasis"><text:span text:style-name="T70">Uma linguagem de </text:span></text:span><text:span text:style-name="Emphasis"><text:span text:style-name="T100">marcação, como o HTML, </text:span></text:span><text:span text:style-name="Emphasis"><text:span text:style-name="T70"><text:s/>que utiliza seletores e regras para definir a representação de um documento HTML e seus </text:span></text:span><text:span text:style-name="Emphasis"><text:span text:style-name="T101">elementos</text:span></text:span><text:span text:style-name="Emphasis"><text:span text:style-name="T70">.</text:span></text:span></text:p>
      <text:p text:style-name="P105"><text:span text:style-name="Emphasis"><text:span text:style-name="T101">Os navegadores interpretam CSS através da tag &lt;style&gt;.</text:span></text:span></text:p>
      <text:p text:style-name="P190"><text:span text:style-name="Emphasis"><text:span text:style-name="T70">Sua última versão, </text:span></text:span><text:span text:style-name="Emphasis"><text:span text:style-name="T182">o </text:span></text:span><text:span text:style-name="Emphasis"><text:span text:style-name="T70">CCS3, introduziu várias funcionalidades multiplataforma como media-queries </text:span></text:span><text:span text:style-name="Emphasis"><text:span text:style-name="T102">que possibilitam regras para tamanhos de tela e</text:span></text:span><text:span text:style-name="Emphasis"><text:span text:style-name="T70"> Transformções 3D.</text:span></text:span><text:span text:style-name="Emphasis"><text:span text:style-name="T183">ojjkk</text:span></text:span></text:p>
      <text:p text:style-name="P190"><text:span text:style-name="Emphasis"><text:span text:style-name="T103">Muitos navegadores também suportam aceleração de </text:span></text:span><text:span text:style-name="Emphasis"><text:span text:style-name="T163">GPU (Graphis Process Unit)</text:span></text:span><text:span text:style-name="Emphasis"><text:span text:style-name="T103"> para elementos que tenham transformações 3d.</text:span></text:span></text:p>
      <text:p text:style-name="P140">Flow de documento, <text:span text:style-name="T39">ordem e posição em que os elementos tem que aparecer na página</text:span>. Modelo de caixa <text:span text:style-name="T40">o que encapsula o conteúdo em um elementos</text:span>.</text:p>
      <text:p text:style-name="P173"/>
      <text:h text:style-name="P213" text:outline-level="2"><text:bookmark-start text:name="__RefHeading__3650_362853965"/><text:span text:style-name="Emphasis"><text:span text:style-name="T90">JAVASCRIPT</text:span></text:span><text:bookmark-end text:name="__RefHeading__3650_362853965"/></text:h>
      <text:p text:style-name="P107"><text:span text:style-name="Emphasis"><text:span text:style-name="T104">Todo o navegador atual contém um interpretador de javascript </text:span></text:span><text:span text:style-name="Emphasis"><text:span text:style-name="T105">tornando-o portável.</text:span></text:span></text:p>
      <text:p text:style-name="P107"><text:span text:style-name="Emphasis"><text:span text:style-name="T70">Emacscript criado pela Netscape se tornou tão popular que foi abraçada pela W3C</text:span></text:span></text:p>
      <text:p text:style-name="P107"><text:span text:style-name="Emphasis"><text:span text:style-name="T106">Atualmente a l</text:span></text:span><text:span text:style-name="Emphasis"><text:span text:style-name="T70">inguagem de programação mais popular do mundo.</text:span></text:span></text:p>
      <text:p text:style-name="P107"><text:span text:style-name="Emphasis"><text:span text:style-name="T70">Javascript 6 trás conceitos de orientação à objetos.</text:span></text:span></text:p>
      <text:p text:style-name="P107"><text:span text:style-name="Emphasis"><text:span text:style-name="T70">Existem vários transpiladores para javacript que permitem a utilização de linguagens que evoluem mais rapidamente.</text:span></text:span></text:p>
      <text:p text:style-name="P107"><text:span text:style-name="Emphasis"><text:span text:style-name="T107">Na versão estável atual 5.1, é <text:s/>uma linguagem que falha ao impressionar. Especialmente quando comparada com linguagens mais maduras como C++. O objetivo inicial do javascript nunca for para ser utilizada em projetos de grande escala.</text:span></text:span></text:p>
      <text:p text:style-name="P107"><text:span text:style-name="Emphasis"><text:span text:style-name="T108">Desenvolvedores superutilizam seus acerrtos.</text:span></text:span></text:p>
      <text:p text:style-name="P107"><text:span text:style-name="Emphasis"><text:span text:style-name="T108">Existem músitas ferramentas de desenvolvimento designadas para alivar as falhas do javascirpt como transpiladores.</text:span></text:span></text:p>
      <text:p text:style-name="P107"><text:span text:style-name="Emphasis"><text:span text:style-name="T109">Seu ciclo de desenvolvimento é demorado pois necessita da aprovação de muitas partes.</text:span></text:span></text:p>
      <text:p text:style-name="P107"><text:span text:style-name="Emphasis"><text:span text:style-name="T110">Tipicamente javascript é criado separadamente do html, através da tag &lt;script&gt;. Quando os navegadores encontram essa tag eles fazem a requisição para o servidor para intejetar o </text:span></text:span><text:soft-page-break/><text:span text:style-name="Emphasis"><text:span text:style-name="T110">código no documento. </text:span></text:span><text:span text:style-name="Emphasis"><text:span text:style-name="T111">Isso pode ser problemático para projetos que incluam vários scripts.</text:span></text:span></text:p>
      <text:p text:style-name="P107"><text:span text:style-name="Emphasis"><text:span text:style-name="T111"/></text:span></text:p>
      <text:p text:style-name="P107"><text:span text:style-name="Emphasis"><text:span text:style-name="T112">Javascript se tornou portável e isso é um componente chave no desenvolvimento de jogos.</text:span></text:span></text:p>
      <text:h text:style-name="P214" text:outline-level="2" text:is-list-header="true"><text:span text:style-name="Emphasis"><text:span text:style-name="T90"/></text:span></text:h>
      <text:h text:style-name="P213" text:outline-level="2"><text:bookmark-start text:name="__RefHeading__1565_678454862"/><text:span text:style-name="Emphasis"><text:span text:style-name="T90">ALTERNATIVAS AO JAVASCRIPT</text:span></text:span><text:bookmark-end text:name="__RefHeading__1565_678454862"/></text:h>
      <text:p text:style-name="P119"><text:span text:style-name="Emphasis"><text:span text:style-name="T113">Abaixo segem algumas tecnologias que servem de alternativa ao Javascript.</text:span></text:span></text:p>
      <text:h text:style-name="P238" text:outline-level="3"><text:bookmark-start text:name="__RefHeading__3656_362853965"/><text:span text:style-name="Emphasis"><text:span text:style-name="T114">TYPESCRIPT</text:span></text:span><text:bookmark-end text:name="__RefHeading__3656_362853965"/></text:h>
      <text:p text:style-name="P107"><text:span text:style-name="Emphasis"><text:span text:style-name="T115">Conhecido como uma versão extendida do Javascript que compila para javascript normal. Isso significa que os desenvolvedores podem continuar escrevendo Javascript normalmente. Typescript oferece classes, interfaces e módulos. </text:span></text:span></text:p>
      <text:h text:style-name="P238" text:outline-level="3"><text:bookmark-start text:name="__RefHeading__3658_362853965"/><text:span text:style-name="Emphasis"><text:span text:style-name="T114">DART</text:span></text:span><text:bookmark-end text:name="__RefHeading__3658_362853965"/></text:h>
      <text:p text:style-name="P107"><text:span text:style-name="Emphasis"><text:span text:style-name="T108">Gool</text:span></text:span><text:span text:style-name="Emphasis"><text:span text:style-name="T116">g</text:span></text:span><text:span text:style-name="Emphasis"><text:span text:style-name="T108">e. </text:span></text:span><text:span text:style-name="Emphasis"><text:span text:style-name="T114">DartVM é uma máquina virtual que está embebido no google-chrome. Significante melhorias em perfomance quando comparado ao Javascript. </text:span></text:span><text:span text:style-name="Emphasis"><text:span text:style-name="T117">Existe o dart2js que compila código em dart para javascript.</text:span></text:span></text:p>
      <text:p text:style-name="P107"><text:span text:style-name="Emphasis"><text:span text:style-name="T70"/></text:span></text:p>
      <text:h text:style-name="P213" text:outline-level="2"><text:bookmark-start text:name="__RefHeading__3660_362853965"/><text:span text:style-name="Emphasis"><text:span text:style-name="T118">DOCUMENT OBJECT MODEL (</text:span></text:span><text:span text:style-name="Emphasis"><text:span text:style-name="T119">DOM</text:span></text:span><text:span text:style-name="Emphasis"><text:span text:style-name="T118">)</text:span></text:span><text:bookmark-end text:name="__RefHeading__3660_362853965"/></text:h>
      <text:p text:style-name="P25"><text:span text:style-name="Emphasis"><text:span text:style-name="T196">É uma plataforma e interface agnóstica a linguagem que permite os programas e scripts dinamicamente acessar e atualizar o conteúdo, estrutura e estilo de docuemntos. Pode ser novamente processado e o resultado aparecer na tela. O navegador cria um DOM quando ele processa os elementos e tags encontrados em um documento HTML.</text:span></text:span><text:span text:style-name="Emphasis"><text:span text:style-name="T197">Gmail é uma aplicação de única página (single-page) que se baseia fortemente no DOM para gerar conteúdo dinâmico e interativo oferecido pelo DOM.</text:span></text:span></text:p>
      <text:p text:style-name="P141"/>
      <text:h text:style-name="P212" text:outline-level="2"><text:bookmark-start text:name="__RefHeading__10906_1141725008"/><text:span text:style-name="Emphasis"><text:span text:style-name="T90">CANVAS</text:span></text:span><text:bookmark-end text:name="__RefHeading__10906_1141725008"/></text:h>
      <text:p text:style-name="P185"><text:span text:style-name="Emphasis"><text:span text:style-name="T173"/></text:span></text:p>
      <text:p text:style-name="P186"><text:soft-page-break/><text:span text:style-name="Emphasis"><text:span text:style-name="T120">A nova tag &lt;canvas&gt; define um layer gráfico em documentos HTML que pode ser desenhado através de Javascript.</text:span></text:span></text:p>
      <text:p text:style-name="P186"><text:span text:style-name="Emphasis"><text:span text:style-name="T172">Permite desenhar diagramas, gráficos e animações [7]. </text:span></text:span><text:span text:style-name="Emphasis"><text:span text:style-name="T173">É baseado em bitmap.</text:span></text:span></text:p>
      <text:p text:style-name="P187"><text:span text:style-name="Emphasis"><text:span text:style-name="T120">O suporte ainda é escasso.</text:span></text:span></text:p>
      <text:p text:style-name="P11"><text:span text:style-name="Emphasis"><text:span text:style-name="T70">Muitas vezes lento. Algumas soluções tentam arrumar isso através da utilização de GPU.</text:span></text:span></text:p>
      <text:p text:style-name="P11"><text:span text:style-name="Emphasis"><text:span text:style-name="T70">Apache Cordovautliza o FastCanvas.</text:span></text:span></text:p>
      <text:p text:style-name="P11"><text:span text:style-name="Emphasis"><text:span text:style-name="T70"/></text:span></text:p>
      <text:p text:style-name="P106"><text:span text:style-name="Emphasis"><text:span text:style-name="T121">CocoonJS é uma aplicativo híbrido que preenche a fraca implementação de OPENGL nos dispositivos móveis possibilitando se desenvolver em WEBGL.</text:span></text:span></text:p>
      <text:h text:style-name="P212" text:outline-level="2"><text:bookmark-start text:name="__RefHeading__10904_1141725008"/><text:span text:style-name="Emphasis"><text:span text:style-name="T90">WEBGL</text:span></text:span><text:bookmark-end text:name="__RefHeading__10904_1141725008"/></text:h>
      <text:p text:style-name="P11"><text:span text:style-name="Emphasis"><text:span text:style-name="T70">Baseado no OpenGL</text:span></text:span></text:p>
      <text:p text:style-name="P17"><text:span text:style-name="Emphasis"><text:span text:style-name="T122">Web GL não foi utilizada no trabalho apesar de ser de grande relevância no processo de jogos pois ainda não está completamente especificada e a diciculdade e escopo do projeto aumentariam muito se tivessem de incluir um jogos 3</text:span></text:span><text:span text:style-name="Emphasis"><text:span text:style-name="T123">D</text:span></text:span><text:span text:style-name="Emphasis"><text:span text:style-name="T122">.</text:span></text:span></text:p>
      <text:p text:style-name="P11"><text:span text:style-name="Emphasis"><text:span text:style-name="T70">Versão da especificação atual?</text:span></text:span></text:p>
      <text:h text:style-name="P205" text:outline-level="2"><text:bookmark-start text:name="__RefHeading___Toc3730_2116560958"/><text:span text:style-name="Emphasis"><text:span text:style-name="T210">VIDEO</text:span></text:span><text:bookmark-end text:name="__RefHeading___Toc3730_2116560958"/></text:h>
      <text:h text:style-name="P213" text:outline-level="2"><text:bookmark-start text:name="__RefHeading__10902_1141725008"/><text:span text:style-name="Emphasis"><text:span text:style-name="T90">AUDIO</text:span></text:span><text:bookmark-end text:name="__RefHeading__10902_1141725008"/></text:h>
      <text:p text:style-name="P108"><text:span text:style-name="Emphasis"><text:span text:style-name="T124">Audio é um componente vital para oferecer grande satisfação aos usuários de jogos. </text:span></text:span><text:span text:style-name="Emphasis"><text:span text:style-name="T125">Provê feedback e imerge o usuário.</text:span></text:span><text:span text:style-name="Emphasis"><text:span text:style-name="T126"> Efeitos de som e música podem servir como mecanismo. Jogadores tem baixa tolerância a volume, </text:span></text:span><text:span text:style-name="Emphasis"><text:span text:style-name="T127">deve ser utilizado com cautela.</text:span></text:span></text:p>
      <text:h text:style-name="P239" text:outline-level="3"><text:bookmark-start text:name="__RefHeading__3662_362853965"/><text:span text:style-name="Emphasis"><text:span text:style-name="T128">TAG </text:span></text:span><text:span text:style-name="Emphasis"><text:span text:style-name="T90">AUDIO</text:span></text:span><text:bookmark-end text:name="__RefHeading__3662_362853965"/></text:h>
      <text:p text:style-name="P109"><text:span text:style-name="Emphasis"><text:span text:style-name="T127">A tag &lt;audio&gt; define um som dentro de um docuemento html. Quando o o elemento é renderizado pelos navegadores, ele carrega o conteúdo que pode ser reproduzido pelo player de audio do navegador. Existem múitas discrepâncias entre os formados aceitaveis pelos navegadores. </text:span></text:span><text:span text:style-name="Emphasis"><text:span text:style-name="T129">È um tanto limitada quanto comparada ao aúdio de múltiplos canais disponibilizados por SDKs nativas.</text:span></text:span></text:p>
      <text:h text:style-name="P244" text:outline-level="3"><text:bookmark-start text:name="__RefHeading__3664_362853965"/><text:soft-page-break/><text:span text:style-name="Emphasis"><text:span text:style-name="T181">API DE AUDIO</text:span></text:span><text:bookmark-end text:name="__RefHeading__3664_362853965"/></text:h>
      <text:p text:style-name="P121"><text:span text:style-name="Emphasis"><text:span text:style-name="T130">É uma interface de audio experimental para Javascript. Provê maior flexibilidade na manipulação de audio. Essa tecnologia é muito mais nova do que a tag audio.</text:span></text:span></text:p>
      <text:p text:style-name="P181">FORMATOS DE ÁUDIO</text:p>
      <text:p text:style-name="P181"/>
      <text:h text:style-name="P208" text:outline-level="2"><text:bookmark-start text:name="__RefHeading___Toc3732_2116560958"/><text:span text:style-name="Emphasis"><text:span text:style-name="T66">CAMERA</text:span></text:span><text:bookmark-end text:name="__RefHeading___Toc3732_2116560958"/></text:h>
      <text:h text:style-name="P215" text:outline-level="2"><text:bookmark-start text:name="__RefHeading__1573_678454862"/><text:span text:style-name="Emphasis"><text:span text:style-name="T131">ENTRADA DE COMANDOS</text:span></text:span><text:bookmark-end text:name="__RefHeading__1573_678454862"/></text:h>
      <text:p text:style-name="P11"><text:span text:style-name="Emphasis"><text:span text:style-name="T70">Na construção da grande maioria dos jogos é muitas vezes imprescindível alta flexibilidade na gestão de entrada de dados. Este fator muito se amplia na criação de jogos multiplataforma, seja através de teclado, tela sensível ou sensor de movimentos, o importante é oferecer a melhor experiência possível por plataforma. O HTML5 trata todos estes casos abstratamente na forma de eventos, os quais podem ser escutados através de listeners. Os eventos básicos são: keydown (tecla baixa), keyup (tecla solta) e keypress (tecla pressionada).</text:span></text:span></text:p>
      <text:p text:style-name="P11"><text:span text:style-name="Emphasis"><text:span text:style-name="T70"/></text:span></text:p>
      <text:p text:style-name="P11"><text:span text:style-name="Emphasis"><text:span text:style-name="T70">Para detectar suporte aos mais variados recursos do HTML5 no browser do cliente existem duas possibilidades. Pode-se implementar testes para cada funcionalidade utilizada abordando os detalhes de implementação de cada uma ou então fazer uso de alguma biblioteca especializada neste processo, o Modernizr é uma opção open-source deste tipo de biblioteca, este gera uma lista de booleanos sobre grande variedade dos recursos HTML5, dentre estes, geolocalização, canvas, áudio, vídeo e local storage.</text:span></text:span></text:p>
      <text:h text:style-name="P215" text:outline-level="2"><text:bookmark-start text:name="__RefHeading__3118_2099756279"/><text:span text:style-name="Emphasis"><text:span text:style-name="T131">CACHE</text:span></text:span><text:bookmark-end text:name="__RefHeading__3118_2099756279"/></text:h>
      <text:p text:style-name="P97"><text:span text:style-name="Emphasis"><text:span text:style-name="T132">Applicações offline.</text:span></text:span></text:p>
      <text:p text:style-name="P101"><text:span text:style-name="Emphasis"><text:span text:style-name="T133">Algumas tecnologias desta classe são:</text:span></text:span></text:p>
      <text:h text:style-name="P216" text:outline-level="2"><text:bookmark-start text:name="__RefHeading__3666_362853965"/><text:span text:style-name="Emphasis"><text:span text:style-name="T134">OFFLINE E ARMAZENAMENTO</text:span></text:span><text:bookmark-end text:name="__RefHeading__3666_362853965"/></text:h>
      <text:h text:style-name="Heading_20_3" text:outline-level="3"><text:bookmark-start text:name="__RefHeading___Toc3734_2116560958"/><text:span text:style-name="Emphasis"><text:span text:style-name="T174">LOCAL STORAGe</text:span></text:span><text:bookmark-end text:name="__RefHeading___Toc3734_2116560958"/></text:h>
      <text:p text:style-name="P188"><text:span text:style-name="Emphasis"><text:span text:style-name="T175">Também conhecido como WebStorage na especificação do HTML5. </text:span></text:span><text:span text:style-name="Emphasis"><text:span text:style-name="T176">Provê uma forma de </text:span></text:span><text:soft-page-break/><text:span text:style-name="Emphasis"><text:span text:style-name="T176">armazenar os dados como chave-valor dentro do navegador. </text:span></text:span><text:span text:style-name="Emphasis"><text:span text:style-name="T177">Os dados são persistido mesmo que o navegador seja fechado.</text:span></text:span></text:p>
      <text:h text:style-name="P243" text:outline-level="3"><text:bookmark-start text:name="__RefHeading___Toc3736_2116560958"/><text:span text:style-name="Emphasis"><text:span text:style-name="T178">WEB SQL</text:span></text:span><text:bookmark-end text:name="__RefHeading___Toc3736_2116560958"/></text:h>
      <text:p text:style-name="P189"><text:span text:style-name="Emphasis"><text:span text:style-name="T179">Simplesmente um banco de dados SQLite embebido no navegador. Permite tabelas relacionais. O tamanho padrão do banco de dados é 5Mbytes e pode ser extendido pelo usuário.</text:span></text:span><text:span text:style-name="Emphasis"><text:span text:style-name="T179"><office:annotation><dc:creator>Unknown Author</dc:creator><dc:date>2015-05-13T06:58:39.184147742</dc:date><text:list text:style-name=""><text:list-item><text:p text:style-name="P252"><text:span text:style-name="T223">Devo inserir geolocalização?</text:span></text:p></text:list-item></text:list></office:annotation></text:span></text:span></text:p>
      <text:p text:style-name="P189"><text:span text:style-name="Emphasis"><text:span text:style-name="T179"/></text:span></text:p>
      <text:h text:style-name="P217" text:outline-level="2"><text:bookmark-start text:name="__RefHeading__3668_362853965"/><text:span text:style-name="Emphasis"><text:span text:style-name="T135">RECURSOS NATIVOS ATUALMENTE INDISPONíVEIS PARA O HTML</text:span></text:span><text:span text:style-name="Emphasis"><text:span text:style-name="T180">5</text:span></text:span><text:bookmark-end text:name="__RefHeading__3668_362853965"/></text:h>
      <text:p text:style-name="P98"><text:span text:style-name="Emphasis"><text:span text:style-name="T133">- Suporte à câmera;</text:span></text:span></text:p>
      <text:p text:style-name="P98"><text:span text:style-name="Emphasis"><text:span text:style-name="T133">- Suporte à calendário;</text:span></text:span></text:p>
      <text:h text:style-name="P218" text:outline-level="2"><text:bookmark-start text:name="__RefHeading___Toc3122_1742403655"/><text:span text:style-name="Emphasis"><text:span text:style-name="T136">DEBUG</text:span></text:span><text:bookmark-end text:name="__RefHeading___Toc3122_1742403655"/></text:h>
      <text:h text:style-name="P240" text:outline-level="3"><text:bookmark-start text:name="__RefHeading___Toc3124_1742403655"/><text:span text:style-name="Emphasis"><text:span text:style-name="T136">WEINRE</text:span></text:span><text:bookmark-end text:name="__RefHeading___Toc3124_1742403655"/></text:h>
      <text:p text:style-name="P122"><text:span text:style-name="Emphasis"><text:span text:style-name="T136">Debugger remoto depreciado.</text:span></text:span></text:p>
      <text:h text:style-name="P215" text:outline-level="2"><text:bookmark-start text:name="__RefHeading__1575_678454862"/><text:span text:style-name="Emphasis"><text:span text:style-name="T131">TECNOLOGIAS POLYFILL</text:span></text:span><text:bookmark-end text:name="__RefHeading__1575_678454862"/></text:h>
      <text:p text:style-name="P12"><text:span text:style-name="Emphasis"><text:span text:style-name="T133">Acarretando assim, que muitos browsers não implementam algumas funcionalidades, completa ou parcialmente especificadas, daí surge a necessidade dos polyfills (tecnologias de preenchimento de lacunas) para implementar estas camadas.</text:span></text:span></text:p>
      <text:p text:style-name="P12"><text:span text:style-name="Emphasis"><text:span text:style-name="T133"/></text:span></text:p>
      <text:p text:style-name="P12"><text:span text:style-name="Emphasis"><text:span text:style-name="T133">Uma das soluções mais promissoras polyfill é o PhoneGap ou Apache Cordova, esta ferramenta é open-source e possibilita utilizar de inúmeros recursos de hardware da grande maioria das produtoras de dispositivos móveis.</text:span></text:span></text:p>
      <text:h text:style-name="P219" text:outline-level="2"><text:bookmark-start text:name="__RefHeading___Toc3126_1742403655"/><text:span text:style-name="Emphasis"><text:span text:style-name="T69">FERRAMENTAS</text:span></text:span><text:bookmark-end text:name="__RefHeading___Toc3126_1742403655"/></text:h>
      <text:h text:style-name="P241" text:outline-level="3"><text:bookmark-start text:name="__RefHeading__1567_678454862"/><text:span text:style-name="Emphasis"><text:span text:style-name="T90">NODEJS</text:span></text:span><text:bookmark-end text:name="__RefHeading__1567_678454862"/></text:h>
      <text:p text:style-name="P125"><text:span text:style-name="Emphasis"><text:span text:style-name="T70">Permite rodar Javascript fora do browser. </text:span></text:span><text:span text:style-name="Emphasis"><text:span text:style-name="T137">Utiliza um modelo dirigido à eventos sem bloqueio, tornando-o rápido e eficiente.</text:span></text:span></text:p>
      <text:h text:style-name="P241" text:outline-level="3"><text:bookmark-start text:name="__RefHeading__9502_1068931341"/><text:soft-page-break/><text:span text:style-name="Emphasis"><text:span text:style-name="T90">SISTEMAS DE BUILDING</text:span></text:span><text:bookmark-end text:name="__RefHeading__9502_1068931341"/></text:h>
      <text:p text:style-name="P125"><text:span text:style-name="Emphasis"><text:span text:style-name="T111">Aquivos javascript são requisitados do servidor assincronamente. Isso pode levar a tempos de requição pouco desejáveis. </text:span></text:span><text:span text:style-name="Emphasis"><text:span text:style-name="T138">Uma saída seria escrever o código em apenas um arquivo mais isso leva a gerência de código bagunçada. </text:span></text:span><text:span text:style-name="Emphasis"><text:span text:style-name="T139">A saída mais comum entre desenvolvedores é utiliza ruma ferramenta que junta todos os arquivos e disponibiliza apenas um para o usuário.</text:span></text:span></text:p>
      <text:h text:style-name="P241" text:outline-level="3"><text:bookmark-start text:name="__RefHeading__2083_1557077516"/><text:span text:style-name="Emphasis"><text:span text:style-name="T90">GRUNT</text:span></text:span><text:bookmark-end text:name="__RefHeading__2083_1557077516"/></text:h>
      <text:p text:style-name="P125"><text:span text:style-name="Emphasis"><text:span text:style-name="T90">Aplica as modificações separadamente em cada arquivo.</text:span></text:span></text:p>
      <text:h text:style-name="P241" text:outline-level="3"><text:bookmark-start text:name="__RefHeading__2085_1557077516"/><text:span text:style-name="Emphasis"><text:span text:style-name="T90">GULP</text:span></text:span><text:bookmark-end text:name="__RefHeading__2085_1557077516"/></text:h>
      <text:p text:style-name="P125"><text:span text:style-name="Emphasis"><text:span text:style-name="T90">Utiliza o conceito de streams para aplicar todas as modificações sobre um arquivo de uma vez só.</text:span></text:span></text:p>
      <text:p text:style-name="P125"><text:span text:style-name="Emphasis"><text:span text:style-name="T70">Minify, obfuscation</text:span></text:span></text:p>
      <text:h text:style-name="P241" text:outline-level="3"><text:bookmark-start text:name="__RefHeading__3652_362853965"/><text:span text:style-name="Emphasis"><text:span text:style-name="T140">SOURCE MAPS</text:span></text:span><text:bookmark-end text:name="__RefHeading__3652_362853965"/></text:h>
      <text:p text:style-name="P125"><text:span text:style-name="Emphasis"><text:span text:style-name="T141">Para encontrar os arquivos minificados a fim de ajudar o desenvolvedor a debugar a aplicação.</text:span></text:span></text:p>
      <text:h text:style-name="P241" text:outline-level="3"><text:bookmark-start text:name="__RefHeading__3654_362853965"/><text:span text:style-name="Emphasis"><text:span text:style-name="T142">MINIFY</text:span></text:span><text:bookmark-end text:name="__RefHeading__3654_362853965"/></text:h>
      <text:p text:style-name="P125"><text:span text:style-name="Emphasis"><text:span text:style-name="T143">Remover caracteres desnecessários do javascript como espaços vazios, diminuindo o tamanho dos nomes, fazendo o tempo de loading diminuir.</text:span></text:span></text:p>
      <text:h text:style-name="P241" text:outline-level="3"><text:bookmark-start text:name="__RefHeading__1569_678454862"/><text:span text:style-name="Emphasis"><text:span text:style-name="T90">GERENCIADORES DE PACOTES</text:span></text:span><text:bookmark-end text:name="__RefHeading__1569_678454862"/></text:h>
      <text:h text:style-name="P241" text:outline-level="3"><text:bookmark-start text:name="__RefHeading__2119_1557077516"/><text:span text:style-name="Emphasis"><text:span text:style-name="T144">BOWER</text:span></text:span><text:bookmark-end text:name="__RefHeading__2119_1557077516"/></text:h>
      <text:p text:style-name="P125"><text:span text:style-name="Emphasis"><text:span text:style-name="T70">Package manager para a web</text:span></text:span></text:p>
      <text:h text:style-name="P241" text:outline-level="3"><text:bookmark-start text:name="__RefHeading__2121_1557077516"/><text:span text:style-name="Emphasis"><text:span text:style-name="T144">NPM</text:span></text:span><text:bookmark-end text:name="__RefHeading__2121_1557077516"/></text:h>
      <text:p text:style-name="P125"><text:span text:style-name="Emphasis"><text:span text:style-name="T70">Package manager para o N</text:span></text:span><text:span text:style-name="Emphasis"><text:span text:style-name="T90">ODE</text:span></text:span></text:p>
      <text:h text:style-name="P215" text:outline-level="2"><text:bookmark-start text:name="__RefHeading__1579_678454862"/><text:span text:style-name="Emphasis"><text:span text:style-name="T131">DISPONIBILIZAÇÂO DA APLICAÇÂO</text:span></text:span><text:bookmark-end text:name="__RefHeading__1579_678454862"/></text:h>
      <text:p text:style-name="P12"><text:span text:style-name="Emphasis"><text:span text:style-name="T133">Links com manifestos</text:span></text:span></text:p>
      <text:p text:style-name="P12"><text:soft-page-break/><text:span text:style-name="Emphasis"><text:span text:style-name="T133"/></text:span></text:p>
      <text:h text:style-name="P242" text:outline-level="3"><text:bookmark-start text:name="__RefHeading__1581_678454862"/><text:span text:style-name="Emphasis"><text:span text:style-name="T131">INSTALAÇÃO</text:span></text:span><text:bookmark-end text:name="__RefHeading__1581_678454862"/></text:h>
      <text:p text:style-name="P12"><text:span text:style-name="Emphasis"><text:span text:style-name="T133">Este método é benéfico pois possibilita ao usuário a mesma experiência ao adquirir uma aplicação normal. Este tipo de aplicação é comummente referido como "híbrido".</text:span></text:span></text:p>
      <text:p text:style-name="P12"><text:span text:style-name="Emphasis"><text:span text:style-name="T186"/></text:span></text:p>
      <text:h text:style-name="P248" text:outline-level="4"><text:bookmark-start text:name="__RefHeading__2769_2099756279"/><text:span text:style-name="Emphasis"><text:span text:style-name="T131">CROSSWALK</text:span></text:span><text:bookmark-end text:name="__RefHeading__2769_2099756279"/></text:h>
      <text:p text:style-name="P15"><text:span text:style-name="Emphasis"><text:span text:style-name="T145">Crosswalk empacota os fontes juntamente com uma versão do Chromium, a versão open-source do Google-Chrome. Isso faz com que o software se comporte da mesma forma para todas as versões de dispositivos Android.</text:span></text:span></text:p>
      <text:h text:style-name="P248" text:outline-level="4"><text:bookmark-start text:name="__RefHeading__2771_2099756279"/><text:span text:style-name="Emphasis"><text:span text:style-name="T131">PHONEGAP</text:span></text:span><text:bookmark-end text:name="__RefHeading__2771_2099756279"/></text:h>
      <text:p text:style-name="P16"><text:span text:style-name="Emphasis"><text:span text:style-name="T146"/></text:span></text:p>
      <text:h text:style-name="P242" text:outline-level="3"><text:bookmark-start text:name="__RefHeading__2773_2099756279"/><text:span text:style-name="Emphasis"><text:span text:style-name="T131">PHONEGAP </text:span></text:span><text:span text:style-name="Emphasis"><text:span text:style-name="T147">CLOUD</text:span></text:span><text:bookmark-end text:name="__RefHeading__2773_2099756279"/></text:h>
      <text:p text:style-name="P16"><text:span text:style-name="Emphasis"><text:span text:style-name="T148">Este serviço possibilita que se faça upload de um arquivo compactado contendo os fontes – ou apontando para um repositório no github – que no tempo desta pesquisa não estava funcionando; e se gere o APK para o android nativamente.</text:span></text:span></text:p>
      <text:h text:style-name="P215" text:outline-level="2"><text:bookmark-start text:name="__RefHeading__2775_2099756279"/><text:span text:style-name="Emphasis"><text:span text:style-name="T131">O JOGO</text:span></text:span><text:bookmark-end text:name="__RefHeading__2775_2099756279"/></text:h>
      <text:p text:style-name="P110"><text:span text:style-name="Emphasis"><text:span text:style-name="T164">Devido</text:span></text:span><text:span text:style-name="Emphasis"><text:span text:style-name="T149"> ao fato deste trabalho explorar as limitações dos jogos em HTML5, optei por evitar a utilização de plugins e ferramentas de terceiros que pudessem ocultar alguma limitação.</text:span></text:span></text:p>
      <text:p text:style-name="P111"><text:span text:style-name="Emphasis"><text:span text:style-name="T150">Escolhi a simplicidade para não precisar ficar muito tempo aprendendo as coisas em detrimento do refinamento da pesquisa.</text:span></text:span></text:p>
      <text:p text:style-name="P111"><text:span text:style-name="Emphasis"><text:span text:style-name="T150"/></text:span></text:p>
      <text:p text:style-name="P112"><text:span text:style-name="Emphasis"><text:span text:style-name="T151">A mecânica</text:span></text:span></text:p>
      <text:p text:style-name="P112"><text:span text:style-name="Emphasis"><text:span text:style-name="T151"/></text:span></text:p>
      <text:p text:style-name="P123"><text:span text:style-name="Emphasis"><text:span text:style-name="T152">O jogo consiste em simplesmente em uma tela que apresenta equações e um possível resultado. Cabe ao jogador decidir se o resultado está certo ou errado. O tempo é um fator </text:span></text:span><text:soft-page-break/><text:span text:style-name="Emphasis"><text:span text:style-name="T152">levado em consideração, quão mais rápido o jogador acertar se a afirmação está correta ou não, mais pontos ele receberá.</text:span></text:span></text:p>
      <text:p text:style-name="P123"><text:span text:style-name="Emphasis"><text:span text:style-name="T151"/></text:span></text:p>
      <text:p text:style-name="P124"><text:span text:style-name="Emphasis"><text:span text:style-name="T153">Argumentos à favor da escolha do game:</text:span></text:span></text:p>
      <text:p text:style-name="P124"><text:span text:style-name="Emphasis"><text:span text:style-name="T153">Tem porfundidade, permite a adição de novos recursos no futuro;</text:span></text:span></text:p>
      <text:p text:style-name="P124"><text:span text:style-name="Emphasis"><text:span text:style-name="T153">É facilmente traduzível em tamanhos de telas difrentes e tipos de entrada de dados diferentes;</text:span></text:span></text:p>
      <text:p text:style-name="P112"><text:span text:style-name="Emphasis"><text:span text:style-name="T151"/></text:span></text:p>
      <text:p text:style-name="P112"><text:span text:style-name="Emphasis"><text:span text:style-name="T151"/></text:span></text:p>
      <text:h text:style-name="P236" text:outline-level="3"><text:bookmark-start text:name="__RefHeading__3670_362853965"/>IMPLEMENTAÇÃO<text:bookmark-end text:name="__RefHeading__3670_362853965"/></text:h>
      <text:p text:style-name="P91">Não tenho grande experiência com o desenvolvimento de jogos nem com o desenvolvimento em HTML5. Também para não interferir na pesquisa busquei não me distanciar do que é considerado padrão <text:span text:style-name="T52">em ferramentas e métodos.</text:span></text:p>
      <text:p text:style-name="P92">Comecei escrevendo o aplicativo para o Navegador do desktop pois era o que estava mais acessível no momento. <text:span text:style-name="T216">Mais tarde descobri que de fato é assim que de desnvolve.</text:span></text:p>
      <text:p text:style-name="P92"/>
      <text:h text:style-name="P206" text:outline-level="2"><text:bookmark-start text:name="__RefHeading___Toc3128_1742403655"/>FEEDBACK<text:bookmark-end text:name="__RefHeading___Toc3128_1742403655"/></text:h>
      <text:h text:style-name="P226" text:outline-level="1"><text:bookmark-start text:name="__RefHeading__1585_678454862"/>TRABALHOS SIMILARES<text:bookmark-end text:name="__RefHeading__1585_678454862"/></text:h>
      <text:p text:style-name="P51">(Referência 2) <text:span text:style-name="T41">Faz uma revisão de aspectos do HTML5 através da construção de um jogo. O autor foca muito nos aspectos de criação de jogos e feedback do desenvolvimento. Troca de tecnologias e não especificamente nas limitações conforme o meu trabalho. Em outras palavras seu escopo é mais genérico e não tão preciso quanto este</text:span></text:p>
      <text:p text:style-name="P55"/>
      <text:h text:style-name="P229" text:outline-level="1"><text:bookmark-start text:name="__RefHeading__2446_1048077266"/>METODOLOGIA<text:bookmark-end text:name="__RefHeading__2446_1048077266"/></text:h>
      <text:p text:style-name="P56"><text:tab/></text:p>
      <text:p text:style-name="P53">O primeiro passo consiste em definir as plataformas alvo do trabalho; devem ser plataformas mercadologicamente relevantes ao desenvolvimento de jogos, que possibilitem a criação de aplicativos em HTML e que acentuem o antagonismo de características.</text:p>
      <text:p text:style-name="P53">Segue-se com a construção de uma lista com os recursos relevantes aos jogos que, empiricamente, sofrem ou são comummente ligados à limitações multiplataforma. Segue-se uma pesquisa para aprofundar teoricamente cada um dos recursos, possivelmente elegendo novos.</text:p>
      <text:p text:style-name="P53">Com um baseamento teórico substancial, o próximo passo é a criação do protótipo de um jogo multiplataforma que utilize recursos potencialmente limitados. Para ser considerado pronto, o protótipo deve ser testado, e estar funcional, com adaptações ou não, em cada uma das plataformas alvo definidas.</text:p>
      <text:p text:style-name="P53">Com o protótipo concebido, o passo que segue é a enumeração, e descrição das limitações detectadas no processo de desenvolvimento e testes do jogo. Este detalhamento deve responder as seguintes perguntas:</text:p>
      <text:p text:style-name="P53"/>
      <text:p text:style-name="P53">Quais as limitações foram encontradas no jogo?</text:p>
      <text:p text:style-name="P53">Em quais plataformas?</text:p>
      <text:p text:style-name="P53">Sob quais circunstâncias?</text:p>
      <text:p text:style-name="P53">As limitações puderam ser contornadas?</text:p>
      <text:p text:style-name="P53">Algum efeito colateral das limitações no jogo?</text:p>
      <text:p text:style-name="P53">Qual a categoria do problema: usabilidade, funcionalidade, manutibilidade, portabilidade ou performance? (segundo ISO)</text:p>
      <text:p text:style-name="P53"/>
      <text:p text:style-name="P53"><text:soft-page-break/></text:p>
      <text:h text:style-name="P226" text:outline-level="1"><text:bookmark-start text:name="__RefHeading__1587_678454862"/>RESULTADOS<text:bookmark-end text:name="__RefHeading__1587_678454862"/></text:h>
      <text:p text:style-name="P93"><text:span text:style-name="T60">A</text:span><text:span text:style-name="T53">baixo constam as limitações encontradas durante a pesquisa e concepção do jogo</text:span></text:p>
      <text:h text:style-name="P202" text:outline-level="2"><text:bookmark-start text:name="__RefHeading__2869_343412675"/><text:span text:style-name="T48">L</text:span>IMITAÇÕES<text:bookmark-end text:name="__RefHeading__2869_343412675"/></text:h>
      <text:p text:style-name="P51">1. <text:s/>V<text:span text:style-name="T219">ERSÕES</text:span></text:p>
      <text:p text:style-name="P51">A grande maioria dos dispositivos atualmente no mercado utilizam obsoletas de seus softwares. Isso dificulta o desenvolvimento. Se a tecnologia de tradução para o browser utilizar o a classe Webview do Android - como o Apache cordova faz - as versões mais antigas podem ser penalizadas com problemas de performance ou falta de recursos.</text:p>
      <text:p text:style-name="P51"/>
      <text:p text:style-name="P51">2. O<text:span text:style-name="T218">FFLINE</text:span></text:p>
      <text:p text:style-name="P51"/>
      <text:p text:style-name="P51">Refresh duplo para ver assets cacheados. Ver: http://buildnewgames.com/game-asset-management/</text:p>
      <text:p text:style-name="P51"/>
      <text:p text:style-name="P51">3. <text:span text:style-name="T218">AUDIO</text:span></text:p>
      <text:p text:style-name="P51">Api de som quebra quando executado diversas vezes.</text:p>
      <text:p text:style-name="P51">Os navegadores variam na disponibilização de formatos aceitáveis</text:p>
      <text:p text:style-name="P51">Somente um áudio pode ser tocado no Navegador do Android</text:p>
      <text:p text:style-name="P57">Não é possível trocar o volume no IOS.<text:tab/></text:p>
      <text:p text:style-name="P26">Alguns navegadores favorecem formatos ogg (vorbis) e outros, como o Safari, favorecem o MP3.</text:p>
      <text:p text:style-name="P177"><text:span text:style-name="Emphasis">3. </text:span><text:span text:style-name="Emphasis"><text:span text:style-name="T211">VIDEO</text:span></text:span></text:p>
      <text:p text:style-name="P177"><text:span text:style-name="Emphasis"><text:span text:style-name="T217">Codecs</text:span></text:span></text:p>
      <text:p text:style-name="P51"><text:soft-page-break/>4. <text:span text:style-name="T220">ASSETS</text:span></text:p>
      <text:p text:style-name="P51"/>
      <text:p text:style-name="P51">Trafegar muitos assets deixa o sistema lento.</text:p>
      <text:p text:style-name="P51"/>
      <text:p text:style-name="P51"><text:s/>Contorno</text:p>
      <text:p text:style-name="P51">Utilizando páginas de carregamento e/ou cache;</text:p>
      <text:p text:style-name="P51"/>
      <text:p text:style-name="P51">5. UI</text:p>
      <text:p text:style-name="P51"/>
      <text:p text:style-name="P51">É muito custoso desenvolver uma interfaces que pareçam nativas para cada dispositivo sem a utilização de plugins e ferramentas especializadas.</text:p>
      <text:p text:style-name="P51">Em termos gerais, trabalhar com proporções é positivo. Não obstante há casos, como o dos botões de certo e errado que a proporções ficam exageradas, nesses casos a utilizada de max-width é uma solução conveniente.<text:tab/></text:p>
      <text:p text:style-name="P51"/>
      <text:p text:style-name="P52"><text:span text:style-name="T49">6</text:span>. <text:span text:style-name="T220">PERFORMANCE</text:span></text:p>
      <text:p text:style-name="P52"/>
      <text:p text:style-name="P178">ACELERAÇÂO DE GPU</text:p>
      <text:p text:style-name="P58">7. Acelerôm<text:span text:style-name="T50">e</text:span>tro</text:p>
      <text:p text:style-name="P58"/>
      <text:p text:style-name="P59">8. <text:span text:style-name="T220">IMPLEMENTAÇÃO INCONSISTENTE DE APIs</text:span></text:p>
      <text:p text:style-name="P59"/>
      <text:p text:style-name="P60">9. <text:s/><text:span text:style-name="T220">TAMANHO DE TELA</text:span></text:p>
      <text:p text:style-name="P60">Em alguns casos o tamanho das telas pode ser um fator limitante – como no caso de jogos de estratégia. <text:span text:style-name="T51">Jogadores com telas menores podem sair em desvantagem.</text:span></text:p>
      <text:p text:style-name="P180"><text:soft-page-break/>9. <text:s/><text:span text:style-name="T220">CAMERA</text:span></text:p>
      <text:p text:style-name="P61"/>
      <text:p text:style-name="P59"/>
      <text:p text:style-name="P62">Falar sobre câmera.</text:p>
      <text:p text:style-name="P63"/>
      <text:p text:style-name="P142"/>
      <table:table table:name="Table2" table:style-name="Table2">
        <table:table-column table:style-name="Table2.A" table:number-columns-repeated="3"/>
        <table:table-column table:style-name="Table2.D"/>
        <table:table-row>
          <table:table-cell table:style-name="Table2.A1" office:value-type="string">
            <text:p text:style-name="P170">Limitação </text:p>
          </table:table-cell>
          <table:table-cell table:style-name="Table2.A1" office:value-type="string">
            <text:p text:style-name="P170">Desktop/Firefox</text:p>
          </table:table-cell>
          <table:table-cell table:style-name="Table2.A1" office:value-type="string">
            <text:p text:style-name="P170">Desktop/Google Chrome</text:p>
          </table:table-cell>
          <table:table-cell table:style-name="Table2.D1" office:value-type="string">
            <text:p text:style-name="P170">Smatphone/Android</text:p>
          </table:table-cell>
        </table:table-row>
        <table:table-row>
          <table:table-cell table:style-name="Table2.A2" office:value-type="string">
            <text:p text:style-name="P169"/>
          </table:table-cell>
          <table:table-cell table:style-name="Table2.A2" office:value-type="string">
            <text:p text:style-name="P169"/>
          </table:table-cell>
          <table:table-cell table:style-name="Table2.A2" office:value-type="string">
            <text:p text:style-name="P169"/>
          </table:table-cell>
          <table:table-cell table:style-name="Table2.D2" office:value-type="string">
            <text:p text:style-name="P169"/>
          </table:table-cell>
        </table:table-row>
        <table:table-row>
          <table:table-cell table:style-name="Table2.A2" office:value-type="string">
            <text:p text:style-name="P169"/>
          </table:table-cell>
          <table:table-cell table:style-name="Table2.A2" office:value-type="string">
            <text:p text:style-name="P169"/>
          </table:table-cell>
          <table:table-cell table:style-name="Table2.A2" office:value-type="string">
            <text:p text:style-name="P169"/>
          </table:table-cell>
          <table:table-cell table:style-name="Table2.D2" office:value-type="string">
            <text:p text:style-name="P169"/>
          </table:table-cell>
        </table:table-row>
        <table:table-row>
          <table:table-cell table:style-name="Table2.A2" office:value-type="string">
            <text:p text:style-name="P169"/>
          </table:table-cell>
          <table:table-cell table:style-name="Table2.A2" office:value-type="string">
            <text:p text:style-name="P169"/>
          </table:table-cell>
          <table:table-cell table:style-name="Table2.A2" office:value-type="string">
            <text:p text:style-name="P169"/>
          </table:table-cell>
          <table:table-cell table:style-name="Table2.D2" office:value-type="string">
            <text:p text:style-name="P169"/>
          </table:table-cell>
        </table:table-row>
      </table:table>
      <text:p text:style-name="P51"/>
      <text:h text:style-name="P227" text:outline-level="1"><text:bookmark-start text:name="__RefHeading__3672_362853965"/><text:span text:style-name="Emphasis"><text:span text:style-name="T198">CONCLUSÕES</text:span></text:span><text:bookmark-end text:name="__RefHeading__3672_362853965"/></text:h>
      <text:p text:style-name="P113"><text:span text:style-name="Emphasis"><text:span text:style-name="T188">Não pude testar todos os métodos e ferramentas e versões à disposição, </text:span></text:span><text:span text:style-name="Emphasis"><text:span text:style-name="T195">um trabalho completo demandaria esforços conjuntos de muitos indivíduos ou um período de tempo bem mais extenso</text:span></text:span><text:span text:style-name="Emphasis"><text:span text:style-name="T188">. </text:span></text:span><text:span text:style-name="Emphasis"><text:span text:style-name="T189">Se uma empresa deseja produzir jogos nativos elas precisarão de vários desenvolvedores. Eu sozinho fui capaz de produzir um jogo em tempo razoável trabalhando apenas com a plataforma web.</text:span></text:span></text:p>
      <text:p text:style-name="P113"><text:span text:style-name="Emphasis"><text:span text:style-name="T189"/></text:span></text:p>
      <text:p text:style-name="P192"><text:span text:style-name="Emphasis"><text:span text:style-name="T190">Por não utilizar frameworks e bibliotecas estou me distanciando dos casos da vida real.</text:span></text:span></text:p>
      <text:p text:style-name="P193"><text:span text:style-name="Emphasis"><text:span text:style-name="T193">Só poderemos considerar o HTML como uma </text:span></text:span><text:span text:style-name="Emphasis"><text:span text:style-name="T194">jjkk</text:span></text:span><text:span text:style-name="Emphasis"><text:span text:style-name="T193">especificação pronta quando for possível fazer tudo o que se faz nativamente com os dispositivos através de uma API web padronizada.</text:span></text:span></text:p>
      <text:p text:style-name="P193"><text:span text:style-name="Emphasis"><text:span text:style-name="T193"/></text:span></text:p>
      <text:h text:style-name="P203" text:outline-level="2"><text:bookmark-start text:name="__RefHeading__3674_362853965"/><text:span text:style-name="Emphasis"><text:span text:style-name="T199">TRABALHOS FUTUROS</text:span></text:span><text:bookmark-end text:name="__RefHeading__3674_362853965"/></text:h>
      <text:p text:style-name="P114"><text:span text:style-name="Emphasis"><text:span text:style-name="T191">EMACSCRIPT 7</text:span></text:span></text:p>
      <text:h text:style-name="P228" text:outline-level="1" text:is-list-header="true"><text:span text:style-name="Emphasis"><text:span text:style-name="T188"/></text:span></text:h>
      <text:p text:style-name="P113"><text:span text:style-name="Emphasis"><text:span text:style-name="T189"/></text:span></text:p>
      <text:h text:style-name="P230" text:outline-level="1"><text:bookmark-start text:name="__RefHeading__3647_1087257385"/><text:span text:style-name="Emphasis"><text:span text:style-name="T187">CRONOGRAMA</text:span></text:span><text:bookmark-end text:name="__RefHeading__3647_1087257385"/></text:h>
      <text:p text:style-name="P10"><text:span text:style-name="Emphasis"><text:span text:style-name="T192">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2">Etapa</text:p>
          </table:table-cell>
          <table:table-cell table:style-name="Table1.B1" table:number-rows-spanned="2" office:value-type="string">
            <text:p text:style-name="P3">Indicador físico</text:p>
          </table:table-cell>
          <table:table-cell table:style-name="Table1.B1" table:number-columns-spanned="2" office:value-type="string">
            <text:p text:style-name="P168">Previsão</text:p>
          </table:table-cell>
          <table:covered-table-cell/>
        </table:table-row>
        <table:table-row table:style-name="Table1.1">
          <table:covered-table-cell/>
          <table:covered-table-cell/>
          <table:table-cell table:style-name="Table1.C2" office:value-type="string">
            <text:p text:style-name="P4">Início</text:p>
          </table:table-cell>
          <table:table-cell table:style-name="Table1.D2" office:value-type="string">
            <text:p text:style-name="P4">Térmi<text:span text:style-name="T6">n</text:span>o</text:p>
          </table:table-cell>
        </table:table-row>
        <table:table-row table:style-name="Table1.3">
          <table:table-cell table:style-name="Table1.A3" office:value-type="string">
            <text:p text:style-name="P64">1. Pesquisa explanatória sobre o estado da arte das tecnologias e conceitos.</text:p>
          </table:table-cell>
          <table:table-cell table:style-name="Table1.B3" office:value-type="string">
            <text:p text:style-name="P67">Documento</text:p>
          </table:table-cell>
          <table:table-cell table:style-name="Table1.C3" office:value-type="string">
            <text:p text:style-name="P144">12/08</text:p>
          </table:table-cell>
          <table:table-cell table:style-name="Table1.D3" office:value-type="string">
            <text:p text:style-name="P145">30/08</text:p>
          </table:table-cell>
        </table:table-row>
        <table:table-row table:style-name="Table1.4">
          <table:table-cell table:style-name="Table1.A4" office:value-type="string">
            <text:p text:style-name="P64">2. Identificar as tecnologias que melhor satisfazem as necessidades do projeto.</text:p>
          </table:table-cell>
          <table:table-cell table:style-name="Table1.B4" office:value-type="string">
            <text:p text:style-name="P67">Documento</text:p>
          </table:table-cell>
          <table:table-cell table:style-name="Table1.C4" office:value-type="string">
            <text:p text:style-name="P146">01/09</text:p>
          </table:table-cell>
          <table:table-cell table:style-name="Table1.D4" office:value-type="string">
            <text:p text:style-name="P147">02/09</text:p>
          </table:table-cell>
        </table:table-row>
        <table:table-row table:style-name="Table1.4">
          <table:table-cell table:style-name="Table1.A5" office:value-type="string">
            <text:p text:style-name="P65">3. Análise do jogo</text:p>
          </table:table-cell>
          <table:table-cell table:style-name="Table1.B5" office:value-type="string">
            <text:p text:style-name="P68">Documento</text:p>
          </table:table-cell>
          <table:table-cell table:style-name="Table1.C5" office:value-type="string">
            <text:p text:style-name="P148">02/09</text:p>
          </table:table-cell>
          <table:table-cell table:style-name="Table1.D5" office:value-type="string">
            <text:p text:style-name="P148">17/09</text:p>
          </table:table-cell>
        </table:table-row>
        <table:table-row table:style-name="Table1.6">
          <table:table-cell table:style-name="Table1.A6" office:value-type="string">
            <text:p text:style-name="P149">4. Construção de protótipo</text:p>
          </table:table-cell>
          <table:table-cell table:style-name="Table1.B6" office:value-type="string">
            <text:p text:style-name="P69">Documento, Software</text:p>
          </table:table-cell>
          <table:table-cell table:style-name="Table1.C6" office:value-type="string">
            <text:p text:style-name="P150">17/09</text:p>
          </table:table-cell>
          <table:table-cell table:style-name="Table1.D6" office:value-type="string">
            <text:p text:style-name="P151"><text:span text:style-name="T13">10</text:span>/<text:span text:style-name="T13">10</text:span></text:p>
          </table:table-cell>
        </table:table-row>
        <table:table-row table:style-name="Table1.7">
          <table:table-cell table:style-name="Table1.A7" office:value-type="string">
            <text:p text:style-name="P70">5. Construção de versão final</text:p>
          </table:table-cell>
          <table:table-cell table:style-name="Table1.B7" office:value-type="string">
            <text:p text:style-name="P67">Documento, Software</text:p>
          </table:table-cell>
          <table:table-cell table:style-name="Table1.C7" office:value-type="string">
            <text:p text:style-name="P152">10/10</text:p>
          </table:table-cell>
          <table:table-cell table:style-name="Table1.D7" office:value-type="string">
            <text:p text:style-name="P152">30/10</text:p>
          </table:table-cell>
        </table:table-row>
        <table:table-row table:style-name="Table1.7">
          <table:table-cell table:style-name="Table1.A9" office:value-type="string">
            <text:p text:style-name="P66">7. Exportação dos binários específicos de plataforma</text:p>
          </table:table-cell>
          <table:table-cell table:style-name="Table1.B9" office:value-type="string">
            <text:p text:style-name="P71">Software</text:p>
          </table:table-cell>
          <table:table-cell table:style-name="Table1.C9" office:value-type="string">
            <text:p text:style-name="P153">1/11</text:p>
          </table:table-cell>
          <table:table-cell table:style-name="Table1.D9" office:value-type="string">
            <text:p text:style-name="P151"><text:span text:style-name="T14">2</text:span>/1<text:span text:style-name="T14">1</text:span></text:p>
          </table:table-cell>
        </table:table-row>
        <table:table-row table:style-name="Table1.7">
          <table:table-cell table:style-name="Table1.A9" office:value-type="string">
            <text:p text:style-name="P72">8. Disponibilização da aplicação online</text:p>
          </table:table-cell>
          <table:table-cell table:style-name="Table1.B9" office:value-type="string">
            <text:p text:style-name="P74">- </text:p>
          </table:table-cell>
          <table:table-cell table:style-name="Table1.C9" office:value-type="string">
            <text:p text:style-name="P154">2/11</text:p>
          </table:table-cell>
          <table:table-cell table:style-name="Table1.D9" office:value-type="string">
            <text:p text:style-name="P154">3/11</text:p>
          </table:table-cell>
        </table:table-row>
        <table:table-row table:style-name="Table1.7">
          <table:table-cell table:style-name="Table1.A10" office:value-type="string">
            <text:p text:style-name="P73">9. Levantamento das experiências obtidas como HTML5, e especificidades da implementação do controle de movimento e da interface de usuário.</text:p>
          </table:table-cell>
          <table:table-cell table:style-name="Table1.B10" office:value-type="string">
            <text:p text:style-name="P75">Documento</text:p>
          </table:table-cell>
          <table:table-cell table:style-name="Table1.C10" office:value-type="string">
            <text:p text:style-name="P151"><text:span text:style-name="T15">4</text:span>/1<text:span text:style-name="T15">1</text:span></text:p>
          </table:table-cell>
          <table:table-cell table:style-name="Table1.D10" office:value-type="string">
            <text:p text:style-name="P155">7/11</text:p>
          </table:table-cell>
        </table:table-row>
        <table:table-row table:style-name="Table1.7">
          <table:table-cell table:style-name="Table1.A11" office:value-type="string">
            <text:p text:style-name="P76"><text:span text:style-name="T10">10. Criação de comparativo de </text:span><text:soft-page-break/><text:span text:style-name="T10">usuabilidade dentre as plataformas</text:span></text:p>
          </table:table-cell>
          <table:table-cell table:style-name="Table1.B11" office:value-type="string">
            <text:p text:style-name="P67">Documento</text:p>
          </table:table-cell>
          <table:table-cell table:style-name="Table1.C11" office:value-type="string">
            <text:p text:style-name="P155">7/11</text:p>
          </table:table-cell>
          <table:table-cell table:style-name="Table1.D11" office:value-type="string">
            <text:p text:style-name="P155">15/11</text:p>
          </table:table-cell>
        </table:table-row>
        <table:table-row table:style-name="Table1.7">
          <table:table-cell table:style-name="Table1.A12" office:value-type="string">
            <text:p text:style-name="P76"><text:span text:style-name="T8">11. <text:s/></text:span>Análise dos resultados e conclusões</text:p>
          </table:table-cell>
          <table:table-cell table:style-name="Table1.B12" office:value-type="string">
            <text:p text:style-name="P67">Documento</text:p>
          </table:table-cell>
          <table:table-cell table:style-name="Table1.C12" office:value-type="string">
            <text:p text:style-name="P156"><text:span text:style-name="T16">15</text:span>/<text:span text:style-name="T9">11</text:span></text:p>
          </table:table-cell>
          <table:table-cell table:style-name="Table1.D12" office:value-type="string">
            <text:p text:style-name="P156"><text:span text:style-name="T9">30</text:span>/1<text:span text:style-name="T9">1</text:span></text:p>
          </table:table-cell>
        </table:table-row>
        <table:table-row table:style-name="Table1.7">
          <table:table-cell table:style-name="Table1.A13" office:value-type="string">
            <text:p text:style-name="P77">Escrita do TCC</text:p>
          </table:table-cell>
          <table:table-cell table:style-name="Table1.B13" office:value-type="string">
            <text:p text:style-name="P78">Documento</text:p>
          </table:table-cell>
          <table:table-cell table:style-name="Table1.C13" office:value-type="string">
            <text:p text:style-name="P157"><text:span text:style-name="T12">12</text:span>/08</text:p>
          </table:table-cell>
          <table:table-cell table:style-name="Table1.D13" office:value-type="string">
            <text:p text:style-name="P158"><text:span text:style-name="T9">05</text:span>/<text:span text:style-name="T9">12</text:span></text:p>
          </table:table-cell>
        </table:table-row>
      </table:table>
      <text:h text:style-name="P231" text:outline-level="1" text:is-list-header="true"><text:bookmark-start text:name="__RefHeading__1897_713251450"/>BIBLIOGRAFIA<text:bookmark-end text:name="__RefHeading__1897_713251450"/></text:h>
      <text:p text:style-name="P94"><text:span text:style-name="T61">LEMES, David Oliveira.</text:span><text:span text:style-name="T63"> </text:span><text:span text:style-name="T62">Games independentes</text:span><text:span text:style-name="T54">. </text:span><text:span text:style-name="T55">Pontifícia Universidade Católica de São Paulo 2009.</text:span></text:p>
      <text:p text:style-name="P79"/>
      <text:p text:style-name="P143">Referência 3 é uma ótima fonte de explicação de como tecnologias relacionadas ao assunto funcionam.</text:p>
      <text:p text:style-name="P172"/>
      <text:p text:style-name="P143">Referência 2 é uma ótimo trabalho para pegar ideias sobre como escrever as coisas.</text:p>
      <text:p text:style-name="P143"/>
      <text:p text:style-name="P143">Referência 7 is <text:s/>a good font from feature detection systems.</text:p>
      <text:p text:style-name="P143"/>
      <text:p text:style-name="P143">HTML5: A blessing or a curse</text:p>
      <text:p text:style-name="P143">http://www.develop-online.net/tools-and-tech/html5-a-blessing-or-a-curse/0117393</text:p>
      <text:p text:style-name="P143"/>
      <text:p text:style-name="P143">5 common mistakes that html5 developers make</text:p>
      <text:p text:style-name="P130"><text:a xlink:type="simple" xlink:href="http://www.toptal.com/html5/top-5-mistakes-that-html5-developers-make" text:style-name="Internet_20_link" text:visited-style-name="Visited_20_Internet_20_Link"><text:span text:style-name="T67">http://www.toptal.com/html5/top-5-mistakes-that-html5-developers-make</text:span></text:a></text:p>
      <text:p text:style-name="P143"/>
      <text:h text:style-name="P232" text:outline-level="1" text:is-list-header="true"><text:bookmark-start text:name="__RefHeading__1591_678454862"/>GLOSSÁRIO<text:bookmark-end text:name="__RefHeading__1591_678454862"/></text:h>
      <text:p text:style-name="P95"><text:span text:style-name="T64">A</text:span><text:span text:style-name="T53">PI - </text:span></text:p>
      <text:p text:style-name="P80"/>
      <text:h text:style-name="P233" text:outline-level="1" text:is-list-header="true"><text:bookmark-start text:name="__RefHeading___Toc3130_1742403655"/>A<text:span text:style-name="T32">NEXOS</text:span><text:bookmark-end text:name="__RefHeading___Toc3130_1742403655"/></text:h>
      <text:p text:style-name="P56"/>
      <text:h text:style-name="P204" text:outline-level="2"><text:bookmark-start text:name="__RefHeading__3676_362853965"/>CONVERSORES PARA HTML5<text:bookmark-end text:name="__RefHeading__3676_362853965"/></text:h>
      <text:p text:style-name="P53">Além da possibilidade de escrever em HTML, pode-se optar pela alternativa de utilizar-se um conversor de linguagens.</text:p>
      <text:p text:style-name="P53"/>
      <text:h text:style-name="P194" text:outline-level="2"><text:bookmark-start text:name="__RefHeading__3678_362853965"/>METODOLOGIA DE DESENVOLVIMENTO DE SOFTWARE PARA A CONSTRUÇÃO DE GAMES<text:bookmark-end text:name="__RefHeading__3678_362853965"/></text:h>
      <text:p text:style-name="P53"/>
      <text:p text:style-name="P53">Como o jogo é um software complexo demanda-se a utilização de metodologias de engenharia de software, dentre os processos de software mais conhecidos academicamente destacamos:</text:p>
      <text:p text:style-name="P53"/>
      <text:p text:style-name="P53">- OpenUP: este é bem detalhado e de característica iterativa e incremental. Gerando assim, um levantamento mais apurado dos riscos, requisitos e outros detalhes do sistema e a criação incremental do sistema, com requisitos maleáveis;</text:p>
      <text:p text:style-name="P53">- Cascata: processo antigo, caracteriza-se por ser pouco maleável aos requisitos mapeados posteriormente ao processo de análise;</text:p>
      <text:p text:style-name="P53">- Processo ágil - SCRUM: sua utilização é flexível e sendo um método ágil especifica pouca documentação, ou como dizem, somente a documentação necessária, este processo é bem conhecido e aceito na comunidade de desenvolvimento de software. Suas principais características são: divisão do processo de desenvolvimento através uma série de iterações chamadas sprints. Cada sprint consiste tipicamente em duas a quatro semanas. É bem aplicado a projetos que mudam constantemente e que demandam rápidas adaptações;</text:p>
      <text:p text:style-name="P53"><text:soft-page-break/>- Processo ágil – XP: tem muitas características similares ao SCRUM por este também ser um processo ágil. Dentre suas especifidades destaca-se: versões frequentes, pequenos ciclos de desenvolvimento que buscam aumentar a produtividade, introduzem checkpoints onde os clientes podem agregar novas funcionalidades;</text:p>
      <text:p text:style-name="P53"/>
      <text:h text:style-name="P207" text:outline-level="2"><text:bookmark-start text:name="__RefHeading___Toc3132_1742403655"/>AMBIENTES PARA DESENVOLVIMENTO HTML5<text:bookmark-end text:name="__RefHeading___Toc3132_1742403655"/></text:h>
      <text:p text:style-name="P54"/>
      <text:p text:style-name="P54">Na pesquisa efetuada sobre estes frameworks full stack foram identificadas as seguintes tecnologias:</text:p>
      <text:p text:style-name="P54"><text:s text:c="4"/>- segundo (PRADO, 2012) o GWT é um framework essencialmente para o lado do cliente (client side) e dá suporte à comunicação com o servidor através de RPCs Remote Procedure Calls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p>
      <text:p text:style-name="P54"><text:s text:c="4"/>- construct 2 - <text:s/>é um editor na nuvem focado para usuários sem conhecimento prévio em programação orientado a comportamento;</text:p>
      <text:p text:style-name="P54"><text:s text:c="4"/>- PlayCanvas - é uma plataformas para a construção de jogos 3D na nuvem, desenvolvida com foco em performance. Permite a hospedagem, controle de versão e publicação dos aplicativos nela criados, possibilita também a importação de modelos 3D de softwares populares como: Maya, 3ds Max e Blender;</text:p>
      <text:p text:style-name="P54"><text:span text:style-name="T60"><text:s text:c="4"/>- o ambiente HTML5 Development Environment (ambiente de desenvolvimento HTML5) da Intel, este fornece uma solução na nuvem, completa para o desenvolvimento em plataforma cruzada, com serviços de empacotamento, serviços para a criação e testes de aplicativos com montagem de interfaces drag and drop (Intex XDK) e bibliotecas para a construção de jogos utilizando aceleração de hardware, o que garante até duas vezes mais performance que aplicativos mobile baseados em Web tradicionais. Esta solução é free, open source e funciona <text:s/>através de um plugin para o Google Chrome, ou seja, o desenvolvimento também é </text:span><text:soft-page-break/><text:span text:style-name="T60">multiplataforma e devido ao fato de os binários ficarem hospedados na nuvem, possibilitou a <text:s/>Intel criar compiladores para cada uma das plataformas disponibilizadas pelo PhoneGap, que é o framework polyfill utilizado na solução.</text:span></text:p>
      <text:p text:style-name="P53"/>
      <text:h text:style-name="P194" text:outline-level="2"><text:bookmark-start text:name="__RefHeading__3682_362853965"/>HTTP<text:bookmark-end text:name="__RefHeading__3682_362853965"/></text:h>
      <text:p text:style-name="P53"/>
      <text:p text:style-name="P53">##frameworks de desenvolvimento de jogos em HTML5;</text:p>
      <text:p text:style-name="P53"/>
      <text:p text:style-name="P81"/>
      <text:h text:style-name="P220" text:outline-level="2"><text:bookmark-start text:name="__RefHeading__1577_678454862"/><text:span text:style-name="Emphasis"><text:span text:style-name="T133">FRAMEWORKS PARA DESENVOLVIMENTO DE JOGOS HTML5</text:span></text:span><text:bookmark-end text:name="__RefHeading__1577_678454862"/></text:h>
      <text:p text:style-name="P19"><text:span text:style-name="Emphasis"><text:span text:style-name="T133">Com o intuito de simplificar o processo para os desenvolvedores, auxiliando-os a focarem-se apenas nas soluções que estão </text:span></text:span><text:span text:style-name="Emphasis"><text:span text:style-name="T157">desenvolvendo</text:span></text:span><text:span text:style-name="Emphasis"><text:span text:style-name="T133">, foram criados os frameworks para desenvolvimento de jogos. Não obstante, o intuito deste trabalho é desenvolver um jogo sem auxilio de frameworks pois estes muitas vezes escondem possíveis limitações, desenvolvendo *workarounds</text:span></text:span><text:span text:style-name="Emphasis"><text:span text:style-name="T158">log</text:span></text:span><text:span text:style-name="Emphasis"><text:span text:style-name="T133">* próprios.</text:span></text:span></text:p>
      <text:p text:style-name="P19"><text:span text:style-name="Emphasis"><text:span text:style-name="T133">- enchant.js: dentre suas funcionalidades constam: orientação à objetos, orientado à eventos, contém um motor de animação, suporta WebGL e Canvas, etc;</text:span></text:span></text:p>
      <text:p text:style-name="P19"><text:span text:style-name="Emphasis"><text:span text:style-name="T133">- three.js: considerada leve, renderiza WebGL e Canvas, arquitetura procedural;</text:span></text:span></text:p>
      <text:p text:style-name="P13"><text:span text:style-name="Emphasis"><text:span text:style-name="T133">- quintus: bom para plataformas 2D</text:span></text:span></text:p>
      <text:p text:style-name="P13"><text:span text:style-name="Emphasis"><text:span text:style-name="T133">- </text:span></text:span><text:span text:style-name="Emphasis"><text:span text:style-name="T154">limeJs: bom para 2d </text:span></text:span></text:p>
      <text:p text:style-name="P159"/>
      <text:h text:style-name="P221" text:outline-level="2"><text:bookmark-start text:name="__RefHeading__10900_1141725008"/><text:span text:style-name="Emphasis"><text:span text:style-name="T155">INTERFACE E ESCOLHAS DE DESIGN</text:span></text:span><text:bookmark-end text:name="__RefHeading__10900_1141725008"/></text:h>
      <text:p text:style-name="P14"><text:span text:style-name="Emphasis"><text:span text:style-name="T156">Mobile fir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erif" svg:font-family="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family-generic="roman"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loext:contextual-spacing="false" fo:line-height="150%" fo:text-align="start" style:justify-single-word="false" style:page-number="auto">
        <style:tab-stops/>
      </style:paragraph-properties>
      <style:text-properties officeooo:rsid="04aa08c6"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21cm" fo:margin-bottom="0cm" loext:contextual-spacing="false" style:page-number="auto" text:number-lines="false" text:line-number="0"/>
      <style:text-properties fo:font-size="10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style:shadow="none" text:number-lines="false" text:line-number="0">
        <style:tab-stops/>
        <style:drop-cap/>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2.007cm" fo:margin-bottom="0.203cm" loext: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class="text" style:master-page-name="">
      <style:graphic-properties draw:fill="none"/>
      <style:paragraph-properties fo:margin-left="0.6cm" fo:margin-right="0cm" fo:margin-top="0.432cm" fo:margin-bottom="0.203cm" loext:contextual-spacing="false" fo:line-height="150%" fo:text-indent="-1cm" style:auto-text-indent="false" style:page-number="auto" fo:break-before="auto" fo:break-after="auto" fo:keep-with-next="always"/>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class="text" style:master-page-name="">
      <style:graphic-properties draw:fill-image-width="0cm" draw:fill-image-height="0cm"/>
      <style:paragraph-properties fo:margin-left="0.6cm" fo:margin-right="0cm" fo:text-indent="-1cm" style:auto-text-indent="false" style:page-number="auto" style:shadow="none">
        <style:tab-stops/>
      </style:paragraph-properties>
      <style:text-properties fo:font-size="12pt" fo:font-weight="normal"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501cm" style:type="right" style:leader-style="dotted" style:leader-text="."/>
        </style:tab-stops>
      </style:paragraph-properties>
    </style:style>
    <style:style style:name="Contents_20_3" style:display-name="Contents 3"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002cm" style:type="right" style:leader-style="dotted" style:leader-text="."/>
        </style:tab-stops>
      </style:paragraph-properties>
    </style:style>
    <style:style style:name="Heading_20_4" style:display-name="Heading 4" style:family="paragraph" style:parent-style-name="Heading_20_3" style:next-style-name="Text_20_body" style:auto-update="true"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left="-1cm" fo:margin-right="0cm" fo:margin-top="0cm" fo:margin-bottom="0cm" loext:contextual-spacing="false" fo:text-indent="0cm" style:auto-text-indent="false">
        <style:tab-stops>
          <style:tab-stop style:position="7.5cm" style:type="center"/>
          <style:tab-stop style:position="15cm" style:type="right"/>
        </style:tab-stops>
      </style:paragraph-properties>
    </style:style>
    <style:style style:name="Table" style:family="paragraph" style:parent-style-name="Standard" style:default-outline-level="" style:class="extra">
      <style:text-properties fo:font-size="8pt" style:font-name-asian="Times" style:font-family-asian="Times" style:font-family-generic-asian="system" style:font-pitch-asian="variable" style:language-asian="pt" style:country-asian="BR" style:font-name-complex="Times New Roman2" style:font-family-complex="'Times New Roman'"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5" style:display-name="Contents 5" style:family="paragraph" style:parent-style-name="Index" style:class="index">
      <style:paragraph-properties fo:margin-left="0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0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margin-top="0cm" fo:margin-bottom="0cm" loext:contextual-spacing="false"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loext:contextual-spacing="false" fo:text-indent="0cm" style:auto-text-indent="false">
        <style:tab-stops>
          <style:tab-stop style:position="11.508cm"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LongQuote" style:family="paragraph" style:parent-style-name="Caption" style:master-page-name="">
      <style:paragraph-properties fo:margin-left="4.001cm" fo:margin-right="0cm" fo:text-indent="0cm" style:auto-text-indent="false" style:page-number="auto"/>
      <style:text-properties style:font-weight-asian="norm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font-family-complex="Calibri"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MP4" style:family="paragraph" style:parent-style-name="Text_20_body">
      <style:text-properties fo:language="pt" fo:country="BR" officeooo:paragraph-rsid="04aa08c6"/>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svg:height="1.744cm" fo:margin-left="0cm" fo:margin-right="0cm" fo:margin-bottom="0.499cm"/>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3"><text:page-number text:select-page="current">39</text:page-number></text:p>
      </style:header>
      <style:header-left>
        <text:p text:style-name="MP4"/>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rcio Santos</meta:initial-creator>
    <meta:creation-date>2013-05-07T08:35:51</meta:creation-date>
    <dc:date>2015-05-13T08:01:20.664709115</dc:date>
    <meta:editing-duration>P3DT1H10M4S</meta:editing-duration>
    <meta:editing-cycles>1731</meta:editing-cycles>
    <meta:generator>LibreOffice/4.4.3.2$Linux_X86_64 LibreOffice_project/40m0$Build-2</meta:generator>
    <meta:document-statistic meta:table-count="2" meta:image-count="0" meta:object-count="0" meta:page-count="39" meta:paragraph-count="444" meta:word-count="5217" meta:character-count="34382" meta:non-whitespace-character-count="29350"/>
  </office:meta>
</office:document-meta>
</file>